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19" table:default-cell-style-name="ce1"/>
        <table:table-column table:style-name="co4" table:number-columns-repeated="10" table:default-cell-style-name="ce1"/>
        <table:table-row table:style-name="ro1">
          <table:table-cell office:value-type="string">
            <text:p>https://en.wikipedia.org/wiki/Elo_rating_system</text:p>
          </table:table-cell>
          <table:table-cell/>
          <table:table-cell table:style-name="Default" table:number-columns-repeated="30"/>
        </table:table-row>
        <table:table-row table:style-name="ro1">
          <table:table-cell table:number-columns-repeated="2"/>
          <table:table-cell table:number-columns-repeated="30" table:style-name="Default" office:value-type="string">
            <text:p>loose</text:p>
          </table:table-cell>
        </table:table-row>
        <table:table-row table:style-name="ro1">
          <table:table-cell table:number-columns-repeated="2"/>
          <table:table-cell table:style-name="Default" office:value-type="float" office:value="100">
            <text:p>10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900">
            <text:p>900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1300">
            <text:p>130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float" office:value="1700">
            <text:p>170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float" office:value="1900">
            <text:p>190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2100">
            <text:p>2100</text:p>
          </table:table-cell>
          <table:table-cell table:style-name="Default" office:value-type="float" office:value="2200">
            <text:p>2200</text:p>
          </table:table-cell>
          <table:table-cell table:style-name="Default" office:value-type="float" office:value="2300">
            <text:p>2300</text:p>
          </table:table-cell>
          <table:table-cell table:style-name="Default" office:value-type="float" office:value="2400">
            <text:p>2400</text:p>
          </table:table-cell>
          <table:table-cell table:style-name="Default" office:value-type="float" office:value="2500">
            <text:p>2500</text:p>
          </table:table-cell>
          <table:table-cell table:style-name="Default" office:value-type="float" office:value="2600">
            <text:p>2600</text:p>
          </table:table-cell>
          <table:table-cell table:style-name="Default" office:value-type="float" office:value="2700">
            <text:p>2700</text:p>
          </table:table-cell>
          <table:table-cell table:style-name="Default" office:value-type="float" office:value="2800">
            <text:p>2800</text:p>
          </table:table-cell>
          <table:table-cell table:style-name="Default" office:value-type="float" office:value="2900">
            <text:p>2900</text:p>
          </table:table-cell>
          <table:table-cell table:style-name="Default" office:value-type="float" office:value="3000">
            <text:p>300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100">
            <text:p>100</text:p>
          </table:table-cell>
          <table:table-cell table:formula="of:=GETELOK([.$B4])*(1-(1/(1+10^(([.$C$3]-[.B4])/400))))" office:value-type="float" office:value="20">
            <text:p>20</text:p>
          </table:table-cell>
          <table:table-cell table:formula="of:=GETELOK([.$B4])*(1-(1/(1+10^(([.$D$3]-[.$B4])/400))))" office:value-type="float" office:value="25.6025999921154">
            <text:p>26</text:p>
          </table:table-cell>
          <table:table-cell table:formula="of:=GETELOK([.$B4])*(1-(1/(1+10^(([.$E$3]-[.$B4])/400))))" office:value-type="float" office:value="30.3898770659183">
            <text:p>30</text:p>
          </table:table-cell>
          <table:table-cell table:formula="of:=GETELOK([.$B4])*(1-(1/(1+10^(([.$F$3]-[.$B4])/400))))" office:value-type="float" office:value="33.9608177115471">
            <text:p>34</text:p>
          </table:table-cell>
          <table:table-cell table:formula="of:=GETELOK([.$B4])*(1-(1/(1+10^(([.$G$3]-[.$B4])/400))))" office:value-type="float" office:value="36.3636363636364">
            <text:p>36</text:p>
          </table:table-cell>
          <table:table-cell table:formula="of:=GETELOK([.$B4])*(1-(1/(1+10^(([.$H$3]-[.$B4])/400))))" office:value-type="float" office:value="37.8703913919191">
            <text:p>38</text:p>
          </table:table-cell>
          <table:table-cell table:formula="of:=GETELOK([.$B4])*(1-(1/(1+10^(([.$I$3]-[.$B4])/400))))" office:value-type="float" office:value="38.7738627987314">
            <text:p>39</text:p>
          </table:table-cell>
          <table:table-cell table:formula="of:=GETELOK([.$B4])*(1-(1/(1+10^(([.$J$3]-[.$B4])/400))))" office:value-type="float" office:value="39.3011163402067">
            <text:p>39</text:p>
          </table:table-cell>
          <table:table-cell table:formula="of:=GETELOK([.$B4])*(1-(1/(1+10^(([.$K$3]-[.$B4])/400))))" office:value-type="float" office:value="39.6039603960396">
            <text:p>40</text:p>
          </table:table-cell>
          <table:table-cell table:formula="of:=GETELOK([.$B4])*(1-(1/(1+10^(([.$L$3]-[.$B4])/400))))" office:value-type="float" office:value="39.7763213076466">
            <text:p>40</text:p>
          </table:table-cell>
          <table:table-cell table:formula="of:=GETELOK([.$B4])*(1-(1/(1+10^(([.$M$3]-[.$B4])/400))))" office:value-type="float" office:value="39.8739076326696">
            <text:p>40</text:p>
          </table:table-cell>
          <table:table-cell table:formula="of:=GETELOK([.$B4])*(1-(1/(1+10^(([.$N$3]-[.$B4])/400))))" office:value-type="float" office:value="39.9289950901676">
            <text:p>40</text:p>
          </table:table-cell>
          <table:table-cell table:formula="of:=GETELOK([.$B4])*(1-(1/(1+10^(([.$O$3]-[.$B4])/400))))" office:value-type="float" office:value="39.96003996004">
            <text:p>40</text:p>
          </table:table-cell>
          <table:table-cell table:formula="of:=GETELOK([.$B4])*(1-(1/(1+10^(([.$P$3]-[.$B4])/400))))" office:value-type="float" office:value="39.9775189889939">
            <text:p>40</text:p>
          </table:table-cell>
          <table:table-cell table:formula="of:=GETELOK([.$B4])*(1-(1/(1+10^(([.$Q$3]-[.$B4])/400))))" office:value-type="float" office:value="39.9873548880948">
            <text:p>40</text:p>
          </table:table-cell>
          <table:table-cell table:formula="of:=GETELOK([.$B4])*(1-(1/(1+10^(([.$R$3]-[.$B4])/400))))" office:value-type="float" office:value="39.992888147046">
            <text:p>40</text:p>
          </table:table-cell>
          <table:table-cell table:formula="of:=GETELOK([.$B4])*(1-(1/(1+10^(([.$S$3]-[.$B4])/400))))" office:value-type="float" office:value="39.99600039996">
            <text:p>40</text:p>
          </table:table-cell>
          <table:table-cell table:formula="of:=GETELOK([.$B4])*(1-(1/(1+10^(([.$T$3]-[.$B4])/400))))" office:value-type="float" office:value="39.9977507611832">
            <text:p>40</text:p>
          </table:table-cell>
          <table:table-cell table:formula="of:=GETELOK([.$B4])*(1-(1/(1+10^(([.$U$3]-[.$B4])/400))))" office:value-type="float" office:value="39.9987351289347">
            <text:p>40</text:p>
          </table:table-cell>
          <table:table-cell table:formula="of:=GETELOK([.$B4])*(1-(1/(1+10^(([.$V$3]-[.$B4])/400))))" office:value-type="float" office:value="39.9992887008849">
            <text:p>40</text:p>
          </table:table-cell>
          <table:table-cell table:formula="of:=GETELOK([.$B4])*(1-(1/(1+10^(([.$W$3]-[.$B4])/400))))" office:value-type="float" office:value="39.999600004">
            <text:p>40</text:p>
          </table:table-cell>
          <table:table-cell table:formula="of:=GETELOK([.$B4])*(1-(1/(1+10^(([.$X$3]-[.$B4])/400))))" office:value-type="float" office:value="39.9997750647348">
            <text:p>40</text:p>
          </table:table-cell>
          <table:table-cell table:formula="of:=GETELOK([.$B4])*(1-(1/(1+10^(([.$Y$3]-[.$B4])/400))))" office:value-type="float" office:value="39.9998735092936">
            <text:p>40</text:p>
          </table:table-cell>
          <table:table-cell table:formula="of:=GETELOK([.$B4])*(1-(1/(1+10^(([.$Z$3]-[.$B4])/400))))" office:value-type="float" office:value="39.9999288689501">
            <text:p>40</text:p>
          </table:table-cell>
          <table:table-cell table:formula="of:=GETELOK([.$B4])*(1-(1/(1+10^(([.$AA$3]-[.$B4])/400))))" office:value-type="float" office:value="39.99996000004">
            <text:p>40</text:p>
          </table:table-cell>
          <table:table-cell table:formula="of:=GETELOK([.$B4])*(1-(1/(1+10^(([.$AB$3]-[.$B4])/400))))" office:value-type="float" office:value="39.9999775063596">
            <text:p>40</text:p>
          </table:table-cell>
          <table:table-cell table:formula="of:=GETELOK([.$B4])*(1-(1/(1+10^(([.$AC$3]-[.$B4])/400))))" office:value-type="float" office:value="39.9999873508934">
            <text:p>40</text:p>
          </table:table-cell>
          <table:table-cell table:formula="of:=GETELOK([.$B4])*(1-(1/(1+10^(([.$AD$3]-[.$B4])/400))))" office:value-type="float" office:value="39.9999928868836">
            <text:p>40</text:p>
          </table:table-cell>
          <table:table-cell table:formula="of:=GETELOK([.$B4])*(1-(1/(1+10^(([.$AE$3]-[.$B4])/400))))" office:value-type="float" office:value="39.9999960000004">
            <text:p>40</text:p>
          </table:table-cell>
          <table:table-cell table:formula="of:=GETELOK([.$B4])*(1-(1/(1+10^(([.$AF$3]-[.$B4])/400))))" office:value-type="float" office:value="39.9999977506348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200">
            <text:p>200</text:p>
          </table:table-cell>
          <table:table-cell table:formula="of:=GETELOK([.$B5])*(1-(1/(1+10^(([.$C$3]-[.B5])/400))))" office:value-type="float" office:value="14.3974000078846">
            <text:p>14</text:p>
          </table:table-cell>
          <table:table-cell table:formula="of:=GETELOK([.$B5])*(1-(1/(1+10^(([.$D$3]-[.$B5])/400))))" office:value-type="float" office:value="20">
            <text:p>20</text:p>
          </table:table-cell>
          <table:table-cell table:formula="of:=GETELOK([.$B5])*(1-(1/(1+10^(([.$E$3]-[.$B5])/400))))" office:value-type="float" office:value="25.6025999921154">
            <text:p>26</text:p>
          </table:table-cell>
          <table:table-cell table:formula="of:=GETELOK([.$B5])*(1-(1/(1+10^(([.$F$3]-[.$B5])/400))))" office:value-type="float" office:value="30.3898770659183">
            <text:p>30</text:p>
          </table:table-cell>
          <table:table-cell table:formula="of:=GETELOK([.$B5])*(1-(1/(1+10^(([.$G$3]-[.$B5])/400))))" office:value-type="float" office:value="33.9608177115471">
            <text:p>34</text:p>
          </table:table-cell>
          <table:table-cell table:formula="of:=GETELOK([.$B5])*(1-(1/(1+10^(([.$H$3]-[.$B5])/400))))" office:value-type="float" office:value="36.3636363636364">
            <text:p>36</text:p>
          </table:table-cell>
          <table:table-cell table:formula="of:=GETELOK([.$B5])*(1-(1/(1+10^(([.$I$3]-[.$B5])/400))))" office:value-type="float" office:value="37.8703913919191">
            <text:p>38</text:p>
          </table:table-cell>
          <table:table-cell table:formula="of:=GETELOK([.$B5])*(1-(1/(1+10^(([.$J$3]-[.$B5])/400))))" office:value-type="float" office:value="38.7738627987314">
            <text:p>39</text:p>
          </table:table-cell>
          <table:table-cell table:formula="of:=GETELOK([.$B5])*(1-(1/(1+10^(([.$K$3]-[.$B5])/400))))" office:value-type="float" office:value="39.3011163402067">
            <text:p>39</text:p>
          </table:table-cell>
          <table:table-cell table:formula="of:=GETELOK([.$B5])*(1-(1/(1+10^(([.$L$3]-[.$B5])/400))))" office:value-type="float" office:value="39.6039603960396">
            <text:p>40</text:p>
          </table:table-cell>
          <table:table-cell table:formula="of:=GETELOK([.$B5])*(1-(1/(1+10^(([.$M$3]-[.$B5])/400))))" office:value-type="float" office:value="39.7763213076466">
            <text:p>40</text:p>
          </table:table-cell>
          <table:table-cell table:formula="of:=GETELOK([.$B5])*(1-(1/(1+10^(([.$N$3]-[.$B5])/400))))" office:value-type="float" office:value="39.8739076326696">
            <text:p>40</text:p>
          </table:table-cell>
          <table:table-cell table:formula="of:=GETELOK([.$B5])*(1-(1/(1+10^(([.$O$3]-[.$B5])/400))))" office:value-type="float" office:value="39.9289950901676">
            <text:p>40</text:p>
          </table:table-cell>
          <table:table-cell table:formula="of:=GETELOK([.$B5])*(1-(1/(1+10^(([.$P$3]-[.$B5])/400))))" office:value-type="float" office:value="39.96003996004">
            <text:p>40</text:p>
          </table:table-cell>
          <table:table-cell table:formula="of:=GETELOK([.$B5])*(1-(1/(1+10^(([.$Q$3]-[.$B5])/400))))" office:value-type="float" office:value="39.9775189889939">
            <text:p>40</text:p>
          </table:table-cell>
          <table:table-cell table:formula="of:=GETELOK([.$B5])*(1-(1/(1+10^(([.$R$3]-[.$B5])/400))))" office:value-type="float" office:value="39.9873548880948">
            <text:p>40</text:p>
          </table:table-cell>
          <table:table-cell table:formula="of:=GETELOK([.$B5])*(1-(1/(1+10^(([.$S$3]-[.$B5])/400))))" office:value-type="float" office:value="39.992888147046">
            <text:p>40</text:p>
          </table:table-cell>
          <table:table-cell table:formula="of:=GETELOK([.$B5])*(1-(1/(1+10^(([.$T$3]-[.$B5])/400))))" office:value-type="float" office:value="39.99600039996">
            <text:p>40</text:p>
          </table:table-cell>
          <table:table-cell table:formula="of:=GETELOK([.$B5])*(1-(1/(1+10^(([.$U$3]-[.$B5])/400))))" office:value-type="float" office:value="39.9977507611832">
            <text:p>40</text:p>
          </table:table-cell>
          <table:table-cell table:formula="of:=GETELOK([.$B5])*(1-(1/(1+10^(([.$V$3]-[.$B5])/400))))" office:value-type="float" office:value="39.9987351289347">
            <text:p>40</text:p>
          </table:table-cell>
          <table:table-cell table:formula="of:=GETELOK([.$B5])*(1-(1/(1+10^(([.$W$3]-[.$B5])/400))))" office:value-type="float" office:value="39.9992887008849">
            <text:p>40</text:p>
          </table:table-cell>
          <table:table-cell table:formula="of:=GETELOK([.$B5])*(1-(1/(1+10^(([.$X$3]-[.$B5])/400))))" office:value-type="float" office:value="39.999600004">
            <text:p>40</text:p>
          </table:table-cell>
          <table:table-cell table:formula="of:=GETELOK([.$B5])*(1-(1/(1+10^(([.$Y$3]-[.$B5])/400))))" office:value-type="float" office:value="39.9997750647348">
            <text:p>40</text:p>
          </table:table-cell>
          <table:table-cell table:formula="of:=GETELOK([.$B5])*(1-(1/(1+10^(([.$Z$3]-[.$B5])/400))))" office:value-type="float" office:value="39.9998735092936">
            <text:p>40</text:p>
          </table:table-cell>
          <table:table-cell table:formula="of:=GETELOK([.$B5])*(1-(1/(1+10^(([.$AA$3]-[.$B5])/400))))" office:value-type="float" office:value="39.9999288689501">
            <text:p>40</text:p>
          </table:table-cell>
          <table:table-cell table:formula="of:=GETELOK([.$B5])*(1-(1/(1+10^(([.$AB$3]-[.$B5])/400))))" office:value-type="float" office:value="39.99996000004">
            <text:p>40</text:p>
          </table:table-cell>
          <table:table-cell table:formula="of:=GETELOK([.$B5])*(1-(1/(1+10^(([.$AC$3]-[.$B5])/400))))" office:value-type="float" office:value="39.9999775063596">
            <text:p>40</text:p>
          </table:table-cell>
          <table:table-cell table:formula="of:=GETELOK([.$B5])*(1-(1/(1+10^(([.$AD$3]-[.$B5])/400))))" office:value-type="float" office:value="39.9999873508934">
            <text:p>40</text:p>
          </table:table-cell>
          <table:table-cell table:formula="of:=GETELOK([.$B5])*(1-(1/(1+10^(([.$AE$3]-[.$B5])/400))))" office:value-type="float" office:value="39.9999928868836">
            <text:p>40</text:p>
          </table:table-cell>
          <table:table-cell table:formula="of:=GETELOK([.$B5])*(1-(1/(1+10^(([.$AF$3]-[.$B5])/400))))" office:value-type="float" office:value="39.9999960000004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300">
            <text:p>300</text:p>
          </table:table-cell>
          <table:table-cell table:formula="of:=GETELOK([.$B6])*(1-(1/(1+10^(([.$C$3]-[.B6])/400))))" office:value-type="float" office:value="9.61012293408169">
            <text:p>10</text:p>
          </table:table-cell>
          <table:table-cell table:formula="of:=GETELOK([.$B6])*(1-(1/(1+10^(([.$D$3]-[.$B6])/400))))" office:value-type="float" office:value="14.3974000078846">
            <text:p>14</text:p>
          </table:table-cell>
          <table:table-cell table:formula="of:=GETELOK([.$B6])*(1-(1/(1+10^(([.$E$3]-[.$B6])/400))))" office:value-type="float" office:value="20">
            <text:p>20</text:p>
          </table:table-cell>
          <table:table-cell table:formula="of:=GETELOK([.$B6])*(1-(1/(1+10^(([.$F$3]-[.$B6])/400))))" office:value-type="float" office:value="25.6025999921154">
            <text:p>26</text:p>
          </table:table-cell>
          <table:table-cell table:formula="of:=GETELOK([.$B6])*(1-(1/(1+10^(([.$G$3]-[.$B6])/400))))" office:value-type="float" office:value="30.3898770659183">
            <text:p>30</text:p>
          </table:table-cell>
          <table:table-cell table:formula="of:=GETELOK([.$B6])*(1-(1/(1+10^(([.$H$3]-[.$B6])/400))))" office:value-type="float" office:value="33.9608177115471">
            <text:p>34</text:p>
          </table:table-cell>
          <table:table-cell table:formula="of:=GETELOK([.$B6])*(1-(1/(1+10^(([.$I$3]-[.$B6])/400))))" office:value-type="float" office:value="36.3636363636364">
            <text:p>36</text:p>
          </table:table-cell>
          <table:table-cell table:formula="of:=GETELOK([.$B6])*(1-(1/(1+10^(([.$J$3]-[.$B6])/400))))" office:value-type="float" office:value="37.8703913919191">
            <text:p>38</text:p>
          </table:table-cell>
          <table:table-cell table:formula="of:=GETELOK([.$B6])*(1-(1/(1+10^(([.$K$3]-[.$B6])/400))))" office:value-type="float" office:value="38.7738627987314">
            <text:p>39</text:p>
          </table:table-cell>
          <table:table-cell table:formula="of:=GETELOK([.$B6])*(1-(1/(1+10^(([.$L$3]-[.$B6])/400))))" office:value-type="float" office:value="39.3011163402067">
            <text:p>39</text:p>
          </table:table-cell>
          <table:table-cell table:formula="of:=GETELOK([.$B6])*(1-(1/(1+10^(([.$M$3]-[.$B6])/400))))" office:value-type="float" office:value="39.6039603960396">
            <text:p>40</text:p>
          </table:table-cell>
          <table:table-cell table:formula="of:=GETELOK([.$B6])*(1-(1/(1+10^(([.$N$3]-[.$B6])/400))))" office:value-type="float" office:value="39.7763213076466">
            <text:p>40</text:p>
          </table:table-cell>
          <table:table-cell table:formula="of:=GETELOK([.$B6])*(1-(1/(1+10^(([.$O$3]-[.$B6])/400))))" office:value-type="float" office:value="39.8739076326696">
            <text:p>40</text:p>
          </table:table-cell>
          <table:table-cell table:formula="of:=GETELOK([.$B6])*(1-(1/(1+10^(([.$P$3]-[.$B6])/400))))" office:value-type="float" office:value="39.9289950901676">
            <text:p>40</text:p>
          </table:table-cell>
          <table:table-cell table:formula="of:=GETELOK([.$B6])*(1-(1/(1+10^(([.$Q$3]-[.$B6])/400))))" office:value-type="float" office:value="39.96003996004">
            <text:p>40</text:p>
          </table:table-cell>
          <table:table-cell table:formula="of:=GETELOK([.$B6])*(1-(1/(1+10^(([.$R$3]-[.$B6])/400))))" office:value-type="float" office:value="39.9775189889939">
            <text:p>40</text:p>
          </table:table-cell>
          <table:table-cell table:formula="of:=GETELOK([.$B6])*(1-(1/(1+10^(([.$S$3]-[.$B6])/400))))" office:value-type="float" office:value="39.9873548880948">
            <text:p>40</text:p>
          </table:table-cell>
          <table:table-cell table:formula="of:=GETELOK([.$B6])*(1-(1/(1+10^(([.$T$3]-[.$B6])/400))))" office:value-type="float" office:value="39.992888147046">
            <text:p>40</text:p>
          </table:table-cell>
          <table:table-cell table:formula="of:=GETELOK([.$B6])*(1-(1/(1+10^(([.$U$3]-[.$B6])/400))))" office:value-type="float" office:value="39.99600039996">
            <text:p>40</text:p>
          </table:table-cell>
          <table:table-cell table:formula="of:=GETELOK([.$B6])*(1-(1/(1+10^(([.$V$3]-[.$B6])/400))))" office:value-type="float" office:value="39.9977507611832">
            <text:p>40</text:p>
          </table:table-cell>
          <table:table-cell table:formula="of:=GETELOK([.$B6])*(1-(1/(1+10^(([.$W$3]-[.$B6])/400))))" office:value-type="float" office:value="39.9987351289347">
            <text:p>40</text:p>
          </table:table-cell>
          <table:table-cell table:formula="of:=GETELOK([.$B6])*(1-(1/(1+10^(([.$X$3]-[.$B6])/400))))" office:value-type="float" office:value="39.9992887008849">
            <text:p>40</text:p>
          </table:table-cell>
          <table:table-cell table:formula="of:=GETELOK([.$B6])*(1-(1/(1+10^(([.$Y$3]-[.$B6])/400))))" office:value-type="float" office:value="39.999600004">
            <text:p>40</text:p>
          </table:table-cell>
          <table:table-cell table:formula="of:=GETELOK([.$B6])*(1-(1/(1+10^(([.$Z$3]-[.$B6])/400))))" office:value-type="float" office:value="39.9997750647348">
            <text:p>40</text:p>
          </table:table-cell>
          <table:table-cell table:formula="of:=GETELOK([.$B6])*(1-(1/(1+10^(([.$AA$3]-[.$B6])/400))))" office:value-type="float" office:value="39.9998735092936">
            <text:p>40</text:p>
          </table:table-cell>
          <table:table-cell table:formula="of:=GETELOK([.$B6])*(1-(1/(1+10^(([.$AB$3]-[.$B6])/400))))" office:value-type="float" office:value="39.9999288689501">
            <text:p>40</text:p>
          </table:table-cell>
          <table:table-cell table:formula="of:=GETELOK([.$B6])*(1-(1/(1+10^(([.$AC$3]-[.$B6])/400))))" office:value-type="float" office:value="39.99996000004">
            <text:p>40</text:p>
          </table:table-cell>
          <table:table-cell table:formula="of:=GETELOK([.$B6])*(1-(1/(1+10^(([.$AD$3]-[.$B6])/400))))" office:value-type="float" office:value="39.9999775063596">
            <text:p>40</text:p>
          </table:table-cell>
          <table:table-cell table:formula="of:=GETELOK([.$B6])*(1-(1/(1+10^(([.$AE$3]-[.$B6])/400))))" office:value-type="float" office:value="39.9999873508934">
            <text:p>40</text:p>
          </table:table-cell>
          <table:table-cell table:formula="of:=GETELOK([.$B6])*(1-(1/(1+10^(([.$AF$3]-[.$B6])/400))))" office:value-type="float" office:value="39.9999928868836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400">
            <text:p>400</text:p>
          </table:table-cell>
          <table:table-cell table:formula="of:=GETELOK([.$B7])*(1-(1/(1+10^(([.$C$3]-[.B7])/400))))" office:value-type="float" office:value="6.03918228845293">
            <text:p>6</text:p>
          </table:table-cell>
          <table:table-cell table:formula="of:=GETELOK([.$B7])*(1-(1/(1+10^(([.$D$3]-[.$B7])/400))))" office:value-type="float" office:value="9.61012293408169">
            <text:p>10</text:p>
          </table:table-cell>
          <table:table-cell table:formula="of:=GETELOK([.$B7])*(1-(1/(1+10^(([.$E$3]-[.$B7])/400))))" office:value-type="float" office:value="14.3974000078846">
            <text:p>14</text:p>
          </table:table-cell>
          <table:table-cell table:formula="of:=GETELOK([.$B7])*(1-(1/(1+10^(([.$F$3]-[.$B7])/400))))" office:value-type="float" office:value="20">
            <text:p>20</text:p>
          </table:table-cell>
          <table:table-cell table:formula="of:=GETELOK([.$B7])*(1-(1/(1+10^(([.$G$3]-[.$B7])/400))))" office:value-type="float" office:value="25.6025999921154">
            <text:p>26</text:p>
          </table:table-cell>
          <table:table-cell table:formula="of:=GETELOK([.$B7])*(1-(1/(1+10^(([.$H$3]-[.$B7])/400))))" office:value-type="float" office:value="30.3898770659183">
            <text:p>30</text:p>
          </table:table-cell>
          <table:table-cell table:formula="of:=GETELOK([.$B7])*(1-(1/(1+10^(([.$I$3]-[.$B7])/400))))" office:value-type="float" office:value="33.9608177115471">
            <text:p>34</text:p>
          </table:table-cell>
          <table:table-cell table:formula="of:=GETELOK([.$B7])*(1-(1/(1+10^(([.$J$3]-[.$B7])/400))))" office:value-type="float" office:value="36.3636363636364">
            <text:p>36</text:p>
          </table:table-cell>
          <table:table-cell table:formula="of:=GETELOK([.$B7])*(1-(1/(1+10^(([.$K$3]-[.$B7])/400))))" office:value-type="float" office:value="37.8703913919191">
            <text:p>38</text:p>
          </table:table-cell>
          <table:table-cell table:formula="of:=GETELOK([.$B7])*(1-(1/(1+10^(([.$L$3]-[.$B7])/400))))" office:value-type="float" office:value="38.7738627987314">
            <text:p>39</text:p>
          </table:table-cell>
          <table:table-cell table:formula="of:=GETELOK([.$B7])*(1-(1/(1+10^(([.$M$3]-[.$B7])/400))))" office:value-type="float" office:value="39.3011163402067">
            <text:p>39</text:p>
          </table:table-cell>
          <table:table-cell table:formula="of:=GETELOK([.$B7])*(1-(1/(1+10^(([.$N$3]-[.$B7])/400))))" office:value-type="float" office:value="39.6039603960396">
            <text:p>40</text:p>
          </table:table-cell>
          <table:table-cell table:formula="of:=GETELOK([.$B7])*(1-(1/(1+10^(([.$O$3]-[.$B7])/400))))" office:value-type="float" office:value="39.7763213076466">
            <text:p>40</text:p>
          </table:table-cell>
          <table:table-cell table:formula="of:=GETELOK([.$B7])*(1-(1/(1+10^(([.$P$3]-[.$B7])/400))))" office:value-type="float" office:value="39.8739076326696">
            <text:p>40</text:p>
          </table:table-cell>
          <table:table-cell table:formula="of:=GETELOK([.$B7])*(1-(1/(1+10^(([.$Q$3]-[.$B7])/400))))" office:value-type="float" office:value="39.9289950901676">
            <text:p>40</text:p>
          </table:table-cell>
          <table:table-cell table:formula="of:=GETELOK([.$B7])*(1-(1/(1+10^(([.$R$3]-[.$B7])/400))))" office:value-type="float" office:value="39.96003996004">
            <text:p>40</text:p>
          </table:table-cell>
          <table:table-cell table:formula="of:=GETELOK([.$B7])*(1-(1/(1+10^(([.$S$3]-[.$B7])/400))))" office:value-type="float" office:value="39.9775189889939">
            <text:p>40</text:p>
          </table:table-cell>
          <table:table-cell table:formula="of:=GETELOK([.$B7])*(1-(1/(1+10^(([.$T$3]-[.$B7])/400))))" office:value-type="float" office:value="39.9873548880948">
            <text:p>40</text:p>
          </table:table-cell>
          <table:table-cell table:formula="of:=GETELOK([.$B7])*(1-(1/(1+10^(([.$U$3]-[.$B7])/400))))" office:value-type="float" office:value="39.992888147046">
            <text:p>40</text:p>
          </table:table-cell>
          <table:table-cell table:formula="of:=GETELOK([.$B7])*(1-(1/(1+10^(([.$V$3]-[.$B7])/400))))" office:value-type="float" office:value="39.99600039996">
            <text:p>40</text:p>
          </table:table-cell>
          <table:table-cell table:formula="of:=GETELOK([.$B7])*(1-(1/(1+10^(([.$W$3]-[.$B7])/400))))" office:value-type="float" office:value="39.9977507611832">
            <text:p>40</text:p>
          </table:table-cell>
          <table:table-cell table:formula="of:=GETELOK([.$B7])*(1-(1/(1+10^(([.$X$3]-[.$B7])/400))))" office:value-type="float" office:value="39.9987351289347">
            <text:p>40</text:p>
          </table:table-cell>
          <table:table-cell table:formula="of:=GETELOK([.$B7])*(1-(1/(1+10^(([.$Y$3]-[.$B7])/400))))" office:value-type="float" office:value="39.9992887008849">
            <text:p>40</text:p>
          </table:table-cell>
          <table:table-cell table:formula="of:=GETELOK([.$B7])*(1-(1/(1+10^(([.$Z$3]-[.$B7])/400))))" office:value-type="float" office:value="39.999600004">
            <text:p>40</text:p>
          </table:table-cell>
          <table:table-cell table:formula="of:=GETELOK([.$B7])*(1-(1/(1+10^(([.$AA$3]-[.$B7])/400))))" office:value-type="float" office:value="39.9997750647348">
            <text:p>40</text:p>
          </table:table-cell>
          <table:table-cell table:formula="of:=GETELOK([.$B7])*(1-(1/(1+10^(([.$AB$3]-[.$B7])/400))))" office:value-type="float" office:value="39.9998735092936">
            <text:p>40</text:p>
          </table:table-cell>
          <table:table-cell table:formula="of:=GETELOK([.$B7])*(1-(1/(1+10^(([.$AC$3]-[.$B7])/400))))" office:value-type="float" office:value="39.9999288689501">
            <text:p>40</text:p>
          </table:table-cell>
          <table:table-cell table:formula="of:=GETELOK([.$B7])*(1-(1/(1+10^(([.$AD$3]-[.$B7])/400))))" office:value-type="float" office:value="39.99996000004">
            <text:p>40</text:p>
          </table:table-cell>
          <table:table-cell table:formula="of:=GETELOK([.$B7])*(1-(1/(1+10^(([.$AE$3]-[.$B7])/400))))" office:value-type="float" office:value="39.9999775063596">
            <text:p>40</text:p>
          </table:table-cell>
          <table:table-cell table:formula="of:=GETELOK([.$B7])*(1-(1/(1+10^(([.$AF$3]-[.$B7])/400))))" office:value-type="float" office:value="39.9999873508934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500">
            <text:p>500</text:p>
          </table:table-cell>
          <table:table-cell table:formula="of:=GETELOK([.$B8])*(1-(1/(1+10^(([.$C$3]-[.B8])/400))))" office:value-type="float" office:value="3.63636363636364">
            <text:p>4</text:p>
          </table:table-cell>
          <table:table-cell table:formula="of:=GETELOK([.$B8])*(1-(1/(1+10^(([.$D$3]-[.$B8])/400))))" office:value-type="float" office:value="6.03918228845293">
            <text:p>6</text:p>
          </table:table-cell>
          <table:table-cell table:formula="of:=GETELOK([.$B8])*(1-(1/(1+10^(([.$E$3]-[.$B8])/400))))" office:value-type="float" office:value="9.61012293408169">
            <text:p>10</text:p>
          </table:table-cell>
          <table:table-cell table:formula="of:=GETELOK([.$B8])*(1-(1/(1+10^(([.$F$3]-[.$B8])/400))))" office:value-type="float" office:value="14.3974000078846">
            <text:p>14</text:p>
          </table:table-cell>
          <table:table-cell table:formula="of:=GETELOK([.$B8])*(1-(1/(1+10^(([.$G$3]-[.$B8])/400))))" office:value-type="float" office:value="20">
            <text:p>20</text:p>
          </table:table-cell>
          <table:table-cell table:formula="of:=GETELOK([.$B8])*(1-(1/(1+10^(([.$H$3]-[.$B8])/400))))" office:value-type="float" office:value="25.6025999921154">
            <text:p>26</text:p>
          </table:table-cell>
          <table:table-cell table:formula="of:=GETELOK([.$B8])*(1-(1/(1+10^(([.$I$3]-[.$B8])/400))))" office:value-type="float" office:value="30.3898770659183">
            <text:p>30</text:p>
          </table:table-cell>
          <table:table-cell table:formula="of:=GETELOK([.$B8])*(1-(1/(1+10^(([.$J$3]-[.$B8])/400))))" office:value-type="float" office:value="33.9608177115471">
            <text:p>34</text:p>
          </table:table-cell>
          <table:table-cell table:formula="of:=GETELOK([.$B8])*(1-(1/(1+10^(([.$K$3]-[.$B8])/400))))" office:value-type="float" office:value="36.3636363636364">
            <text:p>36</text:p>
          </table:table-cell>
          <table:table-cell table:formula="of:=GETELOK([.$B8])*(1-(1/(1+10^(([.$L$3]-[.$B8])/400))))" office:value-type="float" office:value="37.8703913919191">
            <text:p>38</text:p>
          </table:table-cell>
          <table:table-cell table:formula="of:=GETELOK([.$B8])*(1-(1/(1+10^(([.$M$3]-[.$B8])/400))))" office:value-type="float" office:value="38.7738627987314">
            <text:p>39</text:p>
          </table:table-cell>
          <table:table-cell table:formula="of:=GETELOK([.$B8])*(1-(1/(1+10^(([.$N$3]-[.$B8])/400))))" office:value-type="float" office:value="39.3011163402067">
            <text:p>39</text:p>
          </table:table-cell>
          <table:table-cell table:formula="of:=GETELOK([.$B8])*(1-(1/(1+10^(([.$O$3]-[.$B8])/400))))" office:value-type="float" office:value="39.6039603960396">
            <text:p>40</text:p>
          </table:table-cell>
          <table:table-cell table:formula="of:=GETELOK([.$B8])*(1-(1/(1+10^(([.$P$3]-[.$B8])/400))))" office:value-type="float" office:value="39.7763213076466">
            <text:p>40</text:p>
          </table:table-cell>
          <table:table-cell table:formula="of:=GETELOK([.$B8])*(1-(1/(1+10^(([.$Q$3]-[.$B8])/400))))" office:value-type="float" office:value="39.8739076326696">
            <text:p>40</text:p>
          </table:table-cell>
          <table:table-cell table:formula="of:=GETELOK([.$B8])*(1-(1/(1+10^(([.$R$3]-[.$B8])/400))))" office:value-type="float" office:value="39.9289950901676">
            <text:p>40</text:p>
          </table:table-cell>
          <table:table-cell table:formula="of:=GETELOK([.$B8])*(1-(1/(1+10^(([.$S$3]-[.$B8])/400))))" office:value-type="float" office:value="39.96003996004">
            <text:p>40</text:p>
          </table:table-cell>
          <table:table-cell table:formula="of:=GETELOK([.$B8])*(1-(1/(1+10^(([.$T$3]-[.$B8])/400))))" office:value-type="float" office:value="39.9775189889939">
            <text:p>40</text:p>
          </table:table-cell>
          <table:table-cell table:formula="of:=GETELOK([.$B8])*(1-(1/(1+10^(([.$U$3]-[.$B8])/400))))" office:value-type="float" office:value="39.9873548880948">
            <text:p>40</text:p>
          </table:table-cell>
          <table:table-cell table:formula="of:=GETELOK([.$B8])*(1-(1/(1+10^(([.$V$3]-[.$B8])/400))))" office:value-type="float" office:value="39.992888147046">
            <text:p>40</text:p>
          </table:table-cell>
          <table:table-cell table:formula="of:=GETELOK([.$B8])*(1-(1/(1+10^(([.$W$3]-[.$B8])/400))))" office:value-type="float" office:value="39.99600039996">
            <text:p>40</text:p>
          </table:table-cell>
          <table:table-cell table:formula="of:=GETELOK([.$B8])*(1-(1/(1+10^(([.$X$3]-[.$B8])/400))))" office:value-type="float" office:value="39.9977507611832">
            <text:p>40</text:p>
          </table:table-cell>
          <table:table-cell table:formula="of:=GETELOK([.$B8])*(1-(1/(1+10^(([.$Y$3]-[.$B8])/400))))" office:value-type="float" office:value="39.9987351289347">
            <text:p>40</text:p>
          </table:table-cell>
          <table:table-cell table:formula="of:=GETELOK([.$B8])*(1-(1/(1+10^(([.$Z$3]-[.$B8])/400))))" office:value-type="float" office:value="39.9992887008849">
            <text:p>40</text:p>
          </table:table-cell>
          <table:table-cell table:formula="of:=GETELOK([.$B8])*(1-(1/(1+10^(([.$AA$3]-[.$B8])/400))))" office:value-type="float" office:value="39.999600004">
            <text:p>40</text:p>
          </table:table-cell>
          <table:table-cell table:formula="of:=GETELOK([.$B8])*(1-(1/(1+10^(([.$AB$3]-[.$B8])/400))))" office:value-type="float" office:value="39.9997750647348">
            <text:p>40</text:p>
          </table:table-cell>
          <table:table-cell table:formula="of:=GETELOK([.$B8])*(1-(1/(1+10^(([.$AC$3]-[.$B8])/400))))" office:value-type="float" office:value="39.9998735092936">
            <text:p>40</text:p>
          </table:table-cell>
          <table:table-cell table:formula="of:=GETELOK([.$B8])*(1-(1/(1+10^(([.$AD$3]-[.$B8])/400))))" office:value-type="float" office:value="39.9999288689501">
            <text:p>40</text:p>
          </table:table-cell>
          <table:table-cell table:formula="of:=GETELOK([.$B8])*(1-(1/(1+10^(([.$AE$3]-[.$B8])/400))))" office:value-type="float" office:value="39.99996000004">
            <text:p>40</text:p>
          </table:table-cell>
          <table:table-cell table:formula="of:=GETELOK([.$B8])*(1-(1/(1+10^(([.$AF$3]-[.$B8])/400))))" office:value-type="float" office:value="39.9999775063596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600">
            <text:p>600</text:p>
          </table:table-cell>
          <table:table-cell table:formula="of:=GETELOK([.$B9])*(1-(1/(1+10^(([.$C$3]-[.B9])/400))))" office:value-type="float" office:value="2.1296086080809">
            <text:p>2</text:p>
          </table:table-cell>
          <table:table-cell table:formula="of:=GETELOK([.$B9])*(1-(1/(1+10^(([.$D$3]-[.$B9])/400))))" office:value-type="float" office:value="3.63636363636364">
            <text:p>4</text:p>
          </table:table-cell>
          <table:table-cell table:formula="of:=GETELOK([.$B9])*(1-(1/(1+10^(([.$E$3]-[.$B9])/400))))" office:value-type="float" office:value="6.03918228845293">
            <text:p>6</text:p>
          </table:table-cell>
          <table:table-cell table:formula="of:=GETELOK([.$B9])*(1-(1/(1+10^(([.$F$3]-[.$B9])/400))))" office:value-type="float" office:value="9.61012293408169">
            <text:p>10</text:p>
          </table:table-cell>
          <table:table-cell table:formula="of:=GETELOK([.$B9])*(1-(1/(1+10^(([.$G$3]-[.$B9])/400))))" office:value-type="float" office:value="14.3974000078846">
            <text:p>14</text:p>
          </table:table-cell>
          <table:table-cell table:formula="of:=GETELOK([.$B9])*(1-(1/(1+10^(([.$H$3]-[.$B9])/400))))" office:value-type="float" office:value="20">
            <text:p>20</text:p>
          </table:table-cell>
          <table:table-cell table:formula="of:=GETELOK([.$B9])*(1-(1/(1+10^(([.$I$3]-[.$B9])/400))))" office:value-type="float" office:value="25.6025999921154">
            <text:p>26</text:p>
          </table:table-cell>
          <table:table-cell table:formula="of:=GETELOK([.$B9])*(1-(1/(1+10^(([.$J$3]-[.$B9])/400))))" office:value-type="float" office:value="30.3898770659183">
            <text:p>30</text:p>
          </table:table-cell>
          <table:table-cell table:formula="of:=GETELOK([.$B9])*(1-(1/(1+10^(([.$K$3]-[.$B9])/400))))" office:value-type="float" office:value="33.9608177115471">
            <text:p>34</text:p>
          </table:table-cell>
          <table:table-cell table:formula="of:=GETELOK([.$B9])*(1-(1/(1+10^(([.$L$3]-[.$B9])/400))))" office:value-type="float" office:value="36.3636363636364">
            <text:p>36</text:p>
          </table:table-cell>
          <table:table-cell table:formula="of:=GETELOK([.$B9])*(1-(1/(1+10^(([.$M$3]-[.$B9])/400))))" office:value-type="float" office:value="37.8703913919191">
            <text:p>38</text:p>
          </table:table-cell>
          <table:table-cell table:formula="of:=GETELOK([.$B9])*(1-(1/(1+10^(([.$N$3]-[.$B9])/400))))" office:value-type="float" office:value="38.7738627987314">
            <text:p>39</text:p>
          </table:table-cell>
          <table:table-cell table:formula="of:=GETELOK([.$B9])*(1-(1/(1+10^(([.$O$3]-[.$B9])/400))))" office:value-type="float" office:value="39.3011163402067">
            <text:p>39</text:p>
          </table:table-cell>
          <table:table-cell table:formula="of:=GETELOK([.$B9])*(1-(1/(1+10^(([.$P$3]-[.$B9])/400))))" office:value-type="float" office:value="39.6039603960396">
            <text:p>40</text:p>
          </table:table-cell>
          <table:table-cell table:formula="of:=GETELOK([.$B9])*(1-(1/(1+10^(([.$Q$3]-[.$B9])/400))))" office:value-type="float" office:value="39.7763213076466">
            <text:p>40</text:p>
          </table:table-cell>
          <table:table-cell table:formula="of:=GETELOK([.$B9])*(1-(1/(1+10^(([.$R$3]-[.$B9])/400))))" office:value-type="float" office:value="39.8739076326696">
            <text:p>40</text:p>
          </table:table-cell>
          <table:table-cell table:formula="of:=GETELOK([.$B9])*(1-(1/(1+10^(([.$S$3]-[.$B9])/400))))" office:value-type="float" office:value="39.9289950901676">
            <text:p>40</text:p>
          </table:table-cell>
          <table:table-cell table:formula="of:=GETELOK([.$B9])*(1-(1/(1+10^(([.$T$3]-[.$B9])/400))))" office:value-type="float" office:value="39.96003996004">
            <text:p>40</text:p>
          </table:table-cell>
          <table:table-cell table:formula="of:=GETELOK([.$B9])*(1-(1/(1+10^(([.$U$3]-[.$B9])/400))))" office:value-type="float" office:value="39.9775189889939">
            <text:p>40</text:p>
          </table:table-cell>
          <table:table-cell table:formula="of:=GETELOK([.$B9])*(1-(1/(1+10^(([.$V$3]-[.$B9])/400))))" office:value-type="float" office:value="39.9873548880948">
            <text:p>40</text:p>
          </table:table-cell>
          <table:table-cell table:formula="of:=GETELOK([.$B9])*(1-(1/(1+10^(([.$W$3]-[.$B9])/400))))" office:value-type="float" office:value="39.992888147046">
            <text:p>40</text:p>
          </table:table-cell>
          <table:table-cell table:formula="of:=GETELOK([.$B9])*(1-(1/(1+10^(([.$X$3]-[.$B9])/400))))" office:value-type="float" office:value="39.99600039996">
            <text:p>40</text:p>
          </table:table-cell>
          <table:table-cell table:formula="of:=GETELOK([.$B9])*(1-(1/(1+10^(([.$Y$3]-[.$B9])/400))))" office:value-type="float" office:value="39.9977507611832">
            <text:p>40</text:p>
          </table:table-cell>
          <table:table-cell table:formula="of:=GETELOK([.$B9])*(1-(1/(1+10^(([.$Z$3]-[.$B9])/400))))" office:value-type="float" office:value="39.9987351289347">
            <text:p>40</text:p>
          </table:table-cell>
          <table:table-cell table:formula="of:=GETELOK([.$B9])*(1-(1/(1+10^(([.$AA$3]-[.$B9])/400))))" office:value-type="float" office:value="39.9992887008849">
            <text:p>40</text:p>
          </table:table-cell>
          <table:table-cell table:formula="of:=GETELOK([.$B9])*(1-(1/(1+10^(([.$AB$3]-[.$B9])/400))))" office:value-type="float" office:value="39.999600004">
            <text:p>40</text:p>
          </table:table-cell>
          <table:table-cell table:formula="of:=GETELOK([.$B9])*(1-(1/(1+10^(([.$AC$3]-[.$B9])/400))))" office:value-type="float" office:value="39.9997750647348">
            <text:p>40</text:p>
          </table:table-cell>
          <table:table-cell table:formula="of:=GETELOK([.$B9])*(1-(1/(1+10^(([.$AD$3]-[.$B9])/400))))" office:value-type="float" office:value="39.9998735092936">
            <text:p>40</text:p>
          </table:table-cell>
          <table:table-cell table:formula="of:=GETELOK([.$B9])*(1-(1/(1+10^(([.$AE$3]-[.$B9])/400))))" office:value-type="float" office:value="39.9999288689501">
            <text:p>40</text:p>
          </table:table-cell>
          <table:table-cell table:formula="of:=GETELOK([.$B9])*(1-(1/(1+10^(([.$AF$3]-[.$B9])/400))))" office:value-type="float" office:value="39.99996000004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700">
            <text:p>700</text:p>
          </table:table-cell>
          <table:table-cell table:formula="of:=GETELOK([.$B10])*(1-(1/(1+10^(([.$C$3]-[.B10])/400))))" office:value-type="float" office:value="1.22613720126862">
            <text:p>1</text:p>
          </table:table-cell>
          <table:table-cell table:formula="of:=GETELOK([.$B10])*(1-(1/(1+10^(([.$D$3]-[.$B10])/400))))" office:value-type="float" office:value="2.1296086080809">
            <text:p>2</text:p>
          </table:table-cell>
          <table:table-cell table:formula="of:=GETELOK([.$B10])*(1-(1/(1+10^(([.$E$3]-[.$B10])/400))))" office:value-type="float" office:value="3.63636363636364">
            <text:p>4</text:p>
          </table:table-cell>
          <table:table-cell table:formula="of:=GETELOK([.$B10])*(1-(1/(1+10^(([.$F$3]-[.$B10])/400))))" office:value-type="float" office:value="6.03918228845293">
            <text:p>6</text:p>
          </table:table-cell>
          <table:table-cell table:formula="of:=GETELOK([.$B10])*(1-(1/(1+10^(([.$G$3]-[.$B10])/400))))" office:value-type="float" office:value="9.61012293408169">
            <text:p>10</text:p>
          </table:table-cell>
          <table:table-cell table:formula="of:=GETELOK([.$B10])*(1-(1/(1+10^(([.$H$3]-[.$B10])/400))))" office:value-type="float" office:value="14.3974000078846">
            <text:p>14</text:p>
          </table:table-cell>
          <table:table-cell table:formula="of:=GETELOK([.$B10])*(1-(1/(1+10^(([.$I$3]-[.$B10])/400))))" office:value-type="float" office:value="20">
            <text:p>20</text:p>
          </table:table-cell>
          <table:table-cell table:formula="of:=GETELOK([.$B10])*(1-(1/(1+10^(([.$J$3]-[.$B10])/400))))" office:value-type="float" office:value="25.6025999921154">
            <text:p>26</text:p>
          </table:table-cell>
          <table:table-cell table:formula="of:=GETELOK([.$B10])*(1-(1/(1+10^(([.$K$3]-[.$B10])/400))))" office:value-type="float" office:value="30.3898770659183">
            <text:p>30</text:p>
          </table:table-cell>
          <table:table-cell table:formula="of:=GETELOK([.$B10])*(1-(1/(1+10^(([.$L$3]-[.$B10])/400))))" office:value-type="float" office:value="33.9608177115471">
            <text:p>34</text:p>
          </table:table-cell>
          <table:table-cell table:formula="of:=GETELOK([.$B10])*(1-(1/(1+10^(([.$M$3]-[.$B10])/400))))" office:value-type="float" office:value="36.3636363636364">
            <text:p>36</text:p>
          </table:table-cell>
          <table:table-cell table:formula="of:=GETELOK([.$B10])*(1-(1/(1+10^(([.$N$3]-[.$B10])/400))))" office:value-type="float" office:value="37.8703913919191">
            <text:p>38</text:p>
          </table:table-cell>
          <table:table-cell table:formula="of:=GETELOK([.$B10])*(1-(1/(1+10^(([.$O$3]-[.$B10])/400))))" office:value-type="float" office:value="38.7738627987314">
            <text:p>39</text:p>
          </table:table-cell>
          <table:table-cell table:formula="of:=GETELOK([.$B10])*(1-(1/(1+10^(([.$P$3]-[.$B10])/400))))" office:value-type="float" office:value="39.3011163402067">
            <text:p>39</text:p>
          </table:table-cell>
          <table:table-cell table:formula="of:=GETELOK([.$B10])*(1-(1/(1+10^(([.$Q$3]-[.$B10])/400))))" office:value-type="float" office:value="39.6039603960396">
            <text:p>40</text:p>
          </table:table-cell>
          <table:table-cell table:formula="of:=GETELOK([.$B10])*(1-(1/(1+10^(([.$R$3]-[.$B10])/400))))" office:value-type="float" office:value="39.7763213076466">
            <text:p>40</text:p>
          </table:table-cell>
          <table:table-cell table:formula="of:=GETELOK([.$B10])*(1-(1/(1+10^(([.$S$3]-[.$B10])/400))))" office:value-type="float" office:value="39.8739076326696">
            <text:p>40</text:p>
          </table:table-cell>
          <table:table-cell table:formula="of:=GETELOK([.$B10])*(1-(1/(1+10^(([.$T$3]-[.$B10])/400))))" office:value-type="float" office:value="39.9289950901676">
            <text:p>40</text:p>
          </table:table-cell>
          <table:table-cell table:formula="of:=GETELOK([.$B10])*(1-(1/(1+10^(([.$U$3]-[.$B10])/400))))" office:value-type="float" office:value="39.96003996004">
            <text:p>40</text:p>
          </table:table-cell>
          <table:table-cell table:formula="of:=GETELOK([.$B10])*(1-(1/(1+10^(([.$V$3]-[.$B10])/400))))" office:value-type="float" office:value="39.9775189889939">
            <text:p>40</text:p>
          </table:table-cell>
          <table:table-cell table:formula="of:=GETELOK([.$B10])*(1-(1/(1+10^(([.$W$3]-[.$B10])/400))))" office:value-type="float" office:value="39.9873548880948">
            <text:p>40</text:p>
          </table:table-cell>
          <table:table-cell table:formula="of:=GETELOK([.$B10])*(1-(1/(1+10^(([.$X$3]-[.$B10])/400))))" office:value-type="float" office:value="39.992888147046">
            <text:p>40</text:p>
          </table:table-cell>
          <table:table-cell table:formula="of:=GETELOK([.$B10])*(1-(1/(1+10^(([.$Y$3]-[.$B10])/400))))" office:value-type="float" office:value="39.99600039996">
            <text:p>40</text:p>
          </table:table-cell>
          <table:table-cell table:formula="of:=GETELOK([.$B10])*(1-(1/(1+10^(([.$Z$3]-[.$B10])/400))))" office:value-type="float" office:value="39.9977507611832">
            <text:p>40</text:p>
          </table:table-cell>
          <table:table-cell table:formula="of:=GETELOK([.$B10])*(1-(1/(1+10^(([.$AA$3]-[.$B10])/400))))" office:value-type="float" office:value="39.9987351289347">
            <text:p>40</text:p>
          </table:table-cell>
          <table:table-cell table:formula="of:=GETELOK([.$B10])*(1-(1/(1+10^(([.$AB$3]-[.$B10])/400))))" office:value-type="float" office:value="39.9992887008849">
            <text:p>40</text:p>
          </table:table-cell>
          <table:table-cell table:formula="of:=GETELOK([.$B10])*(1-(1/(1+10^(([.$AC$3]-[.$B10])/400))))" office:value-type="float" office:value="39.999600004">
            <text:p>40</text:p>
          </table:table-cell>
          <table:table-cell table:formula="of:=GETELOK([.$B10])*(1-(1/(1+10^(([.$AD$3]-[.$B10])/400))))" office:value-type="float" office:value="39.9997750647348">
            <text:p>40</text:p>
          </table:table-cell>
          <table:table-cell table:formula="of:=GETELOK([.$B10])*(1-(1/(1+10^(([.$AE$3]-[.$B10])/400))))" office:value-type="float" office:value="39.9998735092936">
            <text:p>40</text:p>
          </table:table-cell>
          <table:table-cell table:formula="of:=GETELOK([.$B10])*(1-(1/(1+10^(([.$AF$3]-[.$B10])/400))))" office:value-type="float" office:value="39.9999288689501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800">
            <text:p>800</text:p>
          </table:table-cell>
          <table:table-cell table:formula="of:=GETELOK([.$B11])*(1-(1/(1+10^(([.$C$3]-[.B11])/400))))" office:value-type="float" office:value="0.698883659793337">
            <text:p>1</text:p>
          </table:table-cell>
          <table:table-cell table:formula="of:=GETELOK([.$B11])*(1-(1/(1+10^(([.$D$3]-[.$B11])/400))))" office:value-type="float" office:value="1.22613720126862">
            <text:p>1</text:p>
          </table:table-cell>
          <table:table-cell table:formula="of:=GETELOK([.$B11])*(1-(1/(1+10^(([.$E$3]-[.$B11])/400))))" office:value-type="float" office:value="2.1296086080809">
            <text:p>2</text:p>
          </table:table-cell>
          <table:table-cell table:formula="of:=GETELOK([.$B11])*(1-(1/(1+10^(([.$F$3]-[.$B11])/400))))" office:value-type="float" office:value="3.63636363636364">
            <text:p>4</text:p>
          </table:table-cell>
          <table:table-cell table:formula="of:=GETELOK([.$B11])*(1-(1/(1+10^(([.$G$3]-[.$B11])/400))))" office:value-type="float" office:value="6.03918228845293">
            <text:p>6</text:p>
          </table:table-cell>
          <table:table-cell table:formula="of:=GETELOK([.$B11])*(1-(1/(1+10^(([.$H$3]-[.$B11])/400))))" office:value-type="float" office:value="9.61012293408169">
            <text:p>10</text:p>
          </table:table-cell>
          <table:table-cell table:formula="of:=GETELOK([.$B11])*(1-(1/(1+10^(([.$I$3]-[.$B11])/400))))" office:value-type="float" office:value="14.3974000078846">
            <text:p>14</text:p>
          </table:table-cell>
          <table:table-cell table:formula="of:=GETELOK([.$B11])*(1-(1/(1+10^(([.$J$3]-[.$B11])/400))))" office:value-type="float" office:value="20">
            <text:p>20</text:p>
          </table:table-cell>
          <table:table-cell table:formula="of:=GETELOK([.$B11])*(1-(1/(1+10^(([.$K$3]-[.$B11])/400))))" office:value-type="float" office:value="25.6025999921154">
            <text:p>26</text:p>
          </table:table-cell>
          <table:table-cell table:formula="of:=GETELOK([.$B11])*(1-(1/(1+10^(([.$L$3]-[.$B11])/400))))" office:value-type="float" office:value="30.3898770659183">
            <text:p>30</text:p>
          </table:table-cell>
          <table:table-cell table:formula="of:=GETELOK([.$B11])*(1-(1/(1+10^(([.$M$3]-[.$B11])/400))))" office:value-type="float" office:value="33.9608177115471">
            <text:p>34</text:p>
          </table:table-cell>
          <table:table-cell table:formula="of:=GETELOK([.$B11])*(1-(1/(1+10^(([.$N$3]-[.$B11])/400))))" office:value-type="float" office:value="36.3636363636364">
            <text:p>36</text:p>
          </table:table-cell>
          <table:table-cell table:formula="of:=GETELOK([.$B11])*(1-(1/(1+10^(([.$O$3]-[.$B11])/400))))" office:value-type="float" office:value="37.8703913919191">
            <text:p>38</text:p>
          </table:table-cell>
          <table:table-cell table:formula="of:=GETELOK([.$B11])*(1-(1/(1+10^(([.$P$3]-[.$B11])/400))))" office:value-type="float" office:value="38.7738627987314">
            <text:p>39</text:p>
          </table:table-cell>
          <table:table-cell table:formula="of:=GETELOK([.$B11])*(1-(1/(1+10^(([.$Q$3]-[.$B11])/400))))" office:value-type="float" office:value="39.3011163402067">
            <text:p>39</text:p>
          </table:table-cell>
          <table:table-cell table:formula="of:=GETELOK([.$B11])*(1-(1/(1+10^(([.$R$3]-[.$B11])/400))))" office:value-type="float" office:value="39.6039603960396">
            <text:p>40</text:p>
          </table:table-cell>
          <table:table-cell table:formula="of:=GETELOK([.$B11])*(1-(1/(1+10^(([.$S$3]-[.$B11])/400))))" office:value-type="float" office:value="39.7763213076466">
            <text:p>40</text:p>
          </table:table-cell>
          <table:table-cell table:formula="of:=GETELOK([.$B11])*(1-(1/(1+10^(([.$T$3]-[.$B11])/400))))" office:value-type="float" office:value="39.8739076326696">
            <text:p>40</text:p>
          </table:table-cell>
          <table:table-cell table:formula="of:=GETELOK([.$B11])*(1-(1/(1+10^(([.$U$3]-[.$B11])/400))))" office:value-type="float" office:value="39.9289950901676">
            <text:p>40</text:p>
          </table:table-cell>
          <table:table-cell table:formula="of:=GETELOK([.$B11])*(1-(1/(1+10^(([.$V$3]-[.$B11])/400))))" office:value-type="float" office:value="39.96003996004">
            <text:p>40</text:p>
          </table:table-cell>
          <table:table-cell table:formula="of:=GETELOK([.$B11])*(1-(1/(1+10^(([.$W$3]-[.$B11])/400))))" office:value-type="float" office:value="39.9775189889939">
            <text:p>40</text:p>
          </table:table-cell>
          <table:table-cell table:formula="of:=GETELOK([.$B11])*(1-(1/(1+10^(([.$X$3]-[.$B11])/400))))" office:value-type="float" office:value="39.9873548880948">
            <text:p>40</text:p>
          </table:table-cell>
          <table:table-cell table:formula="of:=GETELOK([.$B11])*(1-(1/(1+10^(([.$Y$3]-[.$B11])/400))))" office:value-type="float" office:value="39.992888147046">
            <text:p>40</text:p>
          </table:table-cell>
          <table:table-cell table:formula="of:=GETELOK([.$B11])*(1-(1/(1+10^(([.$Z$3]-[.$B11])/400))))" office:value-type="float" office:value="39.99600039996">
            <text:p>40</text:p>
          </table:table-cell>
          <table:table-cell table:formula="of:=GETELOK([.$B11])*(1-(1/(1+10^(([.$AA$3]-[.$B11])/400))))" office:value-type="float" office:value="39.9977507611832">
            <text:p>40</text:p>
          </table:table-cell>
          <table:table-cell table:formula="of:=GETELOK([.$B11])*(1-(1/(1+10^(([.$AB$3]-[.$B11])/400))))" office:value-type="float" office:value="39.9987351289347">
            <text:p>40</text:p>
          </table:table-cell>
          <table:table-cell table:formula="of:=GETELOK([.$B11])*(1-(1/(1+10^(([.$AC$3]-[.$B11])/400))))" office:value-type="float" office:value="39.9992887008849">
            <text:p>40</text:p>
          </table:table-cell>
          <table:table-cell table:formula="of:=GETELOK([.$B11])*(1-(1/(1+10^(([.$AD$3]-[.$B11])/400))))" office:value-type="float" office:value="39.999600004">
            <text:p>40</text:p>
          </table:table-cell>
          <table:table-cell table:formula="of:=GETELOK([.$B11])*(1-(1/(1+10^(([.$AE$3]-[.$B11])/400))))" office:value-type="float" office:value="39.9997750647348">
            <text:p>40</text:p>
          </table:table-cell>
          <table:table-cell table:formula="of:=GETELOK([.$B11])*(1-(1/(1+10^(([.$AF$3]-[.$B11])/400))))" office:value-type="float" office:value="39.9998735092936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900">
            <text:p>900</text:p>
          </table:table-cell>
          <table:table-cell table:formula="of:=GETELOK([.$B12])*(1-(1/(1+10^(([.$C$3]-[.B12])/400))))" office:value-type="float" office:value="0.396039603960396">
            <text:p>0</text:p>
          </table:table-cell>
          <table:table-cell table:formula="of:=GETELOK([.$B12])*(1-(1/(1+10^(([.$D$3]-[.$B12])/400))))" office:value-type="float" office:value="0.698883659793337">
            <text:p>1</text:p>
          </table:table-cell>
          <table:table-cell table:formula="of:=GETELOK([.$B12])*(1-(1/(1+10^(([.$E$3]-[.$B12])/400))))" office:value-type="float" office:value="1.22613720126862">
            <text:p>1</text:p>
          </table:table-cell>
          <table:table-cell table:formula="of:=GETELOK([.$B12])*(1-(1/(1+10^(([.$F$3]-[.$B12])/400))))" office:value-type="float" office:value="2.1296086080809">
            <text:p>2</text:p>
          </table:table-cell>
          <table:table-cell table:formula="of:=GETELOK([.$B12])*(1-(1/(1+10^(([.$G$3]-[.$B12])/400))))" office:value-type="float" office:value="3.63636363636364">
            <text:p>4</text:p>
          </table:table-cell>
          <table:table-cell table:formula="of:=GETELOK([.$B12])*(1-(1/(1+10^(([.$H$3]-[.$B12])/400))))" office:value-type="float" office:value="6.03918228845293">
            <text:p>6</text:p>
          </table:table-cell>
          <table:table-cell table:formula="of:=GETELOK([.$B12])*(1-(1/(1+10^(([.$I$3]-[.$B12])/400))))" office:value-type="float" office:value="9.61012293408169">
            <text:p>10</text:p>
          </table:table-cell>
          <table:table-cell table:formula="of:=GETELOK([.$B12])*(1-(1/(1+10^(([.$J$3]-[.$B12])/400))))" office:value-type="float" office:value="14.3974000078846">
            <text:p>14</text:p>
          </table:table-cell>
          <table:table-cell table:formula="of:=GETELOK([.$B12])*(1-(1/(1+10^(([.$K$3]-[.$B12])/400))))" office:value-type="float" office:value="20">
            <text:p>20</text:p>
          </table:table-cell>
          <table:table-cell table:formula="of:=GETELOK([.$B12])*(1-(1/(1+10^(([.$L$3]-[.$B12])/400))))" office:value-type="float" office:value="25.6025999921154">
            <text:p>26</text:p>
          </table:table-cell>
          <table:table-cell table:formula="of:=GETELOK([.$B12])*(1-(1/(1+10^(([.$M$3]-[.$B12])/400))))" office:value-type="float" office:value="30.3898770659183">
            <text:p>30</text:p>
          </table:table-cell>
          <table:table-cell table:formula="of:=GETELOK([.$B12])*(1-(1/(1+10^(([.$N$3]-[.$B12])/400))))" office:value-type="float" office:value="33.9608177115471">
            <text:p>34</text:p>
          </table:table-cell>
          <table:table-cell table:formula="of:=GETELOK([.$B12])*(1-(1/(1+10^(([.$O$3]-[.$B12])/400))))" office:value-type="float" office:value="36.3636363636364">
            <text:p>36</text:p>
          </table:table-cell>
          <table:table-cell table:formula="of:=GETELOK([.$B12])*(1-(1/(1+10^(([.$P$3]-[.$B12])/400))))" office:value-type="float" office:value="37.8703913919191">
            <text:p>38</text:p>
          </table:table-cell>
          <table:table-cell table:formula="of:=GETELOK([.$B12])*(1-(1/(1+10^(([.$Q$3]-[.$B12])/400))))" office:value-type="float" office:value="38.7738627987314">
            <text:p>39</text:p>
          </table:table-cell>
          <table:table-cell table:formula="of:=GETELOK([.$B12])*(1-(1/(1+10^(([.$R$3]-[.$B12])/400))))" office:value-type="float" office:value="39.3011163402067">
            <text:p>39</text:p>
          </table:table-cell>
          <table:table-cell table:formula="of:=GETELOK([.$B12])*(1-(1/(1+10^(([.$S$3]-[.$B12])/400))))" office:value-type="float" office:value="39.6039603960396">
            <text:p>40</text:p>
          </table:table-cell>
          <table:table-cell table:formula="of:=GETELOK([.$B12])*(1-(1/(1+10^(([.$T$3]-[.$B12])/400))))" office:value-type="float" office:value="39.7763213076466">
            <text:p>40</text:p>
          </table:table-cell>
          <table:table-cell table:formula="of:=GETELOK([.$B12])*(1-(1/(1+10^(([.$U$3]-[.$B12])/400))))" office:value-type="float" office:value="39.8739076326696">
            <text:p>40</text:p>
          </table:table-cell>
          <table:table-cell table:formula="of:=GETELOK([.$B12])*(1-(1/(1+10^(([.$V$3]-[.$B12])/400))))" office:value-type="float" office:value="39.9289950901676">
            <text:p>40</text:p>
          </table:table-cell>
          <table:table-cell table:formula="of:=GETELOK([.$B12])*(1-(1/(1+10^(([.$W$3]-[.$B12])/400))))" office:value-type="float" office:value="39.96003996004">
            <text:p>40</text:p>
          </table:table-cell>
          <table:table-cell table:formula="of:=GETELOK([.$B12])*(1-(1/(1+10^(([.$X$3]-[.$B12])/400))))" office:value-type="float" office:value="39.9775189889939">
            <text:p>40</text:p>
          </table:table-cell>
          <table:table-cell table:formula="of:=GETELOK([.$B12])*(1-(1/(1+10^(([.$Y$3]-[.$B12])/400))))" office:value-type="float" office:value="39.9873548880948">
            <text:p>40</text:p>
          </table:table-cell>
          <table:table-cell table:formula="of:=GETELOK([.$B12])*(1-(1/(1+10^(([.$Z$3]-[.$B12])/400))))" office:value-type="float" office:value="39.992888147046">
            <text:p>40</text:p>
          </table:table-cell>
          <table:table-cell table:formula="of:=GETELOK([.$B12])*(1-(1/(1+10^(([.$AA$3]-[.$B12])/400))))" office:value-type="float" office:value="39.99600039996">
            <text:p>40</text:p>
          </table:table-cell>
          <table:table-cell table:formula="of:=GETELOK([.$B12])*(1-(1/(1+10^(([.$AB$3]-[.$B12])/400))))" office:value-type="float" office:value="39.9977507611832">
            <text:p>40</text:p>
          </table:table-cell>
          <table:table-cell table:formula="of:=GETELOK([.$B12])*(1-(1/(1+10^(([.$AC$3]-[.$B12])/400))))" office:value-type="float" office:value="39.9987351289347">
            <text:p>40</text:p>
          </table:table-cell>
          <table:table-cell table:formula="of:=GETELOK([.$B12])*(1-(1/(1+10^(([.$AD$3]-[.$B12])/400))))" office:value-type="float" office:value="39.9992887008849">
            <text:p>40</text:p>
          </table:table-cell>
          <table:table-cell table:formula="of:=GETELOK([.$B12])*(1-(1/(1+10^(([.$AE$3]-[.$B12])/400))))" office:value-type="float" office:value="39.999600004">
            <text:p>40</text:p>
          </table:table-cell>
          <table:table-cell table:formula="of:=GETELOK([.$B12])*(1-(1/(1+10^(([.$AF$3]-[.$B12])/400))))" office:value-type="float" office:value="39.9997750647348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1000">
            <text:p>1000</text:p>
          </table:table-cell>
          <table:table-cell table:formula="of:=GETELOK([.$B13])*(1-(1/(1+10^(([.$C$3]-[.B13])/400))))" office:value-type="float" office:value="0.223678692353393">
            <text:p>0</text:p>
          </table:table-cell>
          <table:table-cell table:formula="of:=GETELOK([.$B13])*(1-(1/(1+10^(([.$D$3]-[.$B13])/400))))" office:value-type="float" office:value="0.396039603960396">
            <text:p>0</text:p>
          </table:table-cell>
          <table:table-cell table:formula="of:=GETELOK([.$B13])*(1-(1/(1+10^(([.$E$3]-[.$B13])/400))))" office:value-type="float" office:value="0.698883659793337">
            <text:p>1</text:p>
          </table:table-cell>
          <table:table-cell table:formula="of:=GETELOK([.$B13])*(1-(1/(1+10^(([.$F$3]-[.$B13])/400))))" office:value-type="float" office:value="1.22613720126862">
            <text:p>1</text:p>
          </table:table-cell>
          <table:table-cell table:formula="of:=GETELOK([.$B13])*(1-(1/(1+10^(([.$G$3]-[.$B13])/400))))" office:value-type="float" office:value="2.1296086080809">
            <text:p>2</text:p>
          </table:table-cell>
          <table:table-cell table:formula="of:=GETELOK([.$B13])*(1-(1/(1+10^(([.$H$3]-[.$B13])/400))))" office:value-type="float" office:value="3.63636363636364">
            <text:p>4</text:p>
          </table:table-cell>
          <table:table-cell table:formula="of:=GETELOK([.$B13])*(1-(1/(1+10^(([.$I$3]-[.$B13])/400))))" office:value-type="float" office:value="6.03918228845293">
            <text:p>6</text:p>
          </table:table-cell>
          <table:table-cell table:formula="of:=GETELOK([.$B13])*(1-(1/(1+10^(([.$J$3]-[.$B13])/400))))" office:value-type="float" office:value="9.61012293408169">
            <text:p>10</text:p>
          </table:table-cell>
          <table:table-cell table:formula="of:=GETELOK([.$B13])*(1-(1/(1+10^(([.$K$3]-[.$B13])/400))))" office:value-type="float" office:value="14.3974000078846">
            <text:p>14</text:p>
          </table:table-cell>
          <table:table-cell table:formula="of:=GETELOK([.$B13])*(1-(1/(1+10^(([.$L$3]-[.$B13])/400))))" office:value-type="float" office:value="20">
            <text:p>20</text:p>
          </table:table-cell>
          <table:table-cell table:formula="of:=GETELOK([.$B13])*(1-(1/(1+10^(([.$M$3]-[.$B13])/400))))" office:value-type="float" office:value="25.6025999921154">
            <text:p>26</text:p>
          </table:table-cell>
          <table:table-cell table:formula="of:=GETELOK([.$B13])*(1-(1/(1+10^(([.$N$3]-[.$B13])/400))))" office:value-type="float" office:value="30.3898770659183">
            <text:p>30</text:p>
          </table:table-cell>
          <table:table-cell table:formula="of:=GETELOK([.$B13])*(1-(1/(1+10^(([.$O$3]-[.$B13])/400))))" office:value-type="float" office:value="33.9608177115471">
            <text:p>34</text:p>
          </table:table-cell>
          <table:table-cell table:formula="of:=GETELOK([.$B13])*(1-(1/(1+10^(([.$P$3]-[.$B13])/400))))" office:value-type="float" office:value="36.3636363636364">
            <text:p>36</text:p>
          </table:table-cell>
          <table:table-cell table:formula="of:=GETELOK([.$B13])*(1-(1/(1+10^(([.$Q$3]-[.$B13])/400))))" office:value-type="float" office:value="37.8703913919191">
            <text:p>38</text:p>
          </table:table-cell>
          <table:table-cell table:formula="of:=GETELOK([.$B13])*(1-(1/(1+10^(([.$R$3]-[.$B13])/400))))" office:value-type="float" office:value="38.7738627987314">
            <text:p>39</text:p>
          </table:table-cell>
          <table:table-cell table:formula="of:=GETELOK([.$B13])*(1-(1/(1+10^(([.$S$3]-[.$B13])/400))))" office:value-type="float" office:value="39.3011163402067">
            <text:p>39</text:p>
          </table:table-cell>
          <table:table-cell table:formula="of:=GETELOK([.$B13])*(1-(1/(1+10^(([.$T$3]-[.$B13])/400))))" office:value-type="float" office:value="39.6039603960396">
            <text:p>40</text:p>
          </table:table-cell>
          <table:table-cell table:formula="of:=GETELOK([.$B13])*(1-(1/(1+10^(([.$U$3]-[.$B13])/400))))" office:value-type="float" office:value="39.7763213076466">
            <text:p>40</text:p>
          </table:table-cell>
          <table:table-cell table:formula="of:=GETELOK([.$B13])*(1-(1/(1+10^(([.$V$3]-[.$B13])/400))))" office:value-type="float" office:value="39.8739076326696">
            <text:p>40</text:p>
          </table:table-cell>
          <table:table-cell table:formula="of:=GETELOK([.$B13])*(1-(1/(1+10^(([.$W$3]-[.$B13])/400))))" office:value-type="float" office:value="39.9289950901676">
            <text:p>40</text:p>
          </table:table-cell>
          <table:table-cell table:formula="of:=GETELOK([.$B13])*(1-(1/(1+10^(([.$X$3]-[.$B13])/400))))" office:value-type="float" office:value="39.96003996004">
            <text:p>40</text:p>
          </table:table-cell>
          <table:table-cell table:formula="of:=GETELOK([.$B13])*(1-(1/(1+10^(([.$Y$3]-[.$B13])/400))))" office:value-type="float" office:value="39.9775189889939">
            <text:p>40</text:p>
          </table:table-cell>
          <table:table-cell table:formula="of:=GETELOK([.$B13])*(1-(1/(1+10^(([.$Z$3]-[.$B13])/400))))" office:value-type="float" office:value="39.9873548880948">
            <text:p>40</text:p>
          </table:table-cell>
          <table:table-cell table:formula="of:=GETELOK([.$B13])*(1-(1/(1+10^(([.$AA$3]-[.$B13])/400))))" office:value-type="float" office:value="39.992888147046">
            <text:p>40</text:p>
          </table:table-cell>
          <table:table-cell table:formula="of:=GETELOK([.$B13])*(1-(1/(1+10^(([.$AB$3]-[.$B13])/400))))" office:value-type="float" office:value="39.99600039996">
            <text:p>40</text:p>
          </table:table-cell>
          <table:table-cell table:formula="of:=GETELOK([.$B13])*(1-(1/(1+10^(([.$AC$3]-[.$B13])/400))))" office:value-type="float" office:value="39.9977507611832">
            <text:p>40</text:p>
          </table:table-cell>
          <table:table-cell table:formula="of:=GETELOK([.$B13])*(1-(1/(1+10^(([.$AD$3]-[.$B13])/400))))" office:value-type="float" office:value="39.9987351289347">
            <text:p>40</text:p>
          </table:table-cell>
          <table:table-cell table:formula="of:=GETELOK([.$B13])*(1-(1/(1+10^(([.$AE$3]-[.$B13])/400))))" office:value-type="float" office:value="39.9992887008849">
            <text:p>40</text:p>
          </table:table-cell>
          <table:table-cell table:formula="of:=GETELOK([.$B13])*(1-(1/(1+10^(([.$AF$3]-[.$B13])/400))))" office:value-type="float" office:value="39.999600004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1100">
            <text:p>1100</text:p>
          </table:table-cell>
          <table:table-cell table:formula="of:=GETELOK([.$B14])*(1-(1/(1+10^(([.$C$3]-[.B14])/400))))" office:value-type="float" office:value="0.126092367330406">
            <text:p>0</text:p>
          </table:table-cell>
          <table:table-cell table:formula="of:=GETELOK([.$B14])*(1-(1/(1+10^(([.$D$3]-[.$B14])/400))))" office:value-type="float" office:value="0.223678692353393">
            <text:p>0</text:p>
          </table:table-cell>
          <table:table-cell table:formula="of:=GETELOK([.$B14])*(1-(1/(1+10^(([.$E$3]-[.$B14])/400))))" office:value-type="float" office:value="0.396039603960396">
            <text:p>0</text:p>
          </table:table-cell>
          <table:table-cell table:formula="of:=GETELOK([.$B14])*(1-(1/(1+10^(([.$F$3]-[.$B14])/400))))" office:value-type="float" office:value="0.698883659793337">
            <text:p>1</text:p>
          </table:table-cell>
          <table:table-cell table:formula="of:=GETELOK([.$B14])*(1-(1/(1+10^(([.$G$3]-[.$B14])/400))))" office:value-type="float" office:value="1.22613720126862">
            <text:p>1</text:p>
          </table:table-cell>
          <table:table-cell table:formula="of:=GETELOK([.$B14])*(1-(1/(1+10^(([.$H$3]-[.$B14])/400))))" office:value-type="float" office:value="2.1296086080809">
            <text:p>2</text:p>
          </table:table-cell>
          <table:table-cell table:formula="of:=GETELOK([.$B14])*(1-(1/(1+10^(([.$I$3]-[.$B14])/400))))" office:value-type="float" office:value="3.63636363636364">
            <text:p>4</text:p>
          </table:table-cell>
          <table:table-cell table:formula="of:=GETELOK([.$B14])*(1-(1/(1+10^(([.$J$3]-[.$B14])/400))))" office:value-type="float" office:value="6.03918228845293">
            <text:p>6</text:p>
          </table:table-cell>
          <table:table-cell table:formula="of:=GETELOK([.$B14])*(1-(1/(1+10^(([.$K$3]-[.$B14])/400))))" office:value-type="float" office:value="9.61012293408169">
            <text:p>10</text:p>
          </table:table-cell>
          <table:table-cell table:formula="of:=GETELOK([.$B14])*(1-(1/(1+10^(([.$L$3]-[.$B14])/400))))" office:value-type="float" office:value="14.3974000078846">
            <text:p>14</text:p>
          </table:table-cell>
          <table:table-cell table:formula="of:=GETELOK([.$B14])*(1-(1/(1+10^(([.$M$3]-[.$B14])/400))))" office:value-type="float" office:value="20">
            <text:p>20</text:p>
          </table:table-cell>
          <table:table-cell table:formula="of:=GETELOK([.$B14])*(1-(1/(1+10^(([.$N$3]-[.$B14])/400))))" office:value-type="float" office:value="25.6025999921154">
            <text:p>26</text:p>
          </table:table-cell>
          <table:table-cell table:formula="of:=GETELOK([.$B14])*(1-(1/(1+10^(([.$O$3]-[.$B14])/400))))" office:value-type="float" office:value="30.3898770659183">
            <text:p>30</text:p>
          </table:table-cell>
          <table:table-cell table:formula="of:=GETELOK([.$B14])*(1-(1/(1+10^(([.$P$3]-[.$B14])/400))))" office:value-type="float" office:value="33.9608177115471">
            <text:p>34</text:p>
          </table:table-cell>
          <table:table-cell table:formula="of:=GETELOK([.$B14])*(1-(1/(1+10^(([.$Q$3]-[.$B14])/400))))" office:value-type="float" office:value="36.3636363636364">
            <text:p>36</text:p>
          </table:table-cell>
          <table:table-cell table:formula="of:=GETELOK([.$B14])*(1-(1/(1+10^(([.$R$3]-[.$B14])/400))))" office:value-type="float" office:value="37.8703913919191">
            <text:p>38</text:p>
          </table:table-cell>
          <table:table-cell table:formula="of:=GETELOK([.$B14])*(1-(1/(1+10^(([.$S$3]-[.$B14])/400))))" office:value-type="float" office:value="38.7738627987314">
            <text:p>39</text:p>
          </table:table-cell>
          <table:table-cell table:formula="of:=GETELOK([.$B14])*(1-(1/(1+10^(([.$T$3]-[.$B14])/400))))" office:value-type="float" office:value="39.3011163402067">
            <text:p>39</text:p>
          </table:table-cell>
          <table:table-cell table:formula="of:=GETELOK([.$B14])*(1-(1/(1+10^(([.$U$3]-[.$B14])/400))))" office:value-type="float" office:value="39.6039603960396">
            <text:p>40</text:p>
          </table:table-cell>
          <table:table-cell table:formula="of:=GETELOK([.$B14])*(1-(1/(1+10^(([.$V$3]-[.$B14])/400))))" office:value-type="float" office:value="39.7763213076466">
            <text:p>40</text:p>
          </table:table-cell>
          <table:table-cell table:formula="of:=GETELOK([.$B14])*(1-(1/(1+10^(([.$W$3]-[.$B14])/400))))" office:value-type="float" office:value="39.8739076326696">
            <text:p>40</text:p>
          </table:table-cell>
          <table:table-cell table:formula="of:=GETELOK([.$B14])*(1-(1/(1+10^(([.$X$3]-[.$B14])/400))))" office:value-type="float" office:value="39.9289950901676">
            <text:p>40</text:p>
          </table:table-cell>
          <table:table-cell table:formula="of:=GETELOK([.$B14])*(1-(1/(1+10^(([.$Y$3]-[.$B14])/400))))" office:value-type="float" office:value="39.96003996004">
            <text:p>40</text:p>
          </table:table-cell>
          <table:table-cell table:formula="of:=GETELOK([.$B14])*(1-(1/(1+10^(([.$Z$3]-[.$B14])/400))))" office:value-type="float" office:value="39.9775189889939">
            <text:p>40</text:p>
          </table:table-cell>
          <table:table-cell table:formula="of:=GETELOK([.$B14])*(1-(1/(1+10^(([.$AA$3]-[.$B14])/400))))" office:value-type="float" office:value="39.9873548880948">
            <text:p>40</text:p>
          </table:table-cell>
          <table:table-cell table:formula="of:=GETELOK([.$B14])*(1-(1/(1+10^(([.$AB$3]-[.$B14])/400))))" office:value-type="float" office:value="39.992888147046">
            <text:p>40</text:p>
          </table:table-cell>
          <table:table-cell table:formula="of:=GETELOK([.$B14])*(1-(1/(1+10^(([.$AC$3]-[.$B14])/400))))" office:value-type="float" office:value="39.99600039996">
            <text:p>40</text:p>
          </table:table-cell>
          <table:table-cell table:formula="of:=GETELOK([.$B14])*(1-(1/(1+10^(([.$AD$3]-[.$B14])/400))))" office:value-type="float" office:value="39.9977507611832">
            <text:p>40</text:p>
          </table:table-cell>
          <table:table-cell table:formula="of:=GETELOK([.$B14])*(1-(1/(1+10^(([.$AE$3]-[.$B14])/400))))" office:value-type="float" office:value="39.9987351289347">
            <text:p>40</text:p>
          </table:table-cell>
          <table:table-cell table:formula="of:=GETELOK([.$B14])*(1-(1/(1+10^(([.$AF$3]-[.$B14])/400))))" office:value-type="float" office:value="39.9992887008849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1200">
            <text:p>1200</text:p>
          </table:table-cell>
          <table:table-cell table:formula="of:=GETELOK([.$B15])*(1-(1/(1+10^(([.$C$3]-[.B15])/400))))" office:value-type="float" office:value="0.0710049098323928">
            <text:p>0</text:p>
          </table:table-cell>
          <table:table-cell table:formula="of:=GETELOK([.$B15])*(1-(1/(1+10^(([.$D$3]-[.$B15])/400))))" office:value-type="float" office:value="0.126092367330406">
            <text:p>0</text:p>
          </table:table-cell>
          <table:table-cell table:formula="of:=GETELOK([.$B15])*(1-(1/(1+10^(([.$E$3]-[.$B15])/400))))" office:value-type="float" office:value="0.223678692353393">
            <text:p>0</text:p>
          </table:table-cell>
          <table:table-cell table:formula="of:=GETELOK([.$B15])*(1-(1/(1+10^(([.$F$3]-[.$B15])/400))))" office:value-type="float" office:value="0.396039603960396">
            <text:p>0</text:p>
          </table:table-cell>
          <table:table-cell table:formula="of:=GETELOK([.$B15])*(1-(1/(1+10^(([.$G$3]-[.$B15])/400))))" office:value-type="float" office:value="0.698883659793337">
            <text:p>1</text:p>
          </table:table-cell>
          <table:table-cell table:formula="of:=GETELOK([.$B15])*(1-(1/(1+10^(([.$H$3]-[.$B15])/400))))" office:value-type="float" office:value="1.22613720126862">
            <text:p>1</text:p>
          </table:table-cell>
          <table:table-cell table:formula="of:=GETELOK([.$B15])*(1-(1/(1+10^(([.$I$3]-[.$B15])/400))))" office:value-type="float" office:value="2.1296086080809">
            <text:p>2</text:p>
          </table:table-cell>
          <table:table-cell table:formula="of:=GETELOK([.$B15])*(1-(1/(1+10^(([.$J$3]-[.$B15])/400))))" office:value-type="float" office:value="3.63636363636364">
            <text:p>4</text:p>
          </table:table-cell>
          <table:table-cell table:formula="of:=GETELOK([.$B15])*(1-(1/(1+10^(([.$K$3]-[.$B15])/400))))" office:value-type="float" office:value="6.03918228845293">
            <text:p>6</text:p>
          </table:table-cell>
          <table:table-cell table:formula="of:=GETELOK([.$B15])*(1-(1/(1+10^(([.$L$3]-[.$B15])/400))))" office:value-type="float" office:value="9.61012293408169">
            <text:p>10</text:p>
          </table:table-cell>
          <table:table-cell table:formula="of:=GETELOK([.$B15])*(1-(1/(1+10^(([.$M$3]-[.$B15])/400))))" office:value-type="float" office:value="14.3974000078846">
            <text:p>14</text:p>
          </table:table-cell>
          <table:table-cell table:formula="of:=GETELOK([.$B15])*(1-(1/(1+10^(([.$N$3]-[.$B15])/400))))" office:value-type="float" office:value="20">
            <text:p>20</text:p>
          </table:table-cell>
          <table:table-cell table:formula="of:=GETELOK([.$B15])*(1-(1/(1+10^(([.$O$3]-[.$B15])/400))))" office:value-type="float" office:value="25.6025999921154">
            <text:p>26</text:p>
          </table:table-cell>
          <table:table-cell table:formula="of:=GETELOK([.$B15])*(1-(1/(1+10^(([.$P$3]-[.$B15])/400))))" office:value-type="float" office:value="30.3898770659183">
            <text:p>30</text:p>
          </table:table-cell>
          <table:table-cell table:formula="of:=GETELOK([.$B15])*(1-(1/(1+10^(([.$Q$3]-[.$B15])/400))))" office:value-type="float" office:value="33.9608177115471">
            <text:p>34</text:p>
          </table:table-cell>
          <table:table-cell table:formula="of:=GETELOK([.$B15])*(1-(1/(1+10^(([.$R$3]-[.$B15])/400))))" office:value-type="float" office:value="36.3636363636364">
            <text:p>36</text:p>
          </table:table-cell>
          <table:table-cell table:formula="of:=GETELOK([.$B15])*(1-(1/(1+10^(([.$S$3]-[.$B15])/400))))" office:value-type="float" office:value="37.8703913919191">
            <text:p>38</text:p>
          </table:table-cell>
          <table:table-cell table:formula="of:=GETELOK([.$B15])*(1-(1/(1+10^(([.$T$3]-[.$B15])/400))))" office:value-type="float" office:value="38.7738627987314">
            <text:p>39</text:p>
          </table:table-cell>
          <table:table-cell table:formula="of:=GETELOK([.$B15])*(1-(1/(1+10^(([.$U$3]-[.$B15])/400))))" office:value-type="float" office:value="39.3011163402067">
            <text:p>39</text:p>
          </table:table-cell>
          <table:table-cell table:formula="of:=GETELOK([.$B15])*(1-(1/(1+10^(([.$V$3]-[.$B15])/400))))" office:value-type="float" office:value="39.6039603960396">
            <text:p>40</text:p>
          </table:table-cell>
          <table:table-cell table:formula="of:=GETELOK([.$B15])*(1-(1/(1+10^(([.$W$3]-[.$B15])/400))))" office:value-type="float" office:value="39.7763213076466">
            <text:p>40</text:p>
          </table:table-cell>
          <table:table-cell table:formula="of:=GETELOK([.$B15])*(1-(1/(1+10^(([.$X$3]-[.$B15])/400))))" office:value-type="float" office:value="39.8739076326696">
            <text:p>40</text:p>
          </table:table-cell>
          <table:table-cell table:formula="of:=GETELOK([.$B15])*(1-(1/(1+10^(([.$Y$3]-[.$B15])/400))))" office:value-type="float" office:value="39.9289950901676">
            <text:p>40</text:p>
          </table:table-cell>
          <table:table-cell table:formula="of:=GETELOK([.$B15])*(1-(1/(1+10^(([.$Z$3]-[.$B15])/400))))" office:value-type="float" office:value="39.96003996004">
            <text:p>40</text:p>
          </table:table-cell>
          <table:table-cell table:formula="of:=GETELOK([.$B15])*(1-(1/(1+10^(([.$AA$3]-[.$B15])/400))))" office:value-type="float" office:value="39.9775189889939">
            <text:p>40</text:p>
          </table:table-cell>
          <table:table-cell table:formula="of:=GETELOK([.$B15])*(1-(1/(1+10^(([.$AB$3]-[.$B15])/400))))" office:value-type="float" office:value="39.9873548880948">
            <text:p>40</text:p>
          </table:table-cell>
          <table:table-cell table:formula="of:=GETELOK([.$B15])*(1-(1/(1+10^(([.$AC$3]-[.$B15])/400))))" office:value-type="float" office:value="39.992888147046">
            <text:p>40</text:p>
          </table:table-cell>
          <table:table-cell table:formula="of:=GETELOK([.$B15])*(1-(1/(1+10^(([.$AD$3]-[.$B15])/400))))" office:value-type="float" office:value="39.99600039996">
            <text:p>40</text:p>
          </table:table-cell>
          <table:table-cell table:formula="of:=GETELOK([.$B15])*(1-(1/(1+10^(([.$AE$3]-[.$B15])/400))))" office:value-type="float" office:value="39.9977507611832">
            <text:p>40</text:p>
          </table:table-cell>
          <table:table-cell table:formula="of:=GETELOK([.$B15])*(1-(1/(1+10^(([.$AF$3]-[.$B15])/400))))" office:value-type="float" office:value="39.9987351289347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1300">
            <text:p>1300</text:p>
          </table:table-cell>
          <table:table-cell table:formula="of:=GETELOK([.$B16])*(1-(1/(1+10^(([.$C$3]-[.B16])/400))))" office:value-type="float" office:value="0.0399600399600342">
            <text:p>0</text:p>
          </table:table-cell>
          <table:table-cell table:formula="of:=GETELOK([.$B16])*(1-(1/(1+10^(([.$D$3]-[.$B16])/400))))" office:value-type="float" office:value="0.0710049098323928">
            <text:p>0</text:p>
          </table:table-cell>
          <table:table-cell table:formula="of:=GETELOK([.$B16])*(1-(1/(1+10^(([.$E$3]-[.$B16])/400))))" office:value-type="float" office:value="0.126092367330406">
            <text:p>0</text:p>
          </table:table-cell>
          <table:table-cell table:formula="of:=GETELOK([.$B16])*(1-(1/(1+10^(([.$F$3]-[.$B16])/400))))" office:value-type="float" office:value="0.223678692353393">
            <text:p>0</text:p>
          </table:table-cell>
          <table:table-cell table:formula="of:=GETELOK([.$B16])*(1-(1/(1+10^(([.$G$3]-[.$B16])/400))))" office:value-type="float" office:value="0.396039603960396">
            <text:p>0</text:p>
          </table:table-cell>
          <table:table-cell table:formula="of:=GETELOK([.$B16])*(1-(1/(1+10^(([.$H$3]-[.$B16])/400))))" office:value-type="float" office:value="0.698883659793337">
            <text:p>1</text:p>
          </table:table-cell>
          <table:table-cell table:formula="of:=GETELOK([.$B16])*(1-(1/(1+10^(([.$I$3]-[.$B16])/400))))" office:value-type="float" office:value="1.22613720126862">
            <text:p>1</text:p>
          </table:table-cell>
          <table:table-cell table:formula="of:=GETELOK([.$B16])*(1-(1/(1+10^(([.$J$3]-[.$B16])/400))))" office:value-type="float" office:value="2.1296086080809">
            <text:p>2</text:p>
          </table:table-cell>
          <table:table-cell table:formula="of:=GETELOK([.$B16])*(1-(1/(1+10^(([.$K$3]-[.$B16])/400))))" office:value-type="float" office:value="3.63636363636364">
            <text:p>4</text:p>
          </table:table-cell>
          <table:table-cell table:formula="of:=GETELOK([.$B16])*(1-(1/(1+10^(([.$L$3]-[.$B16])/400))))" office:value-type="float" office:value="6.03918228845293">
            <text:p>6</text:p>
          </table:table-cell>
          <table:table-cell table:formula="of:=GETELOK([.$B16])*(1-(1/(1+10^(([.$M$3]-[.$B16])/400))))" office:value-type="float" office:value="9.61012293408169">
            <text:p>10</text:p>
          </table:table-cell>
          <table:table-cell table:formula="of:=GETELOK([.$B16])*(1-(1/(1+10^(([.$N$3]-[.$B16])/400))))" office:value-type="float" office:value="14.3974000078846">
            <text:p>14</text:p>
          </table:table-cell>
          <table:table-cell table:formula="of:=GETELOK([.$B16])*(1-(1/(1+10^(([.$O$3]-[.$B16])/400))))" office:value-type="float" office:value="20">
            <text:p>20</text:p>
          </table:table-cell>
          <table:table-cell table:formula="of:=GETELOK([.$B16])*(1-(1/(1+10^(([.$P$3]-[.$B16])/400))))" office:value-type="float" office:value="25.6025999921154">
            <text:p>26</text:p>
          </table:table-cell>
          <table:table-cell table:formula="of:=GETELOK([.$B16])*(1-(1/(1+10^(([.$Q$3]-[.$B16])/400))))" office:value-type="float" office:value="30.3898770659183">
            <text:p>30</text:p>
          </table:table-cell>
          <table:table-cell table:formula="of:=GETELOK([.$B16])*(1-(1/(1+10^(([.$R$3]-[.$B16])/400))))" office:value-type="float" office:value="33.9608177115471">
            <text:p>34</text:p>
          </table:table-cell>
          <table:table-cell table:formula="of:=GETELOK([.$B16])*(1-(1/(1+10^(([.$S$3]-[.$B16])/400))))" office:value-type="float" office:value="36.3636363636364">
            <text:p>36</text:p>
          </table:table-cell>
          <table:table-cell table:formula="of:=GETELOK([.$B16])*(1-(1/(1+10^(([.$T$3]-[.$B16])/400))))" office:value-type="float" office:value="37.8703913919191">
            <text:p>38</text:p>
          </table:table-cell>
          <table:table-cell table:formula="of:=GETELOK([.$B16])*(1-(1/(1+10^(([.$U$3]-[.$B16])/400))))" office:value-type="float" office:value="38.7738627987314">
            <text:p>39</text:p>
          </table:table-cell>
          <table:table-cell table:formula="of:=GETELOK([.$B16])*(1-(1/(1+10^(([.$V$3]-[.$B16])/400))))" office:value-type="float" office:value="39.3011163402067">
            <text:p>39</text:p>
          </table:table-cell>
          <table:table-cell table:formula="of:=GETELOK([.$B16])*(1-(1/(1+10^(([.$W$3]-[.$B16])/400))))" office:value-type="float" office:value="39.6039603960396">
            <text:p>40</text:p>
          </table:table-cell>
          <table:table-cell table:formula="of:=GETELOK([.$B16])*(1-(1/(1+10^(([.$X$3]-[.$B16])/400))))" office:value-type="float" office:value="39.7763213076466">
            <text:p>40</text:p>
          </table:table-cell>
          <table:table-cell table:formula="of:=GETELOK([.$B16])*(1-(1/(1+10^(([.$Y$3]-[.$B16])/400))))" office:value-type="float" office:value="39.8739076326696">
            <text:p>40</text:p>
          </table:table-cell>
          <table:table-cell table:formula="of:=GETELOK([.$B16])*(1-(1/(1+10^(([.$Z$3]-[.$B16])/400))))" office:value-type="float" office:value="39.9289950901676">
            <text:p>40</text:p>
          </table:table-cell>
          <table:table-cell table:formula="of:=GETELOK([.$B16])*(1-(1/(1+10^(([.$AA$3]-[.$B16])/400))))" office:value-type="float" office:value="39.96003996004">
            <text:p>40</text:p>
          </table:table-cell>
          <table:table-cell table:formula="of:=GETELOK([.$B16])*(1-(1/(1+10^(([.$AB$3]-[.$B16])/400))))" office:value-type="float" office:value="39.9775189889939">
            <text:p>40</text:p>
          </table:table-cell>
          <table:table-cell table:formula="of:=GETELOK([.$B16])*(1-(1/(1+10^(([.$AC$3]-[.$B16])/400))))" office:value-type="float" office:value="39.9873548880948">
            <text:p>40</text:p>
          </table:table-cell>
          <table:table-cell table:formula="of:=GETELOK([.$B16])*(1-(1/(1+10^(([.$AD$3]-[.$B16])/400))))" office:value-type="float" office:value="39.992888147046">
            <text:p>40</text:p>
          </table:table-cell>
          <table:table-cell table:formula="of:=GETELOK([.$B16])*(1-(1/(1+10^(([.$AE$3]-[.$B16])/400))))" office:value-type="float" office:value="39.99600039996">
            <text:p>40</text:p>
          </table:table-cell>
          <table:table-cell table:formula="of:=GETELOK([.$B16])*(1-(1/(1+10^(([.$AF$3]-[.$B16])/400))))" office:value-type="float" office:value="39.9977507611832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1400">
            <text:p>1400</text:p>
          </table:table-cell>
          <table:table-cell table:formula="of:=GETELOK([.$B17])*(1-(1/(1+10^(([.$C$3]-[.B17])/400))))" office:value-type="float" office:value="0.0224810110060902">
            <text:p>0</text:p>
          </table:table-cell>
          <table:table-cell table:formula="of:=GETELOK([.$B17])*(1-(1/(1+10^(([.$D$3]-[.$B17])/400))))" office:value-type="float" office:value="0.0399600399600342">
            <text:p>0</text:p>
          </table:table-cell>
          <table:table-cell table:formula="of:=GETELOK([.$B17])*(1-(1/(1+10^(([.$E$3]-[.$B17])/400))))" office:value-type="float" office:value="0.0710049098323928">
            <text:p>0</text:p>
          </table:table-cell>
          <table:table-cell table:formula="of:=GETELOK([.$B17])*(1-(1/(1+10^(([.$F$3]-[.$B17])/400))))" office:value-type="float" office:value="0.126092367330406">
            <text:p>0</text:p>
          </table:table-cell>
          <table:table-cell table:formula="of:=GETELOK([.$B17])*(1-(1/(1+10^(([.$G$3]-[.$B17])/400))))" office:value-type="float" office:value="0.223678692353393">
            <text:p>0</text:p>
          </table:table-cell>
          <table:table-cell table:formula="of:=GETELOK([.$B17])*(1-(1/(1+10^(([.$H$3]-[.$B17])/400))))" office:value-type="float" office:value="0.396039603960396">
            <text:p>0</text:p>
          </table:table-cell>
          <table:table-cell table:formula="of:=GETELOK([.$B17])*(1-(1/(1+10^(([.$I$3]-[.$B17])/400))))" office:value-type="float" office:value="0.698883659793337">
            <text:p>1</text:p>
          </table:table-cell>
          <table:table-cell table:formula="of:=GETELOK([.$B17])*(1-(1/(1+10^(([.$J$3]-[.$B17])/400))))" office:value-type="float" office:value="1.22613720126862">
            <text:p>1</text:p>
          </table:table-cell>
          <table:table-cell table:formula="of:=GETELOK([.$B17])*(1-(1/(1+10^(([.$K$3]-[.$B17])/400))))" office:value-type="float" office:value="2.1296086080809">
            <text:p>2</text:p>
          </table:table-cell>
          <table:table-cell table:formula="of:=GETELOK([.$B17])*(1-(1/(1+10^(([.$L$3]-[.$B17])/400))))" office:value-type="float" office:value="3.63636363636364">
            <text:p>4</text:p>
          </table:table-cell>
          <table:table-cell table:formula="of:=GETELOK([.$B17])*(1-(1/(1+10^(([.$M$3]-[.$B17])/400))))" office:value-type="float" office:value="6.03918228845293">
            <text:p>6</text:p>
          </table:table-cell>
          <table:table-cell table:formula="of:=GETELOK([.$B17])*(1-(1/(1+10^(([.$N$3]-[.$B17])/400))))" office:value-type="float" office:value="9.61012293408169">
            <text:p>10</text:p>
          </table:table-cell>
          <table:table-cell table:formula="of:=GETELOK([.$B17])*(1-(1/(1+10^(([.$O$3]-[.$B17])/400))))" office:value-type="float" office:value="14.3974000078846">
            <text:p>14</text:p>
          </table:table-cell>
          <table:table-cell table:formula="of:=GETELOK([.$B17])*(1-(1/(1+10^(([.$P$3]-[.$B17])/400))))" office:value-type="float" office:value="20">
            <text:p>20</text:p>
          </table:table-cell>
          <table:table-cell table:formula="of:=GETELOK([.$B17])*(1-(1/(1+10^(([.$Q$3]-[.$B17])/400))))" office:value-type="float" office:value="25.6025999921154">
            <text:p>26</text:p>
          </table:table-cell>
          <table:table-cell table:formula="of:=GETELOK([.$B17])*(1-(1/(1+10^(([.$R$3]-[.$B17])/400))))" office:value-type="float" office:value="30.3898770659183">
            <text:p>30</text:p>
          </table:table-cell>
          <table:table-cell table:formula="of:=GETELOK([.$B17])*(1-(1/(1+10^(([.$S$3]-[.$B17])/400))))" office:value-type="float" office:value="33.9608177115471">
            <text:p>34</text:p>
          </table:table-cell>
          <table:table-cell table:formula="of:=GETELOK([.$B17])*(1-(1/(1+10^(([.$T$3]-[.$B17])/400))))" office:value-type="float" office:value="36.3636363636364">
            <text:p>36</text:p>
          </table:table-cell>
          <table:table-cell table:formula="of:=GETELOK([.$B17])*(1-(1/(1+10^(([.$U$3]-[.$B17])/400))))" office:value-type="float" office:value="37.8703913919191">
            <text:p>38</text:p>
          </table:table-cell>
          <table:table-cell table:formula="of:=GETELOK([.$B17])*(1-(1/(1+10^(([.$V$3]-[.$B17])/400))))" office:value-type="float" office:value="38.7738627987314">
            <text:p>39</text:p>
          </table:table-cell>
          <table:table-cell table:formula="of:=GETELOK([.$B17])*(1-(1/(1+10^(([.$W$3]-[.$B17])/400))))" office:value-type="float" office:value="39.3011163402067">
            <text:p>39</text:p>
          </table:table-cell>
          <table:table-cell table:formula="of:=GETELOK([.$B17])*(1-(1/(1+10^(([.$X$3]-[.$B17])/400))))" office:value-type="float" office:value="39.6039603960396">
            <text:p>40</text:p>
          </table:table-cell>
          <table:table-cell table:formula="of:=GETELOK([.$B17])*(1-(1/(1+10^(([.$Y$3]-[.$B17])/400))))" office:value-type="float" office:value="39.7763213076466">
            <text:p>40</text:p>
          </table:table-cell>
          <table:table-cell table:formula="of:=GETELOK([.$B17])*(1-(1/(1+10^(([.$Z$3]-[.$B17])/400))))" office:value-type="float" office:value="39.8739076326696">
            <text:p>40</text:p>
          </table:table-cell>
          <table:table-cell table:formula="of:=GETELOK([.$B17])*(1-(1/(1+10^(([.$AA$3]-[.$B17])/400))))" office:value-type="float" office:value="39.9289950901676">
            <text:p>40</text:p>
          </table:table-cell>
          <table:table-cell table:formula="of:=GETELOK([.$B17])*(1-(1/(1+10^(([.$AB$3]-[.$B17])/400))))" office:value-type="float" office:value="39.96003996004">
            <text:p>40</text:p>
          </table:table-cell>
          <table:table-cell table:formula="of:=GETELOK([.$B17])*(1-(1/(1+10^(([.$AC$3]-[.$B17])/400))))" office:value-type="float" office:value="39.9775189889939">
            <text:p>40</text:p>
          </table:table-cell>
          <table:table-cell table:formula="of:=GETELOK([.$B17])*(1-(1/(1+10^(([.$AD$3]-[.$B17])/400))))" office:value-type="float" office:value="39.9873548880948">
            <text:p>40</text:p>
          </table:table-cell>
          <table:table-cell table:formula="of:=GETELOK([.$B17])*(1-(1/(1+10^(([.$AE$3]-[.$B17])/400))))" office:value-type="float" office:value="39.992888147046">
            <text:p>40</text:p>
          </table:table-cell>
          <table:table-cell table:formula="of:=GETELOK([.$B17])*(1-(1/(1+10^(([.$AF$3]-[.$B17])/400))))" office:value-type="float" office:value="39.99600039996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1500">
            <text:p>1500</text:p>
          </table:table-cell>
          <table:table-cell table:formula="of:=GETELOK([.$B18])*(1-(1/(1+10^(([.$C$3]-[.B18])/400))))" office:value-type="float" office:value="0.0126451119051874">
            <text:p>0</text:p>
          </table:table-cell>
          <table:table-cell table:formula="of:=GETELOK([.$B18])*(1-(1/(1+10^(([.$D$3]-[.$B18])/400))))" office:value-type="float" office:value="0.0224810110060902">
            <text:p>0</text:p>
          </table:table-cell>
          <table:table-cell table:formula="of:=GETELOK([.$B18])*(1-(1/(1+10^(([.$E$3]-[.$B18])/400))))" office:value-type="float" office:value="0.0399600399600342">
            <text:p>0</text:p>
          </table:table-cell>
          <table:table-cell table:formula="of:=GETELOK([.$B18])*(1-(1/(1+10^(([.$F$3]-[.$B18])/400))))" office:value-type="float" office:value="0.0710049098323928">
            <text:p>0</text:p>
          </table:table-cell>
          <table:table-cell table:formula="of:=GETELOK([.$B18])*(1-(1/(1+10^(([.$G$3]-[.$B18])/400))))" office:value-type="float" office:value="0.126092367330406">
            <text:p>0</text:p>
          </table:table-cell>
          <table:table-cell table:formula="of:=GETELOK([.$B18])*(1-(1/(1+10^(([.$H$3]-[.$B18])/400))))" office:value-type="float" office:value="0.223678692353393">
            <text:p>0</text:p>
          </table:table-cell>
          <table:table-cell table:formula="of:=GETELOK([.$B18])*(1-(1/(1+10^(([.$I$3]-[.$B18])/400))))" office:value-type="float" office:value="0.396039603960396">
            <text:p>0</text:p>
          </table:table-cell>
          <table:table-cell table:formula="of:=GETELOK([.$B18])*(1-(1/(1+10^(([.$J$3]-[.$B18])/400))))" office:value-type="float" office:value="0.698883659793337">
            <text:p>1</text:p>
          </table:table-cell>
          <table:table-cell table:formula="of:=GETELOK([.$B18])*(1-(1/(1+10^(([.$K$3]-[.$B18])/400))))" office:value-type="float" office:value="1.22613720126862">
            <text:p>1</text:p>
          </table:table-cell>
          <table:table-cell table:formula="of:=GETELOK([.$B18])*(1-(1/(1+10^(([.$L$3]-[.$B18])/400))))" office:value-type="float" office:value="2.1296086080809">
            <text:p>2</text:p>
          </table:table-cell>
          <table:table-cell table:formula="of:=GETELOK([.$B18])*(1-(1/(1+10^(([.$M$3]-[.$B18])/400))))" office:value-type="float" office:value="3.63636363636364">
            <text:p>4</text:p>
          </table:table-cell>
          <table:table-cell table:formula="of:=GETELOK([.$B18])*(1-(1/(1+10^(([.$N$3]-[.$B18])/400))))" office:value-type="float" office:value="6.03918228845293">
            <text:p>6</text:p>
          </table:table-cell>
          <table:table-cell table:formula="of:=GETELOK([.$B18])*(1-(1/(1+10^(([.$O$3]-[.$B18])/400))))" office:value-type="float" office:value="9.61012293408169">
            <text:p>10</text:p>
          </table:table-cell>
          <table:table-cell table:formula="of:=GETELOK([.$B18])*(1-(1/(1+10^(([.$P$3]-[.$B18])/400))))" office:value-type="float" office:value="14.3974000078846">
            <text:p>14</text:p>
          </table:table-cell>
          <table:table-cell table:formula="of:=GETELOK([.$B18])*(1-(1/(1+10^(([.$Q$3]-[.$B18])/400))))" office:value-type="float" office:value="20">
            <text:p>20</text:p>
          </table:table-cell>
          <table:table-cell table:formula="of:=GETELOK([.$B18])*(1-(1/(1+10^(([.$R$3]-[.$B18])/400))))" office:value-type="float" office:value="25.6025999921154">
            <text:p>26</text:p>
          </table:table-cell>
          <table:table-cell table:formula="of:=GETELOK([.$B18])*(1-(1/(1+10^(([.$S$3]-[.$B18])/400))))" office:value-type="float" office:value="30.3898770659183">
            <text:p>30</text:p>
          </table:table-cell>
          <table:table-cell table:formula="of:=GETELOK([.$B18])*(1-(1/(1+10^(([.$T$3]-[.$B18])/400))))" office:value-type="float" office:value="33.9608177115471">
            <text:p>34</text:p>
          </table:table-cell>
          <table:table-cell table:formula="of:=GETELOK([.$B18])*(1-(1/(1+10^(([.$U$3]-[.$B18])/400))))" office:value-type="float" office:value="36.3636363636364">
            <text:p>36</text:p>
          </table:table-cell>
          <table:table-cell table:formula="of:=GETELOK([.$B18])*(1-(1/(1+10^(([.$V$3]-[.$B18])/400))))" office:value-type="float" office:value="37.8703913919191">
            <text:p>38</text:p>
          </table:table-cell>
          <table:table-cell table:formula="of:=GETELOK([.$B18])*(1-(1/(1+10^(([.$W$3]-[.$B18])/400))))" office:value-type="float" office:value="38.7738627987314">
            <text:p>39</text:p>
          </table:table-cell>
          <table:table-cell table:formula="of:=GETELOK([.$B18])*(1-(1/(1+10^(([.$X$3]-[.$B18])/400))))" office:value-type="float" office:value="39.3011163402067">
            <text:p>39</text:p>
          </table:table-cell>
          <table:table-cell table:formula="of:=GETELOK([.$B18])*(1-(1/(1+10^(([.$Y$3]-[.$B18])/400))))" office:value-type="float" office:value="39.6039603960396">
            <text:p>40</text:p>
          </table:table-cell>
          <table:table-cell table:formula="of:=GETELOK([.$B18])*(1-(1/(1+10^(([.$Z$3]-[.$B18])/400))))" office:value-type="float" office:value="39.7763213076466">
            <text:p>40</text:p>
          </table:table-cell>
          <table:table-cell table:formula="of:=GETELOK([.$B18])*(1-(1/(1+10^(([.$AA$3]-[.$B18])/400))))" office:value-type="float" office:value="39.8739076326696">
            <text:p>40</text:p>
          </table:table-cell>
          <table:table-cell table:formula="of:=GETELOK([.$B18])*(1-(1/(1+10^(([.$AB$3]-[.$B18])/400))))" office:value-type="float" office:value="39.9289950901676">
            <text:p>40</text:p>
          </table:table-cell>
          <table:table-cell table:formula="of:=GETELOK([.$B18])*(1-(1/(1+10^(([.$AC$3]-[.$B18])/400))))" office:value-type="float" office:value="39.96003996004">
            <text:p>40</text:p>
          </table:table-cell>
          <table:table-cell table:formula="of:=GETELOK([.$B18])*(1-(1/(1+10^(([.$AD$3]-[.$B18])/400))))" office:value-type="float" office:value="39.9775189889939">
            <text:p>40</text:p>
          </table:table-cell>
          <table:table-cell table:formula="of:=GETELOK([.$B18])*(1-(1/(1+10^(([.$AE$3]-[.$B18])/400))))" office:value-type="float" office:value="39.9873548880948">
            <text:p>40</text:p>
          </table:table-cell>
          <table:table-cell table:formula="of:=GETELOK([.$B18])*(1-(1/(1+10^(([.$AF$3]-[.$B18])/400))))" office:value-type="float" office:value="39.992888147046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1600">
            <text:p>1600</text:p>
          </table:table-cell>
          <table:table-cell table:formula="of:=GETELOK([.$B19])*(1-(1/(1+10^(([.$C$3]-[.B19])/400))))" office:value-type="float" office:value="0.00711185295398487">
            <text:p>0</text:p>
          </table:table-cell>
          <table:table-cell table:formula="of:=GETELOK([.$B19])*(1-(1/(1+10^(([.$D$3]-[.$B19])/400))))" office:value-type="float" office:value="0.0126451119051874">
            <text:p>0</text:p>
          </table:table-cell>
          <table:table-cell table:formula="of:=GETELOK([.$B19])*(1-(1/(1+10^(([.$E$3]-[.$B19])/400))))" office:value-type="float" office:value="0.0224810110060902">
            <text:p>0</text:p>
          </table:table-cell>
          <table:table-cell table:formula="of:=GETELOK([.$B19])*(1-(1/(1+10^(([.$F$3]-[.$B19])/400))))" office:value-type="float" office:value="0.0399600399600342">
            <text:p>0</text:p>
          </table:table-cell>
          <table:table-cell table:formula="of:=GETELOK([.$B19])*(1-(1/(1+10^(([.$G$3]-[.$B19])/400))))" office:value-type="float" office:value="0.0710049098323928">
            <text:p>0</text:p>
          </table:table-cell>
          <table:table-cell table:formula="of:=GETELOK([.$B19])*(1-(1/(1+10^(([.$H$3]-[.$B19])/400))))" office:value-type="float" office:value="0.126092367330406">
            <text:p>0</text:p>
          </table:table-cell>
          <table:table-cell table:formula="of:=GETELOK([.$B19])*(1-(1/(1+10^(([.$I$3]-[.$B19])/400))))" office:value-type="float" office:value="0.223678692353393">
            <text:p>0</text:p>
          </table:table-cell>
          <table:table-cell table:formula="of:=GETELOK([.$B19])*(1-(1/(1+10^(([.$J$3]-[.$B19])/400))))" office:value-type="float" office:value="0.396039603960396">
            <text:p>0</text:p>
          </table:table-cell>
          <table:table-cell table:formula="of:=GETELOK([.$B19])*(1-(1/(1+10^(([.$K$3]-[.$B19])/400))))" office:value-type="float" office:value="0.698883659793337">
            <text:p>1</text:p>
          </table:table-cell>
          <table:table-cell table:formula="of:=GETELOK([.$B19])*(1-(1/(1+10^(([.$L$3]-[.$B19])/400))))" office:value-type="float" office:value="1.22613720126862">
            <text:p>1</text:p>
          </table:table-cell>
          <table:table-cell table:formula="of:=GETELOK([.$B19])*(1-(1/(1+10^(([.$M$3]-[.$B19])/400))))" office:value-type="float" office:value="2.1296086080809">
            <text:p>2</text:p>
          </table:table-cell>
          <table:table-cell table:formula="of:=GETELOK([.$B19])*(1-(1/(1+10^(([.$N$3]-[.$B19])/400))))" office:value-type="float" office:value="3.63636363636364">
            <text:p>4</text:p>
          </table:table-cell>
          <table:table-cell table:formula="of:=GETELOK([.$B19])*(1-(1/(1+10^(([.$O$3]-[.$B19])/400))))" office:value-type="float" office:value="6.03918228845293">
            <text:p>6</text:p>
          </table:table-cell>
          <table:table-cell table:formula="of:=GETELOK([.$B19])*(1-(1/(1+10^(([.$P$3]-[.$B19])/400))))" office:value-type="float" office:value="9.61012293408169">
            <text:p>10</text:p>
          </table:table-cell>
          <table:table-cell table:formula="of:=GETELOK([.$B19])*(1-(1/(1+10^(([.$Q$3]-[.$B19])/400))))" office:value-type="float" office:value="14.3974000078846">
            <text:p>14</text:p>
          </table:table-cell>
          <table:table-cell table:formula="of:=GETELOK([.$B19])*(1-(1/(1+10^(([.$R$3]-[.$B19])/400))))" office:value-type="float" office:value="20">
            <text:p>20</text:p>
          </table:table-cell>
          <table:table-cell table:formula="of:=GETELOK([.$B19])*(1-(1/(1+10^(([.$S$3]-[.$B19])/400))))" office:value-type="float" office:value="25.6025999921154">
            <text:p>26</text:p>
          </table:table-cell>
          <table:table-cell table:formula="of:=GETELOK([.$B19])*(1-(1/(1+10^(([.$T$3]-[.$B19])/400))))" office:value-type="float" office:value="30.3898770659183">
            <text:p>30</text:p>
          </table:table-cell>
          <table:table-cell table:formula="of:=GETELOK([.$B19])*(1-(1/(1+10^(([.$U$3]-[.$B19])/400))))" office:value-type="float" office:value="33.9608177115471">
            <text:p>34</text:p>
          </table:table-cell>
          <table:table-cell table:formula="of:=GETELOK([.$B19])*(1-(1/(1+10^(([.$V$3]-[.$B19])/400))))" office:value-type="float" office:value="36.3636363636364">
            <text:p>36</text:p>
          </table:table-cell>
          <table:table-cell table:formula="of:=GETELOK([.$B19])*(1-(1/(1+10^(([.$W$3]-[.$B19])/400))))" office:value-type="float" office:value="37.8703913919191">
            <text:p>38</text:p>
          </table:table-cell>
          <table:table-cell table:formula="of:=GETELOK([.$B19])*(1-(1/(1+10^(([.$X$3]-[.$B19])/400))))" office:value-type="float" office:value="38.7738627987314">
            <text:p>39</text:p>
          </table:table-cell>
          <table:table-cell table:formula="of:=GETELOK([.$B19])*(1-(1/(1+10^(([.$Y$3]-[.$B19])/400))))" office:value-type="float" office:value="39.3011163402067">
            <text:p>39</text:p>
          </table:table-cell>
          <table:table-cell table:formula="of:=GETELOK([.$B19])*(1-(1/(1+10^(([.$Z$3]-[.$B19])/400))))" office:value-type="float" office:value="39.6039603960396">
            <text:p>40</text:p>
          </table:table-cell>
          <table:table-cell table:formula="of:=GETELOK([.$B19])*(1-(1/(1+10^(([.$AA$3]-[.$B19])/400))))" office:value-type="float" office:value="39.7763213076466">
            <text:p>40</text:p>
          </table:table-cell>
          <table:table-cell table:formula="of:=GETELOK([.$B19])*(1-(1/(1+10^(([.$AB$3]-[.$B19])/400))))" office:value-type="float" office:value="39.8739076326696">
            <text:p>40</text:p>
          </table:table-cell>
          <table:table-cell table:formula="of:=GETELOK([.$B19])*(1-(1/(1+10^(([.$AC$3]-[.$B19])/400))))" office:value-type="float" office:value="39.9289950901676">
            <text:p>40</text:p>
          </table:table-cell>
          <table:table-cell table:formula="of:=GETELOK([.$B19])*(1-(1/(1+10^(([.$AD$3]-[.$B19])/400))))" office:value-type="float" office:value="39.96003996004">
            <text:p>40</text:p>
          </table:table-cell>
          <table:table-cell table:formula="of:=GETELOK([.$B19])*(1-(1/(1+10^(([.$AE$3]-[.$B19])/400))))" office:value-type="float" office:value="39.9775189889939">
            <text:p>40</text:p>
          </table:table-cell>
          <table:table-cell table:formula="of:=GETELOK([.$B19])*(1-(1/(1+10^(([.$AF$3]-[.$B19])/400))))" office:value-type="float" office:value="39.9873548880948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1700">
            <text:p>1700</text:p>
          </table:table-cell>
          <table:table-cell table:formula="of:=GETELOK([.$B20])*(1-(1/(1+10^(([.$C$3]-[.B20])/400))))" office:value-type="float" office:value="0.00399960003999666">
            <text:p>0</text:p>
          </table:table-cell>
          <table:table-cell table:formula="of:=GETELOK([.$B20])*(1-(1/(1+10^(([.$D$3]-[.$B20])/400))))" office:value-type="float" office:value="0.00711185295398487">
            <text:p>0</text:p>
          </table:table-cell>
          <table:table-cell table:formula="of:=GETELOK([.$B20])*(1-(1/(1+10^(([.$E$3]-[.$B20])/400))))" office:value-type="float" office:value="0.0126451119051874">
            <text:p>0</text:p>
          </table:table-cell>
          <table:table-cell table:formula="of:=GETELOK([.$B20])*(1-(1/(1+10^(([.$F$3]-[.$B20])/400))))" office:value-type="float" office:value="0.0224810110060902">
            <text:p>0</text:p>
          </table:table-cell>
          <table:table-cell table:formula="of:=GETELOK([.$B20])*(1-(1/(1+10^(([.$G$3]-[.$B20])/400))))" office:value-type="float" office:value="0.0399600399600342">
            <text:p>0</text:p>
          </table:table-cell>
          <table:table-cell table:formula="of:=GETELOK([.$B20])*(1-(1/(1+10^(([.$H$3]-[.$B20])/400))))" office:value-type="float" office:value="0.0710049098323928">
            <text:p>0</text:p>
          </table:table-cell>
          <table:table-cell table:formula="of:=GETELOK([.$B20])*(1-(1/(1+10^(([.$I$3]-[.$B20])/400))))" office:value-type="float" office:value="0.126092367330406">
            <text:p>0</text:p>
          </table:table-cell>
          <table:table-cell table:formula="of:=GETELOK([.$B20])*(1-(1/(1+10^(([.$J$3]-[.$B20])/400))))" office:value-type="float" office:value="0.223678692353393">
            <text:p>0</text:p>
          </table:table-cell>
          <table:table-cell table:formula="of:=GETELOK([.$B20])*(1-(1/(1+10^(([.$K$3]-[.$B20])/400))))" office:value-type="float" office:value="0.396039603960396">
            <text:p>0</text:p>
          </table:table-cell>
          <table:table-cell table:formula="of:=GETELOK([.$B20])*(1-(1/(1+10^(([.$L$3]-[.$B20])/400))))" office:value-type="float" office:value="0.698883659793337">
            <text:p>1</text:p>
          </table:table-cell>
          <table:table-cell table:formula="of:=GETELOK([.$B20])*(1-(1/(1+10^(([.$M$3]-[.$B20])/400))))" office:value-type="float" office:value="1.22613720126862">
            <text:p>1</text:p>
          </table:table-cell>
          <table:table-cell table:formula="of:=GETELOK([.$B20])*(1-(1/(1+10^(([.$N$3]-[.$B20])/400))))" office:value-type="float" office:value="2.1296086080809">
            <text:p>2</text:p>
          </table:table-cell>
          <table:table-cell table:formula="of:=GETELOK([.$B20])*(1-(1/(1+10^(([.$O$3]-[.$B20])/400))))" office:value-type="float" office:value="3.63636363636364">
            <text:p>4</text:p>
          </table:table-cell>
          <table:table-cell table:formula="of:=GETELOK([.$B20])*(1-(1/(1+10^(([.$P$3]-[.$B20])/400))))" office:value-type="float" office:value="6.03918228845293">
            <text:p>6</text:p>
          </table:table-cell>
          <table:table-cell table:formula="of:=GETELOK([.$B20])*(1-(1/(1+10^(([.$Q$3]-[.$B20])/400))))" office:value-type="float" office:value="9.61012293408169">
            <text:p>10</text:p>
          </table:table-cell>
          <table:table-cell table:formula="of:=GETELOK([.$B20])*(1-(1/(1+10^(([.$R$3]-[.$B20])/400))))" office:value-type="float" office:value="14.3974000078846">
            <text:p>14</text:p>
          </table:table-cell>
          <table:table-cell table:formula="of:=GETELOK([.$B20])*(1-(1/(1+10^(([.$S$3]-[.$B20])/400))))" office:value-type="float" office:value="20">
            <text:p>20</text:p>
          </table:table-cell>
          <table:table-cell table:formula="of:=GETELOK([.$B20])*(1-(1/(1+10^(([.$T$3]-[.$B20])/400))))" office:value-type="float" office:value="25.6025999921154">
            <text:p>26</text:p>
          </table:table-cell>
          <table:table-cell table:formula="of:=GETELOK([.$B20])*(1-(1/(1+10^(([.$U$3]-[.$B20])/400))))" office:value-type="float" office:value="30.3898770659183">
            <text:p>30</text:p>
          </table:table-cell>
          <table:table-cell table:formula="of:=GETELOK([.$B20])*(1-(1/(1+10^(([.$V$3]-[.$B20])/400))))" office:value-type="float" office:value="33.9608177115471">
            <text:p>34</text:p>
          </table:table-cell>
          <table:table-cell table:formula="of:=GETELOK([.$B20])*(1-(1/(1+10^(([.$W$3]-[.$B20])/400))))" office:value-type="float" office:value="36.3636363636364">
            <text:p>36</text:p>
          </table:table-cell>
          <table:table-cell table:formula="of:=GETELOK([.$B20])*(1-(1/(1+10^(([.$X$3]-[.$B20])/400))))" office:value-type="float" office:value="37.8703913919191">
            <text:p>38</text:p>
          </table:table-cell>
          <table:table-cell table:formula="of:=GETELOK([.$B20])*(1-(1/(1+10^(([.$Y$3]-[.$B20])/400))))" office:value-type="float" office:value="38.7738627987314">
            <text:p>39</text:p>
          </table:table-cell>
          <table:table-cell table:formula="of:=GETELOK([.$B20])*(1-(1/(1+10^(([.$Z$3]-[.$B20])/400))))" office:value-type="float" office:value="39.3011163402067">
            <text:p>39</text:p>
          </table:table-cell>
          <table:table-cell table:formula="of:=GETELOK([.$B20])*(1-(1/(1+10^(([.$AA$3]-[.$B20])/400))))" office:value-type="float" office:value="39.6039603960396">
            <text:p>40</text:p>
          </table:table-cell>
          <table:table-cell table:formula="of:=GETELOK([.$B20])*(1-(1/(1+10^(([.$AB$3]-[.$B20])/400))))" office:value-type="float" office:value="39.7763213076466">
            <text:p>40</text:p>
          </table:table-cell>
          <table:table-cell table:formula="of:=GETELOK([.$B20])*(1-(1/(1+10^(([.$AC$3]-[.$B20])/400))))" office:value-type="float" office:value="39.8739076326696">
            <text:p>40</text:p>
          </table:table-cell>
          <table:table-cell table:formula="of:=GETELOK([.$B20])*(1-(1/(1+10^(([.$AD$3]-[.$B20])/400))))" office:value-type="float" office:value="39.9289950901676">
            <text:p>40</text:p>
          </table:table-cell>
          <table:table-cell table:formula="of:=GETELOK([.$B20])*(1-(1/(1+10^(([.$AE$3]-[.$B20])/400))))" office:value-type="float" office:value="39.96003996004">
            <text:p>40</text:p>
          </table:table-cell>
          <table:table-cell table:formula="of:=GETELOK([.$B20])*(1-(1/(1+10^(([.$AF$3]-[.$B20])/400))))" office:value-type="float" office:value="39.9775189889939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1800">
            <text:p>1800</text:p>
          </table:table-cell>
          <table:table-cell table:formula="of:=GETELOK([.$B21])*(1-(1/(1+10^(([.$C$3]-[.B21])/400))))" office:value-type="float" office:value="0.0022492388167672">
            <text:p>0</text:p>
          </table:table-cell>
          <table:table-cell table:formula="of:=GETELOK([.$B21])*(1-(1/(1+10^(([.$D$3]-[.$B21])/400))))" office:value-type="float" office:value="0.00399960003999666">
            <text:p>0</text:p>
          </table:table-cell>
          <table:table-cell table:formula="of:=GETELOK([.$B21])*(1-(1/(1+10^(([.$E$3]-[.$B21])/400))))" office:value-type="float" office:value="0.00711185295398487">
            <text:p>0</text:p>
          </table:table-cell>
          <table:table-cell table:formula="of:=GETELOK([.$B21])*(1-(1/(1+10^(([.$F$3]-[.$B21])/400))))" office:value-type="float" office:value="0.0126451119051874">
            <text:p>0</text:p>
          </table:table-cell>
          <table:table-cell table:formula="of:=GETELOK([.$B21])*(1-(1/(1+10^(([.$G$3]-[.$B21])/400))))" office:value-type="float" office:value="0.0224810110060902">
            <text:p>0</text:p>
          </table:table-cell>
          <table:table-cell table:formula="of:=GETELOK([.$B21])*(1-(1/(1+10^(([.$H$3]-[.$B21])/400))))" office:value-type="float" office:value="0.0399600399600342">
            <text:p>0</text:p>
          </table:table-cell>
          <table:table-cell table:formula="of:=GETELOK([.$B21])*(1-(1/(1+10^(([.$I$3]-[.$B21])/400))))" office:value-type="float" office:value="0.0710049098323928">
            <text:p>0</text:p>
          </table:table-cell>
          <table:table-cell table:formula="of:=GETELOK([.$B21])*(1-(1/(1+10^(([.$J$3]-[.$B21])/400))))" office:value-type="float" office:value="0.126092367330406">
            <text:p>0</text:p>
          </table:table-cell>
          <table:table-cell table:formula="of:=GETELOK([.$B21])*(1-(1/(1+10^(([.$K$3]-[.$B21])/400))))" office:value-type="float" office:value="0.223678692353393">
            <text:p>0</text:p>
          </table:table-cell>
          <table:table-cell table:formula="of:=GETELOK([.$B21])*(1-(1/(1+10^(([.$L$3]-[.$B21])/400))))" office:value-type="float" office:value="0.396039603960396">
            <text:p>0</text:p>
          </table:table-cell>
          <table:table-cell table:formula="of:=GETELOK([.$B21])*(1-(1/(1+10^(([.$M$3]-[.$B21])/400))))" office:value-type="float" office:value="0.698883659793337">
            <text:p>1</text:p>
          </table:table-cell>
          <table:table-cell table:formula="of:=GETELOK([.$B21])*(1-(1/(1+10^(([.$N$3]-[.$B21])/400))))" office:value-type="float" office:value="1.22613720126862">
            <text:p>1</text:p>
          </table:table-cell>
          <table:table-cell table:formula="of:=GETELOK([.$B21])*(1-(1/(1+10^(([.$O$3]-[.$B21])/400))))" office:value-type="float" office:value="2.1296086080809">
            <text:p>2</text:p>
          </table:table-cell>
          <table:table-cell table:formula="of:=GETELOK([.$B21])*(1-(1/(1+10^(([.$P$3]-[.$B21])/400))))" office:value-type="float" office:value="3.63636363636364">
            <text:p>4</text:p>
          </table:table-cell>
          <table:table-cell table:formula="of:=GETELOK([.$B21])*(1-(1/(1+10^(([.$Q$3]-[.$B21])/400))))" office:value-type="float" office:value="6.03918228845293">
            <text:p>6</text:p>
          </table:table-cell>
          <table:table-cell table:formula="of:=GETELOK([.$B21])*(1-(1/(1+10^(([.$R$3]-[.$B21])/400))))" office:value-type="float" office:value="9.61012293408169">
            <text:p>10</text:p>
          </table:table-cell>
          <table:table-cell table:formula="of:=GETELOK([.$B21])*(1-(1/(1+10^(([.$S$3]-[.$B21])/400))))" office:value-type="float" office:value="14.3974000078846">
            <text:p>14</text:p>
          </table:table-cell>
          <table:table-cell table:formula="of:=GETELOK([.$B21])*(1-(1/(1+10^(([.$T$3]-[.$B21])/400))))" office:value-type="float" office:value="20">
            <text:p>20</text:p>
          </table:table-cell>
          <table:table-cell table:formula="of:=GETELOK([.$B21])*(1-(1/(1+10^(([.$U$3]-[.$B21])/400))))" office:value-type="float" office:value="25.6025999921154">
            <text:p>26</text:p>
          </table:table-cell>
          <table:table-cell table:formula="of:=GETELOK([.$B21])*(1-(1/(1+10^(([.$V$3]-[.$B21])/400))))" office:value-type="float" office:value="30.3898770659183">
            <text:p>30</text:p>
          </table:table-cell>
          <table:table-cell table:formula="of:=GETELOK([.$B21])*(1-(1/(1+10^(([.$W$3]-[.$B21])/400))))" office:value-type="float" office:value="33.9608177115471">
            <text:p>34</text:p>
          </table:table-cell>
          <table:table-cell table:formula="of:=GETELOK([.$B21])*(1-(1/(1+10^(([.$X$3]-[.$B21])/400))))" office:value-type="float" office:value="36.3636363636364">
            <text:p>36</text:p>
          </table:table-cell>
          <table:table-cell table:formula="of:=GETELOK([.$B21])*(1-(1/(1+10^(([.$Y$3]-[.$B21])/400))))" office:value-type="float" office:value="37.8703913919191">
            <text:p>38</text:p>
          </table:table-cell>
          <table:table-cell table:formula="of:=GETELOK([.$B21])*(1-(1/(1+10^(([.$Z$3]-[.$B21])/400))))" office:value-type="float" office:value="38.7738627987314">
            <text:p>39</text:p>
          </table:table-cell>
          <table:table-cell table:formula="of:=GETELOK([.$B21])*(1-(1/(1+10^(([.$AA$3]-[.$B21])/400))))" office:value-type="float" office:value="39.3011163402067">
            <text:p>39</text:p>
          </table:table-cell>
          <table:table-cell table:formula="of:=GETELOK([.$B21])*(1-(1/(1+10^(([.$AB$3]-[.$B21])/400))))" office:value-type="float" office:value="39.6039603960396">
            <text:p>40</text:p>
          </table:table-cell>
          <table:table-cell table:formula="of:=GETELOK([.$B21])*(1-(1/(1+10^(([.$AC$3]-[.$B21])/400))))" office:value-type="float" office:value="39.7763213076466">
            <text:p>40</text:p>
          </table:table-cell>
          <table:table-cell table:formula="of:=GETELOK([.$B21])*(1-(1/(1+10^(([.$AD$3]-[.$B21])/400))))" office:value-type="float" office:value="39.8739076326696">
            <text:p>40</text:p>
          </table:table-cell>
          <table:table-cell table:formula="of:=GETELOK([.$B21])*(1-(1/(1+10^(([.$AE$3]-[.$B21])/400))))" office:value-type="float" office:value="39.9289950901676">
            <text:p>40</text:p>
          </table:table-cell>
          <table:table-cell table:formula="of:=GETELOK([.$B21])*(1-(1/(1+10^(([.$AF$3]-[.$B21])/400))))" office:value-type="float" office:value="39.96003996004">
            <text:p>4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1900">
            <text:p>1900</text:p>
          </table:table-cell>
          <table:table-cell table:formula="of:=GETELOK([.$B22])*(1-(1/(1+10^(([.$C$3]-[.B22])/400))))" office:value-type="float" office:value="0.000632435532668119">
            <text:p>0</text:p>
          </table:table-cell>
          <table:table-cell table:formula="of:=GETELOK([.$B22])*(1-(1/(1+10^(([.$D$3]-[.$B22])/400))))" office:value-type="float" office:value="0.0011246194083836">
            <text:p>0</text:p>
          </table:table-cell>
          <table:table-cell table:formula="of:=GETELOK([.$B22])*(1-(1/(1+10^(([.$E$3]-[.$B22])/400))))" office:value-type="float" office:value="0.00199980001999833">
            <text:p>0</text:p>
          </table:table-cell>
          <table:table-cell table:formula="of:=GETELOK([.$B22])*(1-(1/(1+10^(([.$F$3]-[.$B22])/400))))" office:value-type="float" office:value="0.00355592647699243">
            <text:p>0</text:p>
          </table:table-cell>
          <table:table-cell table:formula="of:=GETELOK([.$B22])*(1-(1/(1+10^(([.$G$3]-[.$B22])/400))))" office:value-type="float" office:value="0.00632255595259368">
            <text:p>0</text:p>
          </table:table-cell>
          <table:table-cell table:formula="of:=GETELOK([.$B22])*(1-(1/(1+10^(([.$H$3]-[.$B22])/400))))" office:value-type="float" office:value="0.0112405055030451">
            <text:p>0</text:p>
          </table:table-cell>
          <table:table-cell table:formula="of:=GETELOK([.$B22])*(1-(1/(1+10^(([.$I$3]-[.$B22])/400))))" office:value-type="float" office:value="0.0199800199800171">
            <text:p>0</text:p>
          </table:table-cell>
          <table:table-cell table:formula="of:=GETELOK([.$B22])*(1-(1/(1+10^(([.$J$3]-[.$B22])/400))))" office:value-type="float" office:value="0.0355024549161964">
            <text:p>0</text:p>
          </table:table-cell>
          <table:table-cell table:formula="of:=GETELOK([.$B22])*(1-(1/(1+10^(([.$K$3]-[.$B22])/400))))" office:value-type="float" office:value="0.063046183665203">
            <text:p>0</text:p>
          </table:table-cell>
          <table:table-cell table:formula="of:=GETELOK([.$B22])*(1-(1/(1+10^(([.$L$3]-[.$B22])/400))))" office:value-type="float" office:value="0.111839346176696">
            <text:p>0</text:p>
          </table:table-cell>
          <table:table-cell table:formula="of:=GETELOK([.$B22])*(1-(1/(1+10^(([.$M$3]-[.$B22])/400))))" office:value-type="float" office:value="0.198019801980198">
            <text:p>0</text:p>
          </table:table-cell>
          <table:table-cell table:formula="of:=GETELOK([.$B22])*(1-(1/(1+10^(([.$N$3]-[.$B22])/400))))" office:value-type="float" office:value="0.349441829896668">
            <text:p>0</text:p>
          </table:table-cell>
          <table:table-cell table:formula="of:=GETELOK([.$B22])*(1-(1/(1+10^(([.$O$3]-[.$B22])/400))))" office:value-type="float" office:value="0.613068600634312">
            <text:p>1</text:p>
          </table:table-cell>
          <table:table-cell table:formula="of:=GETELOK([.$B22])*(1-(1/(1+10^(([.$P$3]-[.$B22])/400))))" office:value-type="float" office:value="1.06480430404045">
            <text:p>1</text:p>
          </table:table-cell>
          <table:table-cell table:formula="of:=GETELOK([.$B22])*(1-(1/(1+10^(([.$Q$3]-[.$B22])/400))))" office:value-type="float" office:value="1.81818181818182">
            <text:p>2</text:p>
          </table:table-cell>
          <table:table-cell table:formula="of:=GETELOK([.$B22])*(1-(1/(1+10^(([.$R$3]-[.$B22])/400))))" office:value-type="float" office:value="3.01959114422647">
            <text:p>3</text:p>
          </table:table-cell>
          <table:table-cell table:formula="of:=GETELOK([.$B22])*(1-(1/(1+10^(([.$S$3]-[.$B22])/400))))" office:value-type="float" office:value="4.80506146704084">
            <text:p>5</text:p>
          </table:table-cell>
          <table:table-cell table:formula="of:=GETELOK([.$B22])*(1-(1/(1+10^(([.$T$3]-[.$B22])/400))))" office:value-type="float" office:value="7.1987000039423">
            <text:p>7</text:p>
          </table:table-cell>
          <table:table-cell table:formula="of:=GETELOK([.$B22])*(1-(1/(1+10^(([.$U$3]-[.$B22])/400))))" office:value-type="float" office:value="10">
            <text:p>10</text:p>
          </table:table-cell>
          <table:table-cell table:formula="of:=GETELOK([.$B22])*(1-(1/(1+10^(([.$V$3]-[.$B22])/400))))" office:value-type="float" office:value="12.8012999960577">
            <text:p>13</text:p>
          </table:table-cell>
          <table:table-cell table:formula="of:=GETELOK([.$B22])*(1-(1/(1+10^(([.$W$3]-[.$B22])/400))))" office:value-type="float" office:value="15.1949385329592">
            <text:p>15</text:p>
          </table:table-cell>
          <table:table-cell table:formula="of:=GETELOK([.$B22])*(1-(1/(1+10^(([.$X$3]-[.$B22])/400))))" office:value-type="float" office:value="16.9804088557735">
            <text:p>17</text:p>
          </table:table-cell>
          <table:table-cell table:formula="of:=GETELOK([.$B22])*(1-(1/(1+10^(([.$Y$3]-[.$B22])/400))))" office:value-type="float" office:value="18.1818181818182">
            <text:p>18</text:p>
          </table:table-cell>
          <table:table-cell table:formula="of:=GETELOK([.$B22])*(1-(1/(1+10^(([.$Z$3]-[.$B22])/400))))" office:value-type="float" office:value="18.9351956959596">
            <text:p>19</text:p>
          </table:table-cell>
          <table:table-cell table:formula="of:=GETELOK([.$B22])*(1-(1/(1+10^(([.$AA$3]-[.$B22])/400))))" office:value-type="float" office:value="19.3869313993657">
            <text:p>19</text:p>
          </table:table-cell>
          <table:table-cell table:formula="of:=GETELOK([.$B22])*(1-(1/(1+10^(([.$AB$3]-[.$B22])/400))))" office:value-type="float" office:value="19.6505581701033">
            <text:p>20</text:p>
          </table:table-cell>
          <table:table-cell table:formula="of:=GETELOK([.$B22])*(1-(1/(1+10^(([.$AC$3]-[.$B22])/400))))" office:value-type="float" office:value="19.8019801980198">
            <text:p>20</text:p>
          </table:table-cell>
          <table:table-cell table:formula="of:=GETELOK([.$B22])*(1-(1/(1+10^(([.$AD$3]-[.$B22])/400))))" office:value-type="float" office:value="19.8881606538233">
            <text:p>20</text:p>
          </table:table-cell>
          <table:table-cell table:formula="of:=GETELOK([.$B22])*(1-(1/(1+10^(([.$AE$3]-[.$B22])/400))))" office:value-type="float" office:value="19.9369538163348">
            <text:p>20</text:p>
          </table:table-cell>
          <table:table-cell table:formula="of:=GETELOK([.$B22])*(1-(1/(1+10^(([.$AF$3]-[.$B22])/400))))" office:value-type="float" office:value="19.9644975450838">
            <text:p>2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2000">
            <text:p>2000</text:p>
          </table:table-cell>
          <table:table-cell table:formula="of:=GETELOK([.$B23])*(1-(1/(1+10^(([.$C$3]-[.B23])/400))))" office:value-type="float" office:value="0.000355649557564064">
            <text:p>0</text:p>
          </table:table-cell>
          <table:table-cell table:formula="of:=GETELOK([.$B23])*(1-(1/(1+10^(([.$D$3]-[.$B23])/400))))" office:value-type="float" office:value="0.000632435532668119">
            <text:p>0</text:p>
          </table:table-cell>
          <table:table-cell table:formula="of:=GETELOK([.$B23])*(1-(1/(1+10^(([.$E$3]-[.$B23])/400))))" office:value-type="float" office:value="0.0011246194083836">
            <text:p>0</text:p>
          </table:table-cell>
          <table:table-cell table:formula="of:=GETELOK([.$B23])*(1-(1/(1+10^(([.$F$3]-[.$B23])/400))))" office:value-type="float" office:value="0.00199980001999833">
            <text:p>0</text:p>
          </table:table-cell>
          <table:table-cell table:formula="of:=GETELOK([.$B23])*(1-(1/(1+10^(([.$G$3]-[.$B23])/400))))" office:value-type="float" office:value="0.00355592647699243">
            <text:p>0</text:p>
          </table:table-cell>
          <table:table-cell table:formula="of:=GETELOK([.$B23])*(1-(1/(1+10^(([.$H$3]-[.$B23])/400))))" office:value-type="float" office:value="0.00632255595259368">
            <text:p>0</text:p>
          </table:table-cell>
          <table:table-cell table:formula="of:=GETELOK([.$B23])*(1-(1/(1+10^(([.$I$3]-[.$B23])/400))))" office:value-type="float" office:value="0.0112405055030451">
            <text:p>0</text:p>
          </table:table-cell>
          <table:table-cell table:formula="of:=GETELOK([.$B23])*(1-(1/(1+10^(([.$J$3]-[.$B23])/400))))" office:value-type="float" office:value="0.0199800199800171">
            <text:p>0</text:p>
          </table:table-cell>
          <table:table-cell table:formula="of:=GETELOK([.$B23])*(1-(1/(1+10^(([.$K$3]-[.$B23])/400))))" office:value-type="float" office:value="0.0355024549161964">
            <text:p>0</text:p>
          </table:table-cell>
          <table:table-cell table:formula="of:=GETELOK([.$B23])*(1-(1/(1+10^(([.$L$3]-[.$B23])/400))))" office:value-type="float" office:value="0.063046183665203">
            <text:p>0</text:p>
          </table:table-cell>
          <table:table-cell table:formula="of:=GETELOK([.$B23])*(1-(1/(1+10^(([.$M$3]-[.$B23])/400))))" office:value-type="float" office:value="0.111839346176696">
            <text:p>0</text:p>
          </table:table-cell>
          <table:table-cell table:formula="of:=GETELOK([.$B23])*(1-(1/(1+10^(([.$N$3]-[.$B23])/400))))" office:value-type="float" office:value="0.198019801980198">
            <text:p>0</text:p>
          </table:table-cell>
          <table:table-cell table:formula="of:=GETELOK([.$B23])*(1-(1/(1+10^(([.$O$3]-[.$B23])/400))))" office:value-type="float" office:value="0.349441829896668">
            <text:p>0</text:p>
          </table:table-cell>
          <table:table-cell table:formula="of:=GETELOK([.$B23])*(1-(1/(1+10^(([.$P$3]-[.$B23])/400))))" office:value-type="float" office:value="0.613068600634312">
            <text:p>1</text:p>
          </table:table-cell>
          <table:table-cell table:formula="of:=GETELOK([.$B23])*(1-(1/(1+10^(([.$Q$3]-[.$B23])/400))))" office:value-type="float" office:value="1.06480430404045">
            <text:p>1</text:p>
          </table:table-cell>
          <table:table-cell table:formula="of:=GETELOK([.$B23])*(1-(1/(1+10^(([.$R$3]-[.$B23])/400))))" office:value-type="float" office:value="1.81818181818182">
            <text:p>2</text:p>
          </table:table-cell>
          <table:table-cell table:formula="of:=GETELOK([.$B23])*(1-(1/(1+10^(([.$S$3]-[.$B23])/400))))" office:value-type="float" office:value="3.01959114422647">
            <text:p>3</text:p>
          </table:table-cell>
          <table:table-cell table:formula="of:=GETELOK([.$B23])*(1-(1/(1+10^(([.$T$3]-[.$B23])/400))))" office:value-type="float" office:value="4.80506146704084">
            <text:p>5</text:p>
          </table:table-cell>
          <table:table-cell table:formula="of:=GETELOK([.$B23])*(1-(1/(1+10^(([.$U$3]-[.$B23])/400))))" office:value-type="float" office:value="7.1987000039423">
            <text:p>7</text:p>
          </table:table-cell>
          <table:table-cell table:formula="of:=GETELOK([.$B23])*(1-(1/(1+10^(([.$V$3]-[.$B23])/400))))" office:value-type="float" office:value="10">
            <text:p>10</text:p>
          </table:table-cell>
          <table:table-cell table:formula="of:=GETELOK([.$B23])*(1-(1/(1+10^(([.$W$3]-[.$B23])/400))))" office:value-type="float" office:value="12.8012999960577">
            <text:p>13</text:p>
          </table:table-cell>
          <table:table-cell table:formula="of:=GETELOK([.$B23])*(1-(1/(1+10^(([.$X$3]-[.$B23])/400))))" office:value-type="float" office:value="15.1949385329592">
            <text:p>15</text:p>
          </table:table-cell>
          <table:table-cell table:formula="of:=GETELOK([.$B23])*(1-(1/(1+10^(([.$Y$3]-[.$B23])/400))))" office:value-type="float" office:value="16.9804088557735">
            <text:p>17</text:p>
          </table:table-cell>
          <table:table-cell table:formula="of:=GETELOK([.$B23])*(1-(1/(1+10^(([.$Z$3]-[.$B23])/400))))" office:value-type="float" office:value="18.1818181818182">
            <text:p>18</text:p>
          </table:table-cell>
          <table:table-cell table:formula="of:=GETELOK([.$B23])*(1-(1/(1+10^(([.$AA$3]-[.$B23])/400))))" office:value-type="float" office:value="18.9351956959596">
            <text:p>19</text:p>
          </table:table-cell>
          <table:table-cell table:formula="of:=GETELOK([.$B23])*(1-(1/(1+10^(([.$AB$3]-[.$B23])/400))))" office:value-type="float" office:value="19.3869313993657">
            <text:p>19</text:p>
          </table:table-cell>
          <table:table-cell table:formula="of:=GETELOK([.$B23])*(1-(1/(1+10^(([.$AC$3]-[.$B23])/400))))" office:value-type="float" office:value="19.6505581701033">
            <text:p>20</text:p>
          </table:table-cell>
          <table:table-cell table:formula="of:=GETELOK([.$B23])*(1-(1/(1+10^(([.$AD$3]-[.$B23])/400))))" office:value-type="float" office:value="19.8019801980198">
            <text:p>20</text:p>
          </table:table-cell>
          <table:table-cell table:formula="of:=GETELOK([.$B23])*(1-(1/(1+10^(([.$AE$3]-[.$B23])/400))))" office:value-type="float" office:value="19.8881606538233">
            <text:p>20</text:p>
          </table:table-cell>
          <table:table-cell table:formula="of:=GETELOK([.$B23])*(1-(1/(1+10^(([.$AF$3]-[.$B23])/400))))" office:value-type="float" office:value="19.9369538163348">
            <text:p>2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2100">
            <text:p>2100</text:p>
          </table:table-cell>
          <table:table-cell table:formula="of:=GETELOK([.$B24])*(1-(1/(1+10^(([.$C$3]-[.B24])/400))))" office:value-type="float" office:value="0.000199998000021129">
            <text:p>0</text:p>
          </table:table-cell>
          <table:table-cell table:formula="of:=GETELOK([.$B24])*(1-(1/(1+10^(([.$D$3]-[.$B24])/400))))" office:value-type="float" office:value="0.000355649557564064">
            <text:p>0</text:p>
          </table:table-cell>
          <table:table-cell table:formula="of:=GETELOK([.$B24])*(1-(1/(1+10^(([.$E$3]-[.$B24])/400))))" office:value-type="float" office:value="0.000632435532668119">
            <text:p>0</text:p>
          </table:table-cell>
          <table:table-cell table:formula="of:=GETELOK([.$B24])*(1-(1/(1+10^(([.$F$3]-[.$B24])/400))))" office:value-type="float" office:value="0.0011246194083836">
            <text:p>0</text:p>
          </table:table-cell>
          <table:table-cell table:formula="of:=GETELOK([.$B24])*(1-(1/(1+10^(([.$G$3]-[.$B24])/400))))" office:value-type="float" office:value="0.00199980001999833">
            <text:p>0</text:p>
          </table:table-cell>
          <table:table-cell table:formula="of:=GETELOK([.$B24])*(1-(1/(1+10^(([.$H$3]-[.$B24])/400))))" office:value-type="float" office:value="0.00355592647699243">
            <text:p>0</text:p>
          </table:table-cell>
          <table:table-cell table:formula="of:=GETELOK([.$B24])*(1-(1/(1+10^(([.$I$3]-[.$B24])/400))))" office:value-type="float" office:value="0.00632255595259368">
            <text:p>0</text:p>
          </table:table-cell>
          <table:table-cell table:formula="of:=GETELOK([.$B24])*(1-(1/(1+10^(([.$J$3]-[.$B24])/400))))" office:value-type="float" office:value="0.0112405055030451">
            <text:p>0</text:p>
          </table:table-cell>
          <table:table-cell table:formula="of:=GETELOK([.$B24])*(1-(1/(1+10^(([.$K$3]-[.$B24])/400))))" office:value-type="float" office:value="0.0199800199800171">
            <text:p>0</text:p>
          </table:table-cell>
          <table:table-cell table:formula="of:=GETELOK([.$B24])*(1-(1/(1+10^(([.$L$3]-[.$B24])/400))))" office:value-type="float" office:value="0.0355024549161964">
            <text:p>0</text:p>
          </table:table-cell>
          <table:table-cell table:formula="of:=GETELOK([.$B24])*(1-(1/(1+10^(([.$M$3]-[.$B24])/400))))" office:value-type="float" office:value="0.063046183665203">
            <text:p>0</text:p>
          </table:table-cell>
          <table:table-cell table:formula="of:=GETELOK([.$B24])*(1-(1/(1+10^(([.$N$3]-[.$B24])/400))))" office:value-type="float" office:value="0.111839346176696">
            <text:p>0</text:p>
          </table:table-cell>
          <table:table-cell table:formula="of:=GETELOK([.$B24])*(1-(1/(1+10^(([.$O$3]-[.$B24])/400))))" office:value-type="float" office:value="0.198019801980198">
            <text:p>0</text:p>
          </table:table-cell>
          <table:table-cell table:formula="of:=GETELOK([.$B24])*(1-(1/(1+10^(([.$P$3]-[.$B24])/400))))" office:value-type="float" office:value="0.349441829896668">
            <text:p>0</text:p>
          </table:table-cell>
          <table:table-cell table:formula="of:=GETELOK([.$B24])*(1-(1/(1+10^(([.$Q$3]-[.$B24])/400))))" office:value-type="float" office:value="0.613068600634312">
            <text:p>1</text:p>
          </table:table-cell>
          <table:table-cell table:formula="of:=GETELOK([.$B24])*(1-(1/(1+10^(([.$R$3]-[.$B24])/400))))" office:value-type="float" office:value="1.06480430404045">
            <text:p>1</text:p>
          </table:table-cell>
          <table:table-cell table:formula="of:=GETELOK([.$B24])*(1-(1/(1+10^(([.$S$3]-[.$B24])/400))))" office:value-type="float" office:value="1.81818181818182">
            <text:p>2</text:p>
          </table:table-cell>
          <table:table-cell table:formula="of:=GETELOK([.$B24])*(1-(1/(1+10^(([.$T$3]-[.$B24])/400))))" office:value-type="float" office:value="3.01959114422647">
            <text:p>3</text:p>
          </table:table-cell>
          <table:table-cell table:formula="of:=GETELOK([.$B24])*(1-(1/(1+10^(([.$U$3]-[.$B24])/400))))" office:value-type="float" office:value="4.80506146704084">
            <text:p>5</text:p>
          </table:table-cell>
          <table:table-cell table:formula="of:=GETELOK([.$B24])*(1-(1/(1+10^(([.$V$3]-[.$B24])/400))))" office:value-type="float" office:value="7.1987000039423">
            <text:p>7</text:p>
          </table:table-cell>
          <table:table-cell table:formula="of:=GETELOK([.$B24])*(1-(1/(1+10^(([.$W$3]-[.$B24])/400))))" office:value-type="float" office:value="10">
            <text:p>10</text:p>
          </table:table-cell>
          <table:table-cell table:formula="of:=GETELOK([.$B24])*(1-(1/(1+10^(([.$X$3]-[.$B24])/400))))" office:value-type="float" office:value="12.8012999960577">
            <text:p>13</text:p>
          </table:table-cell>
          <table:table-cell table:formula="of:=GETELOK([.$B24])*(1-(1/(1+10^(([.$Y$3]-[.$B24])/400))))" office:value-type="float" office:value="15.1949385329592">
            <text:p>15</text:p>
          </table:table-cell>
          <table:table-cell table:formula="of:=GETELOK([.$B24])*(1-(1/(1+10^(([.$Z$3]-[.$B24])/400))))" office:value-type="float" office:value="16.9804088557735">
            <text:p>17</text:p>
          </table:table-cell>
          <table:table-cell table:formula="of:=GETELOK([.$B24])*(1-(1/(1+10^(([.$AA$3]-[.$B24])/400))))" office:value-type="float" office:value="18.1818181818182">
            <text:p>18</text:p>
          </table:table-cell>
          <table:table-cell table:formula="of:=GETELOK([.$B24])*(1-(1/(1+10^(([.$AB$3]-[.$B24])/400))))" office:value-type="float" office:value="18.9351956959596">
            <text:p>19</text:p>
          </table:table-cell>
          <table:table-cell table:formula="of:=GETELOK([.$B24])*(1-(1/(1+10^(([.$AC$3]-[.$B24])/400))))" office:value-type="float" office:value="19.3869313993657">
            <text:p>19</text:p>
          </table:table-cell>
          <table:table-cell table:formula="of:=GETELOK([.$B24])*(1-(1/(1+10^(([.$AD$3]-[.$B24])/400))))" office:value-type="float" office:value="19.6505581701033">
            <text:p>20</text:p>
          </table:table-cell>
          <table:table-cell table:formula="of:=GETELOK([.$B24])*(1-(1/(1+10^(([.$AE$3]-[.$B24])/400))))" office:value-type="float" office:value="19.8019801980198">
            <text:p>20</text:p>
          </table:table-cell>
          <table:table-cell table:formula="of:=GETELOK([.$B24])*(1-(1/(1+10^(([.$AF$3]-[.$B24])/400))))" office:value-type="float" office:value="19.8881606538233">
            <text:p>2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2200">
            <text:p>2200</text:p>
          </table:table-cell>
          <table:table-cell table:formula="of:=GETELOK([.$B25])*(1-(1/(1+10^(([.$C$3]-[.B25])/400))))" office:value-type="float" office:value="0.000112467632586988">
            <text:p>0</text:p>
          </table:table-cell>
          <table:table-cell table:formula="of:=GETELOK([.$B25])*(1-(1/(1+10^(([.$D$3]-[.$B25])/400))))" office:value-type="float" office:value="0.000199998000021129">
            <text:p>0</text:p>
          </table:table-cell>
          <table:table-cell table:formula="of:=GETELOK([.$B25])*(1-(1/(1+10^(([.$E$3]-[.$B25])/400))))" office:value-type="float" office:value="0.000355649557564064">
            <text:p>0</text:p>
          </table:table-cell>
          <table:table-cell table:formula="of:=GETELOK([.$B25])*(1-(1/(1+10^(([.$F$3]-[.$B25])/400))))" office:value-type="float" office:value="0.000632435532668119">
            <text:p>0</text:p>
          </table:table-cell>
          <table:table-cell table:formula="of:=GETELOK([.$B25])*(1-(1/(1+10^(([.$G$3]-[.$B25])/400))))" office:value-type="float" office:value="0.0011246194083836">
            <text:p>0</text:p>
          </table:table-cell>
          <table:table-cell table:formula="of:=GETELOK([.$B25])*(1-(1/(1+10^(([.$H$3]-[.$B25])/400))))" office:value-type="float" office:value="0.00199980001999833">
            <text:p>0</text:p>
          </table:table-cell>
          <table:table-cell table:formula="of:=GETELOK([.$B25])*(1-(1/(1+10^(([.$I$3]-[.$B25])/400))))" office:value-type="float" office:value="0.00355592647699243">
            <text:p>0</text:p>
          </table:table-cell>
          <table:table-cell table:formula="of:=GETELOK([.$B25])*(1-(1/(1+10^(([.$J$3]-[.$B25])/400))))" office:value-type="float" office:value="0.00632255595259368">
            <text:p>0</text:p>
          </table:table-cell>
          <table:table-cell table:formula="of:=GETELOK([.$B25])*(1-(1/(1+10^(([.$K$3]-[.$B25])/400))))" office:value-type="float" office:value="0.0112405055030451">
            <text:p>0</text:p>
          </table:table-cell>
          <table:table-cell table:formula="of:=GETELOK([.$B25])*(1-(1/(1+10^(([.$L$3]-[.$B25])/400))))" office:value-type="float" office:value="0.0199800199800171">
            <text:p>0</text:p>
          </table:table-cell>
          <table:table-cell table:formula="of:=GETELOK([.$B25])*(1-(1/(1+10^(([.$M$3]-[.$B25])/400))))" office:value-type="float" office:value="0.0355024549161964">
            <text:p>0</text:p>
          </table:table-cell>
          <table:table-cell table:formula="of:=GETELOK([.$B25])*(1-(1/(1+10^(([.$N$3]-[.$B25])/400))))" office:value-type="float" office:value="0.063046183665203">
            <text:p>0</text:p>
          </table:table-cell>
          <table:table-cell table:formula="of:=GETELOK([.$B25])*(1-(1/(1+10^(([.$O$3]-[.$B25])/400))))" office:value-type="float" office:value="0.111839346176696">
            <text:p>0</text:p>
          </table:table-cell>
          <table:table-cell table:formula="of:=GETELOK([.$B25])*(1-(1/(1+10^(([.$P$3]-[.$B25])/400))))" office:value-type="float" office:value="0.198019801980198">
            <text:p>0</text:p>
          </table:table-cell>
          <table:table-cell table:formula="of:=GETELOK([.$B25])*(1-(1/(1+10^(([.$Q$3]-[.$B25])/400))))" office:value-type="float" office:value="0.349441829896668">
            <text:p>0</text:p>
          </table:table-cell>
          <table:table-cell table:formula="of:=GETELOK([.$B25])*(1-(1/(1+10^(([.$R$3]-[.$B25])/400))))" office:value-type="float" office:value="0.613068600634312">
            <text:p>1</text:p>
          </table:table-cell>
          <table:table-cell table:formula="of:=GETELOK([.$B25])*(1-(1/(1+10^(([.$S$3]-[.$B25])/400))))" office:value-type="float" office:value="1.06480430404045">
            <text:p>1</text:p>
          </table:table-cell>
          <table:table-cell table:formula="of:=GETELOK([.$B25])*(1-(1/(1+10^(([.$T$3]-[.$B25])/400))))" office:value-type="float" office:value="1.81818181818182">
            <text:p>2</text:p>
          </table:table-cell>
          <table:table-cell table:formula="of:=GETELOK([.$B25])*(1-(1/(1+10^(([.$U$3]-[.$B25])/400))))" office:value-type="float" office:value="3.01959114422647">
            <text:p>3</text:p>
          </table:table-cell>
          <table:table-cell table:formula="of:=GETELOK([.$B25])*(1-(1/(1+10^(([.$V$3]-[.$B25])/400))))" office:value-type="float" office:value="4.80506146704084">
            <text:p>5</text:p>
          </table:table-cell>
          <table:table-cell table:formula="of:=GETELOK([.$B25])*(1-(1/(1+10^(([.$W$3]-[.$B25])/400))))" office:value-type="float" office:value="7.1987000039423">
            <text:p>7</text:p>
          </table:table-cell>
          <table:table-cell table:formula="of:=GETELOK([.$B25])*(1-(1/(1+10^(([.$X$3]-[.$B25])/400))))" office:value-type="float" office:value="10">
            <text:p>10</text:p>
          </table:table-cell>
          <table:table-cell table:formula="of:=GETELOK([.$B25])*(1-(1/(1+10^(([.$Y$3]-[.$B25])/400))))" office:value-type="float" office:value="12.8012999960577">
            <text:p>13</text:p>
          </table:table-cell>
          <table:table-cell table:formula="of:=GETELOK([.$B25])*(1-(1/(1+10^(([.$Z$3]-[.$B25])/400))))" office:value-type="float" office:value="15.1949385329592">
            <text:p>15</text:p>
          </table:table-cell>
          <table:table-cell table:formula="of:=GETELOK([.$B25])*(1-(1/(1+10^(([.$AA$3]-[.$B25])/400))))" office:value-type="float" office:value="16.9804088557735">
            <text:p>17</text:p>
          </table:table-cell>
          <table:table-cell table:formula="of:=GETELOK([.$B25])*(1-(1/(1+10^(([.$AB$3]-[.$B25])/400))))" office:value-type="float" office:value="18.1818181818182">
            <text:p>18</text:p>
          </table:table-cell>
          <table:table-cell table:formula="of:=GETELOK([.$B25])*(1-(1/(1+10^(([.$AC$3]-[.$B25])/400))))" office:value-type="float" office:value="18.9351956959596">
            <text:p>19</text:p>
          </table:table-cell>
          <table:table-cell table:formula="of:=GETELOK([.$B25])*(1-(1/(1+10^(([.$AD$3]-[.$B25])/400))))" office:value-type="float" office:value="19.3869313993657">
            <text:p>19</text:p>
          </table:table-cell>
          <table:table-cell table:formula="of:=GETELOK([.$B25])*(1-(1/(1+10^(([.$AE$3]-[.$B25])/400))))" office:value-type="float" office:value="19.6505581701033">
            <text:p>20</text:p>
          </table:table-cell>
          <table:table-cell table:formula="of:=GETELOK([.$B25])*(1-(1/(1+10^(([.$AF$3]-[.$B25])/400))))" office:value-type="float" office:value="19.8019801980198">
            <text:p>2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2300">
            <text:p>2300</text:p>
          </table:table-cell>
          <table:table-cell table:formula="of:=GETELOK([.$B26])*(1-(1/(1+10^(([.$C$3]-[.B26])/400))))" office:value-type="float" office:value="0.000063245353203456">
            <text:p>0</text:p>
          </table:table-cell>
          <table:table-cell table:formula="of:=GETELOK([.$B26])*(1-(1/(1+10^(([.$D$3]-[.$B26])/400))))" office:value-type="float" office:value="0.000112467632586988">
            <text:p>0</text:p>
          </table:table-cell>
          <table:table-cell table:formula="of:=GETELOK([.$B26])*(1-(1/(1+10^(([.$E$3]-[.$B26])/400))))" office:value-type="float" office:value="0.000199998000021129">
            <text:p>0</text:p>
          </table:table-cell>
          <table:table-cell table:formula="of:=GETELOK([.$B26])*(1-(1/(1+10^(([.$F$3]-[.$B26])/400))))" office:value-type="float" office:value="0.000355649557564064">
            <text:p>0</text:p>
          </table:table-cell>
          <table:table-cell table:formula="of:=GETELOK([.$B26])*(1-(1/(1+10^(([.$G$3]-[.$B26])/400))))" office:value-type="float" office:value="0.000632435532668119">
            <text:p>0</text:p>
          </table:table-cell>
          <table:table-cell table:formula="of:=GETELOK([.$B26])*(1-(1/(1+10^(([.$H$3]-[.$B26])/400))))" office:value-type="float" office:value="0.0011246194083836">
            <text:p>0</text:p>
          </table:table-cell>
          <table:table-cell table:formula="of:=GETELOK([.$B26])*(1-(1/(1+10^(([.$I$3]-[.$B26])/400))))" office:value-type="float" office:value="0.00199980001999833">
            <text:p>0</text:p>
          </table:table-cell>
          <table:table-cell table:formula="of:=GETELOK([.$B26])*(1-(1/(1+10^(([.$J$3]-[.$B26])/400))))" office:value-type="float" office:value="0.00355592647699243">
            <text:p>0</text:p>
          </table:table-cell>
          <table:table-cell table:formula="of:=GETELOK([.$B26])*(1-(1/(1+10^(([.$K$3]-[.$B26])/400))))" office:value-type="float" office:value="0.00632255595259368">
            <text:p>0</text:p>
          </table:table-cell>
          <table:table-cell table:formula="of:=GETELOK([.$B26])*(1-(1/(1+10^(([.$L$3]-[.$B26])/400))))" office:value-type="float" office:value="0.0112405055030451">
            <text:p>0</text:p>
          </table:table-cell>
          <table:table-cell table:formula="of:=GETELOK([.$B26])*(1-(1/(1+10^(([.$M$3]-[.$B26])/400))))" office:value-type="float" office:value="0.0199800199800171">
            <text:p>0</text:p>
          </table:table-cell>
          <table:table-cell table:formula="of:=GETELOK([.$B26])*(1-(1/(1+10^(([.$N$3]-[.$B26])/400))))" office:value-type="float" office:value="0.0355024549161964">
            <text:p>0</text:p>
          </table:table-cell>
          <table:table-cell table:formula="of:=GETELOK([.$B26])*(1-(1/(1+10^(([.$O$3]-[.$B26])/400))))" office:value-type="float" office:value="0.063046183665203">
            <text:p>0</text:p>
          </table:table-cell>
          <table:table-cell table:formula="of:=GETELOK([.$B26])*(1-(1/(1+10^(([.$P$3]-[.$B26])/400))))" office:value-type="float" office:value="0.111839346176696">
            <text:p>0</text:p>
          </table:table-cell>
          <table:table-cell table:formula="of:=GETELOK([.$B26])*(1-(1/(1+10^(([.$Q$3]-[.$B26])/400))))" office:value-type="float" office:value="0.198019801980198">
            <text:p>0</text:p>
          </table:table-cell>
          <table:table-cell table:formula="of:=GETELOK([.$B26])*(1-(1/(1+10^(([.$R$3]-[.$B26])/400))))" office:value-type="float" office:value="0.349441829896668">
            <text:p>0</text:p>
          </table:table-cell>
          <table:table-cell table:formula="of:=GETELOK([.$B26])*(1-(1/(1+10^(([.$S$3]-[.$B26])/400))))" office:value-type="float" office:value="0.613068600634312">
            <text:p>1</text:p>
          </table:table-cell>
          <table:table-cell table:formula="of:=GETELOK([.$B26])*(1-(1/(1+10^(([.$T$3]-[.$B26])/400))))" office:value-type="float" office:value="1.06480430404045">
            <text:p>1</text:p>
          </table:table-cell>
          <table:table-cell table:formula="of:=GETELOK([.$B26])*(1-(1/(1+10^(([.$U$3]-[.$B26])/400))))" office:value-type="float" office:value="1.81818181818182">
            <text:p>2</text:p>
          </table:table-cell>
          <table:table-cell table:formula="of:=GETELOK([.$B26])*(1-(1/(1+10^(([.$V$3]-[.$B26])/400))))" office:value-type="float" office:value="3.01959114422647">
            <text:p>3</text:p>
          </table:table-cell>
          <table:table-cell table:formula="of:=GETELOK([.$B26])*(1-(1/(1+10^(([.$W$3]-[.$B26])/400))))" office:value-type="float" office:value="4.80506146704084">
            <text:p>5</text:p>
          </table:table-cell>
          <table:table-cell table:formula="of:=GETELOK([.$B26])*(1-(1/(1+10^(([.$X$3]-[.$B26])/400))))" office:value-type="float" office:value="7.1987000039423">
            <text:p>7</text:p>
          </table:table-cell>
          <table:table-cell table:formula="of:=GETELOK([.$B26])*(1-(1/(1+10^(([.$Y$3]-[.$B26])/400))))" office:value-type="float" office:value="10">
            <text:p>10</text:p>
          </table:table-cell>
          <table:table-cell table:formula="of:=GETELOK([.$B26])*(1-(1/(1+10^(([.$Z$3]-[.$B26])/400))))" office:value-type="float" office:value="12.8012999960577">
            <text:p>13</text:p>
          </table:table-cell>
          <table:table-cell table:formula="of:=GETELOK([.$B26])*(1-(1/(1+10^(([.$AA$3]-[.$B26])/400))))" office:value-type="float" office:value="15.1949385329592">
            <text:p>15</text:p>
          </table:table-cell>
          <table:table-cell table:formula="of:=GETELOK([.$B26])*(1-(1/(1+10^(([.$AB$3]-[.$B26])/400))))" office:value-type="float" office:value="16.9804088557735">
            <text:p>17</text:p>
          </table:table-cell>
          <table:table-cell table:formula="of:=GETELOK([.$B26])*(1-(1/(1+10^(([.$AC$3]-[.$B26])/400))))" office:value-type="float" office:value="18.1818181818182">
            <text:p>18</text:p>
          </table:table-cell>
          <table:table-cell table:formula="of:=GETELOK([.$B26])*(1-(1/(1+10^(([.$AD$3]-[.$B26])/400))))" office:value-type="float" office:value="18.9351956959596">
            <text:p>19</text:p>
          </table:table-cell>
          <table:table-cell table:formula="of:=GETELOK([.$B26])*(1-(1/(1+10^(([.$AE$3]-[.$B26])/400))))" office:value-type="float" office:value="19.3869313993657">
            <text:p>19</text:p>
          </table:table-cell>
          <table:table-cell table:formula="of:=GETELOK([.$B26])*(1-(1/(1+10^(([.$AF$3]-[.$B26])/400))))" office:value-type="float" office:value="19.6505581701033">
            <text:p>2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2400">
            <text:p>2400</text:p>
          </table:table-cell>
          <table:table-cell table:formula="of:=GETELOK([.$B27])*(1-(1/(1+10^(([.$C$3]-[.B27])/400))))" office:value-type="float" office:value="0.0000355655249539843">
            <text:p>0</text:p>
          </table:table-cell>
          <table:table-cell table:formula="of:=GETELOK([.$B27])*(1-(1/(1+10^(([.$D$3]-[.$B27])/400))))" office:value-type="float" office:value="0.000063245353203456">
            <text:p>0</text:p>
          </table:table-cell>
          <table:table-cell table:formula="of:=GETELOK([.$B27])*(1-(1/(1+10^(([.$E$3]-[.$B27])/400))))" office:value-type="float" office:value="0.000112467632586988">
            <text:p>0</text:p>
          </table:table-cell>
          <table:table-cell table:formula="of:=GETELOK([.$B27])*(1-(1/(1+10^(([.$F$3]-[.$B27])/400))))" office:value-type="float" office:value="0.000199998000021129">
            <text:p>0</text:p>
          </table:table-cell>
          <table:table-cell table:formula="of:=GETELOK([.$B27])*(1-(1/(1+10^(([.$G$3]-[.$B27])/400))))" office:value-type="float" office:value="0.000355649557564064">
            <text:p>0</text:p>
          </table:table-cell>
          <table:table-cell table:formula="of:=GETELOK([.$B27])*(1-(1/(1+10^(([.$H$3]-[.$B27])/400))))" office:value-type="float" office:value="0.000632435532668119">
            <text:p>0</text:p>
          </table:table-cell>
          <table:table-cell table:formula="of:=GETELOK([.$B27])*(1-(1/(1+10^(([.$I$3]-[.$B27])/400))))" office:value-type="float" office:value="0.0011246194083836">
            <text:p>0</text:p>
          </table:table-cell>
          <table:table-cell table:formula="of:=GETELOK([.$B27])*(1-(1/(1+10^(([.$J$3]-[.$B27])/400))))" office:value-type="float" office:value="0.00199980001999833">
            <text:p>0</text:p>
          </table:table-cell>
          <table:table-cell table:formula="of:=GETELOK([.$B27])*(1-(1/(1+10^(([.$K$3]-[.$B27])/400))))" office:value-type="float" office:value="0.00355592647699243">
            <text:p>0</text:p>
          </table:table-cell>
          <table:table-cell table:formula="of:=GETELOK([.$B27])*(1-(1/(1+10^(([.$L$3]-[.$B27])/400))))" office:value-type="float" office:value="0.00632255595259368">
            <text:p>0</text:p>
          </table:table-cell>
          <table:table-cell table:formula="of:=GETELOK([.$B27])*(1-(1/(1+10^(([.$M$3]-[.$B27])/400))))" office:value-type="float" office:value="0.0112405055030451">
            <text:p>0</text:p>
          </table:table-cell>
          <table:table-cell table:formula="of:=GETELOK([.$B27])*(1-(1/(1+10^(([.$N$3]-[.$B27])/400))))" office:value-type="float" office:value="0.0199800199800171">
            <text:p>0</text:p>
          </table:table-cell>
          <table:table-cell table:formula="of:=GETELOK([.$B27])*(1-(1/(1+10^(([.$O$3]-[.$B27])/400))))" office:value-type="float" office:value="0.0355024549161964">
            <text:p>0</text:p>
          </table:table-cell>
          <table:table-cell table:formula="of:=GETELOK([.$B27])*(1-(1/(1+10^(([.$P$3]-[.$B27])/400))))" office:value-type="float" office:value="0.063046183665203">
            <text:p>0</text:p>
          </table:table-cell>
          <table:table-cell table:formula="of:=GETELOK([.$B27])*(1-(1/(1+10^(([.$Q$3]-[.$B27])/400))))" office:value-type="float" office:value="0.111839346176696">
            <text:p>0</text:p>
          </table:table-cell>
          <table:table-cell table:formula="of:=GETELOK([.$B27])*(1-(1/(1+10^(([.$R$3]-[.$B27])/400))))" office:value-type="float" office:value="0.198019801980198">
            <text:p>0</text:p>
          </table:table-cell>
          <table:table-cell table:formula="of:=GETELOK([.$B27])*(1-(1/(1+10^(([.$S$3]-[.$B27])/400))))" office:value-type="float" office:value="0.349441829896668">
            <text:p>0</text:p>
          </table:table-cell>
          <table:table-cell table:formula="of:=GETELOK([.$B27])*(1-(1/(1+10^(([.$T$3]-[.$B27])/400))))" office:value-type="float" office:value="0.613068600634312">
            <text:p>1</text:p>
          </table:table-cell>
          <table:table-cell table:formula="of:=GETELOK([.$B27])*(1-(1/(1+10^(([.$U$3]-[.$B27])/400))))" office:value-type="float" office:value="1.06480430404045">
            <text:p>1</text:p>
          </table:table-cell>
          <table:table-cell table:formula="of:=GETELOK([.$B27])*(1-(1/(1+10^(([.$V$3]-[.$B27])/400))))" office:value-type="float" office:value="1.81818181818182">
            <text:p>2</text:p>
          </table:table-cell>
          <table:table-cell table:formula="of:=GETELOK([.$B27])*(1-(1/(1+10^(([.$W$3]-[.$B27])/400))))" office:value-type="float" office:value="3.01959114422647">
            <text:p>3</text:p>
          </table:table-cell>
          <table:table-cell table:formula="of:=GETELOK([.$B27])*(1-(1/(1+10^(([.$X$3]-[.$B27])/400))))" office:value-type="float" office:value="4.80506146704084">
            <text:p>5</text:p>
          </table:table-cell>
          <table:table-cell table:formula="of:=GETELOK([.$B27])*(1-(1/(1+10^(([.$Y$3]-[.$B27])/400))))" office:value-type="float" office:value="7.1987000039423">
            <text:p>7</text:p>
          </table:table-cell>
          <table:table-cell table:formula="of:=GETELOK([.$B27])*(1-(1/(1+10^(([.$Z$3]-[.$B27])/400))))" office:value-type="float" office:value="10">
            <text:p>10</text:p>
          </table:table-cell>
          <table:table-cell table:formula="of:=GETELOK([.$B27])*(1-(1/(1+10^(([.$AA$3]-[.$B27])/400))))" office:value-type="float" office:value="12.8012999960577">
            <text:p>13</text:p>
          </table:table-cell>
          <table:table-cell table:formula="of:=GETELOK([.$B27])*(1-(1/(1+10^(([.$AB$3]-[.$B27])/400))))" office:value-type="float" office:value="15.1949385329592">
            <text:p>15</text:p>
          </table:table-cell>
          <table:table-cell table:formula="of:=GETELOK([.$B27])*(1-(1/(1+10^(([.$AC$3]-[.$B27])/400))))" office:value-type="float" office:value="16.9804088557735">
            <text:p>17</text:p>
          </table:table-cell>
          <table:table-cell table:formula="of:=GETELOK([.$B27])*(1-(1/(1+10^(([.$AD$3]-[.$B27])/400))))" office:value-type="float" office:value="18.1818181818182">
            <text:p>18</text:p>
          </table:table-cell>
          <table:table-cell table:formula="of:=GETELOK([.$B27])*(1-(1/(1+10^(([.$AE$3]-[.$B27])/400))))" office:value-type="float" office:value="18.9351956959596">
            <text:p>19</text:p>
          </table:table-cell>
          <table:table-cell table:formula="of:=GETELOK([.$B27])*(1-(1/(1+10^(([.$AF$3]-[.$B27])/400))))" office:value-type="float" office:value="19.3869313993657">
            <text:p>19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2500">
            <text:p>2500</text:p>
          </table:table-cell>
          <table:table-cell table:formula="of:=GETELOK([.$B28])*(1-(1/(1+10^(([.$C$3]-[.B28])/400))))" office:value-type="float" office:value="0.00000999998999939855">
            <text:p>0</text:p>
          </table:table-cell>
          <table:table-cell table:formula="of:=GETELOK([.$B28])*(1-(1/(1+10^(([.$D$3]-[.$B28])/400))))" office:value-type="float" office:value="0.0000177827624769922">
            <text:p>0</text:p>
          </table:table-cell>
          <table:table-cell table:formula="of:=GETELOK([.$B28])*(1-(1/(1+10^(([.$E$3]-[.$B28])/400))))" office:value-type="float" office:value="0.000031622676601728">
            <text:p>0</text:p>
          </table:table-cell>
          <table:table-cell table:formula="of:=GETELOK([.$B28])*(1-(1/(1+10^(([.$F$3]-[.$B28])/400))))" office:value-type="float" office:value="0.0000562338162934939">
            <text:p>0</text:p>
          </table:table-cell>
          <table:table-cell table:formula="of:=GETELOK([.$B28])*(1-(1/(1+10^(([.$G$3]-[.$B28])/400))))" office:value-type="float" office:value="0.0000999990000105644">
            <text:p>0</text:p>
          </table:table-cell>
          <table:table-cell table:formula="of:=GETELOK([.$B28])*(1-(1/(1+10^(([.$H$3]-[.$B28])/400))))" office:value-type="float" office:value="0.000177824778782032">
            <text:p>0</text:p>
          </table:table-cell>
          <table:table-cell table:formula="of:=GETELOK([.$B28])*(1-(1/(1+10^(([.$I$3]-[.$B28])/400))))" office:value-type="float" office:value="0.000316217766334059">
            <text:p>0</text:p>
          </table:table-cell>
          <table:table-cell table:formula="of:=GETELOK([.$B28])*(1-(1/(1+10^(([.$J$3]-[.$B28])/400))))" office:value-type="float" office:value="0.000562309704191799">
            <text:p>0</text:p>
          </table:table-cell>
          <table:table-cell table:formula="of:=GETELOK([.$B28])*(1-(1/(1+10^(([.$K$3]-[.$B28])/400))))" office:value-type="float" office:value="0.000999900009999166">
            <text:p>0</text:p>
          </table:table-cell>
          <table:table-cell table:formula="of:=GETELOK([.$B28])*(1-(1/(1+10^(([.$L$3]-[.$B28])/400))))" office:value-type="float" office:value="0.00177796323849622">
            <text:p>0</text:p>
          </table:table-cell>
          <table:table-cell table:formula="of:=GETELOK([.$B28])*(1-(1/(1+10^(([.$M$3]-[.$B28])/400))))" office:value-type="float" office:value="0.00316127797629684">
            <text:p>0</text:p>
          </table:table-cell>
          <table:table-cell table:formula="of:=GETELOK([.$B28])*(1-(1/(1+10^(([.$N$3]-[.$B28])/400))))" office:value-type="float" office:value="0.00562025275152256">
            <text:p>0</text:p>
          </table:table-cell>
          <table:table-cell table:formula="of:=GETELOK([.$B28])*(1-(1/(1+10^(([.$O$3]-[.$B28])/400))))" office:value-type="float" office:value="0.00999000999000854">
            <text:p>0</text:p>
          </table:table-cell>
          <table:table-cell table:formula="of:=GETELOK([.$B28])*(1-(1/(1+10^(([.$P$3]-[.$B28])/400))))" office:value-type="float" office:value="0.0177512274580982">
            <text:p>0</text:p>
          </table:table-cell>
          <table:table-cell table:formula="of:=GETELOK([.$B28])*(1-(1/(1+10^(([.$Q$3]-[.$B28])/400))))" office:value-type="float" office:value="0.0315230918326015">
            <text:p>0</text:p>
          </table:table-cell>
          <table:table-cell table:formula="of:=GETELOK([.$B28])*(1-(1/(1+10^(([.$R$3]-[.$B28])/400))))" office:value-type="float" office:value="0.0559196730883482">
            <text:p>0</text:p>
          </table:table-cell>
          <table:table-cell table:formula="of:=GETELOK([.$B28])*(1-(1/(1+10^(([.$S$3]-[.$B28])/400))))" office:value-type="float" office:value="0.0990099009900991">
            <text:p>0</text:p>
          </table:table-cell>
          <table:table-cell table:formula="of:=GETELOK([.$B28])*(1-(1/(1+10^(([.$T$3]-[.$B28])/400))))" office:value-type="float" office:value="0.174720914948334">
            <text:p>0</text:p>
          </table:table-cell>
          <table:table-cell table:formula="of:=GETELOK([.$B28])*(1-(1/(1+10^(([.$U$3]-[.$B28])/400))))" office:value-type="float" office:value="0.306534300317156">
            <text:p>0</text:p>
          </table:table-cell>
          <table:table-cell table:formula="of:=GETELOK([.$B28])*(1-(1/(1+10^(([.$V$3]-[.$B28])/400))))" office:value-type="float" office:value="0.532402152020225">
            <text:p>1</text:p>
          </table:table-cell>
          <table:table-cell table:formula="of:=GETELOK([.$B28])*(1-(1/(1+10^(([.$W$3]-[.$B28])/400))))" office:value-type="float" office:value="0.909090909090909">
            <text:p>1</text:p>
          </table:table-cell>
          <table:table-cell table:formula="of:=GETELOK([.$B28])*(1-(1/(1+10^(([.$X$3]-[.$B28])/400))))" office:value-type="float" office:value="1.50979557211323">
            <text:p>2</text:p>
          </table:table-cell>
          <table:table-cell table:formula="of:=GETELOK([.$B28])*(1-(1/(1+10^(([.$Y$3]-[.$B28])/400))))" office:value-type="float" office:value="2.40253073352042">
            <text:p>2</text:p>
          </table:table-cell>
          <table:table-cell table:formula="of:=GETELOK([.$B28])*(1-(1/(1+10^(([.$Z$3]-[.$B28])/400))))" office:value-type="float" office:value="3.59935000197115">
            <text:p>4</text:p>
          </table:table-cell>
          <table:table-cell table:formula="of:=GETELOK([.$B28])*(1-(1/(1+10^(([.$AA$3]-[.$B28])/400))))" office:value-type="float" office:value="5">
            <text:p>5</text:p>
          </table:table-cell>
          <table:table-cell table:formula="of:=GETELOK([.$B28])*(1-(1/(1+10^(([.$AB$3]-[.$B28])/400))))" office:value-type="float" office:value="6.40064999802885">
            <text:p>6</text:p>
          </table:table-cell>
          <table:table-cell table:formula="of:=GETELOK([.$B28])*(1-(1/(1+10^(([.$AC$3]-[.$B28])/400))))" office:value-type="float" office:value="7.59746926647958">
            <text:p>8</text:p>
          </table:table-cell>
          <table:table-cell table:formula="of:=GETELOK([.$B28])*(1-(1/(1+10^(([.$AD$3]-[.$B28])/400))))" office:value-type="float" office:value="8.49020442788677">
            <text:p>8</text:p>
          </table:table-cell>
          <table:table-cell table:formula="of:=GETELOK([.$B28])*(1-(1/(1+10^(([.$AE$3]-[.$B28])/400))))" office:value-type="float" office:value="9.09090909090909">
            <text:p>9</text:p>
          </table:table-cell>
          <table:table-cell table:formula="of:=GETELOK([.$B28])*(1-(1/(1+10^(([.$AF$3]-[.$B28])/400))))" office:value-type="float" office:value="9.46759784797978">
            <text:p>9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2600">
            <text:p>2600</text:p>
          </table:table-cell>
          <table:table-cell table:formula="of:=GETELOK([.$B29])*(1-(1/(1+10^(([.$C$3]-[.B29])/400))))" office:value-type="float" office:value="0.00000562341009091583">
            <text:p>0</text:p>
          </table:table-cell>
          <table:table-cell table:formula="of:=GETELOK([.$B29])*(1-(1/(1+10^(([.$D$3]-[.$B29])/400))))" office:value-type="float" office:value="0.00000999998999939855">
            <text:p>0</text:p>
          </table:table-cell>
          <table:table-cell table:formula="of:=GETELOK([.$B29])*(1-(1/(1+10^(([.$E$3]-[.$B29])/400))))" office:value-type="float" office:value="0.0000177827624769922">
            <text:p>0</text:p>
          </table:table-cell>
          <table:table-cell table:formula="of:=GETELOK([.$B29])*(1-(1/(1+10^(([.$F$3]-[.$B29])/400))))" office:value-type="float" office:value="0.000031622676601728">
            <text:p>0</text:p>
          </table:table-cell>
          <table:table-cell table:formula="of:=GETELOK([.$B29])*(1-(1/(1+10^(([.$G$3]-[.$B29])/400))))" office:value-type="float" office:value="0.0000562338162934939">
            <text:p>0</text:p>
          </table:table-cell>
          <table:table-cell table:formula="of:=GETELOK([.$B29])*(1-(1/(1+10^(([.$H$3]-[.$B29])/400))))" office:value-type="float" office:value="0.0000999990000105644">
            <text:p>0</text:p>
          </table:table-cell>
          <table:table-cell table:formula="of:=GETELOK([.$B29])*(1-(1/(1+10^(([.$I$3]-[.$B29])/400))))" office:value-type="float" office:value="0.000177824778782032">
            <text:p>0</text:p>
          </table:table-cell>
          <table:table-cell table:formula="of:=GETELOK([.$B29])*(1-(1/(1+10^(([.$J$3]-[.$B29])/400))))" office:value-type="float" office:value="0.000316217766334059">
            <text:p>0</text:p>
          </table:table-cell>
          <table:table-cell table:formula="of:=GETELOK([.$B29])*(1-(1/(1+10^(([.$K$3]-[.$B29])/400))))" office:value-type="float" office:value="0.000562309704191799">
            <text:p>0</text:p>
          </table:table-cell>
          <table:table-cell table:formula="of:=GETELOK([.$B29])*(1-(1/(1+10^(([.$L$3]-[.$B29])/400))))" office:value-type="float" office:value="0.000999900009999166">
            <text:p>0</text:p>
          </table:table-cell>
          <table:table-cell table:formula="of:=GETELOK([.$B29])*(1-(1/(1+10^(([.$M$3]-[.$B29])/400))))" office:value-type="float" office:value="0.00177796323849622">
            <text:p>0</text:p>
          </table:table-cell>
          <table:table-cell table:formula="of:=GETELOK([.$B29])*(1-(1/(1+10^(([.$N$3]-[.$B29])/400))))" office:value-type="float" office:value="0.00316127797629684">
            <text:p>0</text:p>
          </table:table-cell>
          <table:table-cell table:formula="of:=GETELOK([.$B29])*(1-(1/(1+10^(([.$O$3]-[.$B29])/400))))" office:value-type="float" office:value="0.00562025275152256">
            <text:p>0</text:p>
          </table:table-cell>
          <table:table-cell table:formula="of:=GETELOK([.$B29])*(1-(1/(1+10^(([.$P$3]-[.$B29])/400))))" office:value-type="float" office:value="0.00999000999000854">
            <text:p>0</text:p>
          </table:table-cell>
          <table:table-cell table:formula="of:=GETELOK([.$B29])*(1-(1/(1+10^(([.$Q$3]-[.$B29])/400))))" office:value-type="float" office:value="0.0177512274580982">
            <text:p>0</text:p>
          </table:table-cell>
          <table:table-cell table:formula="of:=GETELOK([.$B29])*(1-(1/(1+10^(([.$R$3]-[.$B29])/400))))" office:value-type="float" office:value="0.0315230918326015">
            <text:p>0</text:p>
          </table:table-cell>
          <table:table-cell table:formula="of:=GETELOK([.$B29])*(1-(1/(1+10^(([.$S$3]-[.$B29])/400))))" office:value-type="float" office:value="0.0559196730883482">
            <text:p>0</text:p>
          </table:table-cell>
          <table:table-cell table:formula="of:=GETELOK([.$B29])*(1-(1/(1+10^(([.$T$3]-[.$B29])/400))))" office:value-type="float" office:value="0.0990099009900991">
            <text:p>0</text:p>
          </table:table-cell>
          <table:table-cell table:formula="of:=GETELOK([.$B29])*(1-(1/(1+10^(([.$U$3]-[.$B29])/400))))" office:value-type="float" office:value="0.174720914948334">
            <text:p>0</text:p>
          </table:table-cell>
          <table:table-cell table:formula="of:=GETELOK([.$B29])*(1-(1/(1+10^(([.$V$3]-[.$B29])/400))))" office:value-type="float" office:value="0.306534300317156">
            <text:p>0</text:p>
          </table:table-cell>
          <table:table-cell table:formula="of:=GETELOK([.$B29])*(1-(1/(1+10^(([.$W$3]-[.$B29])/400))))" office:value-type="float" office:value="0.532402152020225">
            <text:p>1</text:p>
          </table:table-cell>
          <table:table-cell table:formula="of:=GETELOK([.$B29])*(1-(1/(1+10^(([.$X$3]-[.$B29])/400))))" office:value-type="float" office:value="0.909090909090909">
            <text:p>1</text:p>
          </table:table-cell>
          <table:table-cell table:formula="of:=GETELOK([.$B29])*(1-(1/(1+10^(([.$Y$3]-[.$B29])/400))))" office:value-type="float" office:value="1.50979557211323">
            <text:p>2</text:p>
          </table:table-cell>
          <table:table-cell table:formula="of:=GETELOK([.$B29])*(1-(1/(1+10^(([.$Z$3]-[.$B29])/400))))" office:value-type="float" office:value="2.40253073352042">
            <text:p>2</text:p>
          </table:table-cell>
          <table:table-cell table:formula="of:=GETELOK([.$B29])*(1-(1/(1+10^(([.$AA$3]-[.$B29])/400))))" office:value-type="float" office:value="3.59935000197115">
            <text:p>4</text:p>
          </table:table-cell>
          <table:table-cell table:formula="of:=GETELOK([.$B29])*(1-(1/(1+10^(([.$AB$3]-[.$B29])/400))))" office:value-type="float" office:value="5">
            <text:p>5</text:p>
          </table:table-cell>
          <table:table-cell table:formula="of:=GETELOK([.$B29])*(1-(1/(1+10^(([.$AC$3]-[.$B29])/400))))" office:value-type="float" office:value="6.40064999802885">
            <text:p>6</text:p>
          </table:table-cell>
          <table:table-cell table:formula="of:=GETELOK([.$B29])*(1-(1/(1+10^(([.$AD$3]-[.$B29])/400))))" office:value-type="float" office:value="7.59746926647958">
            <text:p>8</text:p>
          </table:table-cell>
          <table:table-cell table:formula="of:=GETELOK([.$B29])*(1-(1/(1+10^(([.$AE$3]-[.$B29])/400))))" office:value-type="float" office:value="8.49020442788677">
            <text:p>8</text:p>
          </table:table-cell>
          <table:table-cell table:formula="of:=GETELOK([.$B29])*(1-(1/(1+10^(([.$AF$3]-[.$B29])/400))))" office:value-type="float" office:value="9.09090909090909">
            <text:p>9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2700">
            <text:p>2700</text:p>
          </table:table-cell>
          <table:table-cell table:formula="of:=GETELOK([.$B30])*(1-(1/(1+10^(([.$C$3]-[.B30])/400))))" office:value-type="float" office:value="0.00000316227665941859">
            <text:p>0</text:p>
          </table:table-cell>
          <table:table-cell table:formula="of:=GETELOK([.$B30])*(1-(1/(1+10^(([.$D$3]-[.$B30])/400))))" office:value-type="float" office:value="0.00000562341009091583">
            <text:p>0</text:p>
          </table:table-cell>
          <table:table-cell table:formula="of:=GETELOK([.$B30])*(1-(1/(1+10^(([.$E$3]-[.$B30])/400))))" office:value-type="float" office:value="0.00000999998999939855">
            <text:p>0</text:p>
          </table:table-cell>
          <table:table-cell table:formula="of:=GETELOK([.$B30])*(1-(1/(1+10^(([.$F$3]-[.$B30])/400))))" office:value-type="float" office:value="0.0000177827624769922">
            <text:p>0</text:p>
          </table:table-cell>
          <table:table-cell table:formula="of:=GETELOK([.$B30])*(1-(1/(1+10^(([.$G$3]-[.$B30])/400))))" office:value-type="float" office:value="0.000031622676601728">
            <text:p>0</text:p>
          </table:table-cell>
          <table:table-cell table:formula="of:=GETELOK([.$B30])*(1-(1/(1+10^(([.$H$3]-[.$B30])/400))))" office:value-type="float" office:value="0.0000562338162934939">
            <text:p>0</text:p>
          </table:table-cell>
          <table:table-cell table:formula="of:=GETELOK([.$B30])*(1-(1/(1+10^(([.$I$3]-[.$B30])/400))))" office:value-type="float" office:value="0.0000999990000105644">
            <text:p>0</text:p>
          </table:table-cell>
          <table:table-cell table:formula="of:=GETELOK([.$B30])*(1-(1/(1+10^(([.$J$3]-[.$B30])/400))))" office:value-type="float" office:value="0.000177824778782032">
            <text:p>0</text:p>
          </table:table-cell>
          <table:table-cell table:formula="of:=GETELOK([.$B30])*(1-(1/(1+10^(([.$K$3]-[.$B30])/400))))" office:value-type="float" office:value="0.000316217766334059">
            <text:p>0</text:p>
          </table:table-cell>
          <table:table-cell table:formula="of:=GETELOK([.$B30])*(1-(1/(1+10^(([.$L$3]-[.$B30])/400))))" office:value-type="float" office:value="0.000562309704191799">
            <text:p>0</text:p>
          </table:table-cell>
          <table:table-cell table:formula="of:=GETELOK([.$B30])*(1-(1/(1+10^(([.$M$3]-[.$B30])/400))))" office:value-type="float" office:value="0.000999900009999166">
            <text:p>0</text:p>
          </table:table-cell>
          <table:table-cell table:formula="of:=GETELOK([.$B30])*(1-(1/(1+10^(([.$N$3]-[.$B30])/400))))" office:value-type="float" office:value="0.00177796323849622">
            <text:p>0</text:p>
          </table:table-cell>
          <table:table-cell table:formula="of:=GETELOK([.$B30])*(1-(1/(1+10^(([.$O$3]-[.$B30])/400))))" office:value-type="float" office:value="0.00316127797629684">
            <text:p>0</text:p>
          </table:table-cell>
          <table:table-cell table:formula="of:=GETELOK([.$B30])*(1-(1/(1+10^(([.$P$3]-[.$B30])/400))))" office:value-type="float" office:value="0.00562025275152256">
            <text:p>0</text:p>
          </table:table-cell>
          <table:table-cell table:formula="of:=GETELOK([.$B30])*(1-(1/(1+10^(([.$Q$3]-[.$B30])/400))))" office:value-type="float" office:value="0.00999000999000854">
            <text:p>0</text:p>
          </table:table-cell>
          <table:table-cell table:formula="of:=GETELOK([.$B30])*(1-(1/(1+10^(([.$R$3]-[.$B30])/400))))" office:value-type="float" office:value="0.0177512274580982">
            <text:p>0</text:p>
          </table:table-cell>
          <table:table-cell table:formula="of:=GETELOK([.$B30])*(1-(1/(1+10^(([.$S$3]-[.$B30])/400))))" office:value-type="float" office:value="0.0315230918326015">
            <text:p>0</text:p>
          </table:table-cell>
          <table:table-cell table:formula="of:=GETELOK([.$B30])*(1-(1/(1+10^(([.$T$3]-[.$B30])/400))))" office:value-type="float" office:value="0.0559196730883482">
            <text:p>0</text:p>
          </table:table-cell>
          <table:table-cell table:formula="of:=GETELOK([.$B30])*(1-(1/(1+10^(([.$U$3]-[.$B30])/400))))" office:value-type="float" office:value="0.0990099009900991">
            <text:p>0</text:p>
          </table:table-cell>
          <table:table-cell table:formula="of:=GETELOK([.$B30])*(1-(1/(1+10^(([.$V$3]-[.$B30])/400))))" office:value-type="float" office:value="0.174720914948334">
            <text:p>0</text:p>
          </table:table-cell>
          <table:table-cell table:formula="of:=GETELOK([.$B30])*(1-(1/(1+10^(([.$W$3]-[.$B30])/400))))" office:value-type="float" office:value="0.306534300317156">
            <text:p>0</text:p>
          </table:table-cell>
          <table:table-cell table:formula="of:=GETELOK([.$B30])*(1-(1/(1+10^(([.$X$3]-[.$B30])/400))))" office:value-type="float" office:value="0.532402152020225">
            <text:p>1</text:p>
          </table:table-cell>
          <table:table-cell table:formula="of:=GETELOK([.$B30])*(1-(1/(1+10^(([.$Y$3]-[.$B30])/400))))" office:value-type="float" office:value="0.909090909090909">
            <text:p>1</text:p>
          </table:table-cell>
          <table:table-cell table:formula="of:=GETELOK([.$B30])*(1-(1/(1+10^(([.$Z$3]-[.$B30])/400))))" office:value-type="float" office:value="1.50979557211323">
            <text:p>2</text:p>
          </table:table-cell>
          <table:table-cell table:formula="of:=GETELOK([.$B30])*(1-(1/(1+10^(([.$AA$3]-[.$B30])/400))))" office:value-type="float" office:value="2.40253073352042">
            <text:p>2</text:p>
          </table:table-cell>
          <table:table-cell table:formula="of:=GETELOK([.$B30])*(1-(1/(1+10^(([.$AB$3]-[.$B30])/400))))" office:value-type="float" office:value="3.59935000197115">
            <text:p>4</text:p>
          </table:table-cell>
          <table:table-cell table:formula="of:=GETELOK([.$B30])*(1-(1/(1+10^(([.$AC$3]-[.$B30])/400))))" office:value-type="float" office:value="5">
            <text:p>5</text:p>
          </table:table-cell>
          <table:table-cell table:formula="of:=GETELOK([.$B30])*(1-(1/(1+10^(([.$AD$3]-[.$B30])/400))))" office:value-type="float" office:value="6.40064999802885">
            <text:p>6</text:p>
          </table:table-cell>
          <table:table-cell table:formula="of:=GETELOK([.$B30])*(1-(1/(1+10^(([.$AE$3]-[.$B30])/400))))" office:value-type="float" office:value="7.59746926647958">
            <text:p>8</text:p>
          </table:table-cell>
          <table:table-cell table:formula="of:=GETELOK([.$B30])*(1-(1/(1+10^(([.$AF$3]-[.$B30])/400))))" office:value-type="float" office:value="8.49020442788677">
            <text:p>8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2800">
            <text:p>2800</text:p>
          </table:table-cell>
          <table:table-cell table:formula="of:=GETELOK([.$B31])*(1-(1/(1+10^(([.$C$3]-[.B31])/400))))" office:value-type="float" office:value="0.00000177827909397799">
            <text:p>0</text:p>
          </table:table-cell>
          <table:table-cell table:formula="of:=GETELOK([.$B31])*(1-(1/(1+10^(([.$D$3]-[.$B31])/400))))" office:value-type="float" office:value="0.00000316227665941859">
            <text:p>0</text:p>
          </table:table-cell>
          <table:table-cell table:formula="of:=GETELOK([.$B31])*(1-(1/(1+10^(([.$E$3]-[.$B31])/400))))" office:value-type="float" office:value="0.00000562341009091583">
            <text:p>0</text:p>
          </table:table-cell>
          <table:table-cell table:formula="of:=GETELOK([.$B31])*(1-(1/(1+10^(([.$F$3]-[.$B31])/400))))" office:value-type="float" office:value="0.00000999998999939855">
            <text:p>0</text:p>
          </table:table-cell>
          <table:table-cell table:formula="of:=GETELOK([.$B31])*(1-(1/(1+10^(([.$G$3]-[.$B31])/400))))" office:value-type="float" office:value="0.0000177827624769922">
            <text:p>0</text:p>
          </table:table-cell>
          <table:table-cell table:formula="of:=GETELOK([.$B31])*(1-(1/(1+10^(([.$H$3]-[.$B31])/400))))" office:value-type="float" office:value="0.000031622676601728">
            <text:p>0</text:p>
          </table:table-cell>
          <table:table-cell table:formula="of:=GETELOK([.$B31])*(1-(1/(1+10^(([.$I$3]-[.$B31])/400))))" office:value-type="float" office:value="0.0000562338162934939">
            <text:p>0</text:p>
          </table:table-cell>
          <table:table-cell table:formula="of:=GETELOK([.$B31])*(1-(1/(1+10^(([.$J$3]-[.$B31])/400))))" office:value-type="float" office:value="0.0000999990000105644">
            <text:p>0</text:p>
          </table:table-cell>
          <table:table-cell table:formula="of:=GETELOK([.$B31])*(1-(1/(1+10^(([.$K$3]-[.$B31])/400))))" office:value-type="float" office:value="0.000177824778782032">
            <text:p>0</text:p>
          </table:table-cell>
          <table:table-cell table:formula="of:=GETELOK([.$B31])*(1-(1/(1+10^(([.$L$3]-[.$B31])/400))))" office:value-type="float" office:value="0.000316217766334059">
            <text:p>0</text:p>
          </table:table-cell>
          <table:table-cell table:formula="of:=GETELOK([.$B31])*(1-(1/(1+10^(([.$M$3]-[.$B31])/400))))" office:value-type="float" office:value="0.000562309704191799">
            <text:p>0</text:p>
          </table:table-cell>
          <table:table-cell table:formula="of:=GETELOK([.$B31])*(1-(1/(1+10^(([.$N$3]-[.$B31])/400))))" office:value-type="float" office:value="0.000999900009999166">
            <text:p>0</text:p>
          </table:table-cell>
          <table:table-cell table:formula="of:=GETELOK([.$B31])*(1-(1/(1+10^(([.$O$3]-[.$B31])/400))))" office:value-type="float" office:value="0.00177796323849622">
            <text:p>0</text:p>
          </table:table-cell>
          <table:table-cell table:formula="of:=GETELOK([.$B31])*(1-(1/(1+10^(([.$P$3]-[.$B31])/400))))" office:value-type="float" office:value="0.00316127797629684">
            <text:p>0</text:p>
          </table:table-cell>
          <table:table-cell table:formula="of:=GETELOK([.$B31])*(1-(1/(1+10^(([.$Q$3]-[.$B31])/400))))" office:value-type="float" office:value="0.00562025275152256">
            <text:p>0</text:p>
          </table:table-cell>
          <table:table-cell table:formula="of:=GETELOK([.$B31])*(1-(1/(1+10^(([.$R$3]-[.$B31])/400))))" office:value-type="float" office:value="0.00999000999000854">
            <text:p>0</text:p>
          </table:table-cell>
          <table:table-cell table:formula="of:=GETELOK([.$B31])*(1-(1/(1+10^(([.$S$3]-[.$B31])/400))))" office:value-type="float" office:value="0.0177512274580982">
            <text:p>0</text:p>
          </table:table-cell>
          <table:table-cell table:formula="of:=GETELOK([.$B31])*(1-(1/(1+10^(([.$T$3]-[.$B31])/400))))" office:value-type="float" office:value="0.0315230918326015">
            <text:p>0</text:p>
          </table:table-cell>
          <table:table-cell table:formula="of:=GETELOK([.$B31])*(1-(1/(1+10^(([.$U$3]-[.$B31])/400))))" office:value-type="float" office:value="0.0559196730883482">
            <text:p>0</text:p>
          </table:table-cell>
          <table:table-cell table:formula="of:=GETELOK([.$B31])*(1-(1/(1+10^(([.$V$3]-[.$B31])/400))))" office:value-type="float" office:value="0.0990099009900991">
            <text:p>0</text:p>
          </table:table-cell>
          <table:table-cell table:formula="of:=GETELOK([.$B31])*(1-(1/(1+10^(([.$W$3]-[.$B31])/400))))" office:value-type="float" office:value="0.174720914948334">
            <text:p>0</text:p>
          </table:table-cell>
          <table:table-cell table:formula="of:=GETELOK([.$B31])*(1-(1/(1+10^(([.$X$3]-[.$B31])/400))))" office:value-type="float" office:value="0.306534300317156">
            <text:p>0</text:p>
          </table:table-cell>
          <table:table-cell table:formula="of:=GETELOK([.$B31])*(1-(1/(1+10^(([.$Y$3]-[.$B31])/400))))" office:value-type="float" office:value="0.532402152020225">
            <text:p>1</text:p>
          </table:table-cell>
          <table:table-cell table:formula="of:=GETELOK([.$B31])*(1-(1/(1+10^(([.$Z$3]-[.$B31])/400))))" office:value-type="float" office:value="0.909090909090909">
            <text:p>1</text:p>
          </table:table-cell>
          <table:table-cell table:formula="of:=GETELOK([.$B31])*(1-(1/(1+10^(([.$AA$3]-[.$B31])/400))))" office:value-type="float" office:value="1.50979557211323">
            <text:p>2</text:p>
          </table:table-cell>
          <table:table-cell table:formula="of:=GETELOK([.$B31])*(1-(1/(1+10^(([.$AB$3]-[.$B31])/400))))" office:value-type="float" office:value="2.40253073352042">
            <text:p>2</text:p>
          </table:table-cell>
          <table:table-cell table:formula="of:=GETELOK([.$B31])*(1-(1/(1+10^(([.$AC$3]-[.$B31])/400))))" office:value-type="float" office:value="3.59935000197115">
            <text:p>4</text:p>
          </table:table-cell>
          <table:table-cell table:formula="of:=GETELOK([.$B31])*(1-(1/(1+10^(([.$AD$3]-[.$B31])/400))))" office:value-type="float" office:value="5">
            <text:p>5</text:p>
          </table:table-cell>
          <table:table-cell table:formula="of:=GETELOK([.$B31])*(1-(1/(1+10^(([.$AE$3]-[.$B31])/400))))" office:value-type="float" office:value="6.40064999802885">
            <text:p>6</text:p>
          </table:table-cell>
          <table:table-cell table:formula="of:=GETELOK([.$B31])*(1-(1/(1+10^(([.$AF$3]-[.$B31])/400))))" office:value-type="float" office:value="7.59746926647958">
            <text:p>8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2900">
            <text:p>2900</text:p>
          </table:table-cell>
          <table:table-cell table:formula="of:=GETELOK([.$B32])*(1-(1/(1+10^(([.$C$3]-[.B32])/400))))" office:value-type="float" office:value="0.000000999999900663795">
            <text:p>0</text:p>
          </table:table-cell>
          <table:table-cell table:formula="of:=GETELOK([.$B32])*(1-(1/(1+10^(([.$D$3]-[.$B32])/400))))" office:value-type="float" office:value="0.00000177827909397799">
            <text:p>0</text:p>
          </table:table-cell>
          <table:table-cell table:formula="of:=GETELOK([.$B32])*(1-(1/(1+10^(([.$E$3]-[.$B32])/400))))" office:value-type="float" office:value="0.00000316227665941859">
            <text:p>0</text:p>
          </table:table-cell>
          <table:table-cell table:formula="of:=GETELOK([.$B32])*(1-(1/(1+10^(([.$F$3]-[.$B32])/400))))" office:value-type="float" office:value="0.00000562341009091583">
            <text:p>0</text:p>
          </table:table-cell>
          <table:table-cell table:formula="of:=GETELOK([.$B32])*(1-(1/(1+10^(([.$G$3]-[.$B32])/400))))" office:value-type="float" office:value="0.00000999998999939855">
            <text:p>0</text:p>
          </table:table-cell>
          <table:table-cell table:formula="of:=GETELOK([.$B32])*(1-(1/(1+10^(([.$H$3]-[.$B32])/400))))" office:value-type="float" office:value="0.0000177827624769922">
            <text:p>0</text:p>
          </table:table-cell>
          <table:table-cell table:formula="of:=GETELOK([.$B32])*(1-(1/(1+10^(([.$I$3]-[.$B32])/400))))" office:value-type="float" office:value="0.000031622676601728">
            <text:p>0</text:p>
          </table:table-cell>
          <table:table-cell table:formula="of:=GETELOK([.$B32])*(1-(1/(1+10^(([.$J$3]-[.$B32])/400))))" office:value-type="float" office:value="0.0000562338162934939">
            <text:p>0</text:p>
          </table:table-cell>
          <table:table-cell table:formula="of:=GETELOK([.$B32])*(1-(1/(1+10^(([.$K$3]-[.$B32])/400))))" office:value-type="float" office:value="0.0000999990000105644">
            <text:p>0</text:p>
          </table:table-cell>
          <table:table-cell table:formula="of:=GETELOK([.$B32])*(1-(1/(1+10^(([.$L$3]-[.$B32])/400))))" office:value-type="float" office:value="0.000177824778782032">
            <text:p>0</text:p>
          </table:table-cell>
          <table:table-cell table:formula="of:=GETELOK([.$B32])*(1-(1/(1+10^(([.$M$3]-[.$B32])/400))))" office:value-type="float" office:value="0.000316217766334059">
            <text:p>0</text:p>
          </table:table-cell>
          <table:table-cell table:formula="of:=GETELOK([.$B32])*(1-(1/(1+10^(([.$N$3]-[.$B32])/400))))" office:value-type="float" office:value="0.000562309704191799">
            <text:p>0</text:p>
          </table:table-cell>
          <table:table-cell table:formula="of:=GETELOK([.$B32])*(1-(1/(1+10^(([.$O$3]-[.$B32])/400))))" office:value-type="float" office:value="0.000999900009999166">
            <text:p>0</text:p>
          </table:table-cell>
          <table:table-cell table:formula="of:=GETELOK([.$B32])*(1-(1/(1+10^(([.$P$3]-[.$B32])/400))))" office:value-type="float" office:value="0.00177796323849622">
            <text:p>0</text:p>
          </table:table-cell>
          <table:table-cell table:formula="of:=GETELOK([.$B32])*(1-(1/(1+10^(([.$Q$3]-[.$B32])/400))))" office:value-type="float" office:value="0.00316127797629684">
            <text:p>0</text:p>
          </table:table-cell>
          <table:table-cell table:formula="of:=GETELOK([.$B32])*(1-(1/(1+10^(([.$R$3]-[.$B32])/400))))" office:value-type="float" office:value="0.00562025275152256">
            <text:p>0</text:p>
          </table:table-cell>
          <table:table-cell table:formula="of:=GETELOK([.$B32])*(1-(1/(1+10^(([.$S$3]-[.$B32])/400))))" office:value-type="float" office:value="0.00999000999000854">
            <text:p>0</text:p>
          </table:table-cell>
          <table:table-cell table:formula="of:=GETELOK([.$B32])*(1-(1/(1+10^(([.$T$3]-[.$B32])/400))))" office:value-type="float" office:value="0.0177512274580982">
            <text:p>0</text:p>
          </table:table-cell>
          <table:table-cell table:formula="of:=GETELOK([.$B32])*(1-(1/(1+10^(([.$U$3]-[.$B32])/400))))" office:value-type="float" office:value="0.0315230918326015">
            <text:p>0</text:p>
          </table:table-cell>
          <table:table-cell table:formula="of:=GETELOK([.$B32])*(1-(1/(1+10^(([.$V$3]-[.$B32])/400))))" office:value-type="float" office:value="0.0559196730883482">
            <text:p>0</text:p>
          </table:table-cell>
          <table:table-cell table:formula="of:=GETELOK([.$B32])*(1-(1/(1+10^(([.$W$3]-[.$B32])/400))))" office:value-type="float" office:value="0.0990099009900991">
            <text:p>0</text:p>
          </table:table-cell>
          <table:table-cell table:formula="of:=GETELOK([.$B32])*(1-(1/(1+10^(([.$X$3]-[.$B32])/400))))" office:value-type="float" office:value="0.174720914948334">
            <text:p>0</text:p>
          </table:table-cell>
          <table:table-cell table:formula="of:=GETELOK([.$B32])*(1-(1/(1+10^(([.$Y$3]-[.$B32])/400))))" office:value-type="float" office:value="0.306534300317156">
            <text:p>0</text:p>
          </table:table-cell>
          <table:table-cell table:formula="of:=GETELOK([.$B32])*(1-(1/(1+10^(([.$Z$3]-[.$B32])/400))))" office:value-type="float" office:value="0.532402152020225">
            <text:p>1</text:p>
          </table:table-cell>
          <table:table-cell table:formula="of:=GETELOK([.$B32])*(1-(1/(1+10^(([.$AA$3]-[.$B32])/400))))" office:value-type="float" office:value="0.909090909090909">
            <text:p>1</text:p>
          </table:table-cell>
          <table:table-cell table:formula="of:=GETELOK([.$B32])*(1-(1/(1+10^(([.$AB$3]-[.$B32])/400))))" office:value-type="float" office:value="1.50979557211323">
            <text:p>2</text:p>
          </table:table-cell>
          <table:table-cell table:formula="of:=GETELOK([.$B32])*(1-(1/(1+10^(([.$AC$3]-[.$B32])/400))))" office:value-type="float" office:value="2.40253073352042">
            <text:p>2</text:p>
          </table:table-cell>
          <table:table-cell table:formula="of:=GETELOK([.$B32])*(1-(1/(1+10^(([.$AD$3]-[.$B32])/400))))" office:value-type="float" office:value="3.59935000197115">
            <text:p>4</text:p>
          </table:table-cell>
          <table:table-cell table:formula="of:=GETELOK([.$B32])*(1-(1/(1+10^(([.$AE$3]-[.$B32])/400))))" office:value-type="float" office:value="5">
            <text:p>5</text:p>
          </table:table-cell>
          <table:table-cell table:formula="of:=GETELOK([.$B32])*(1-(1/(1+10^(([.$AF$3]-[.$B32])/400))))" office:value-type="float" office:value="6.40064999802885">
            <text:p>6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float" office:value="3000">
            <text:p>3000</text:p>
          </table:table-cell>
          <table:table-cell table:formula="of:=GETELOK([.$B33])*(1-(1/(1+10^(([.$C$3]-[.B33])/400))))" office:value-type="float" office:value="0.000000562341293530722">
            <text:p>0</text:p>
          </table:table-cell>
          <table:table-cell table:formula="of:=GETELOK([.$B33])*(1-(1/(1+10^(([.$D$3]-[.$B33])/400))))" office:value-type="float" office:value="0.000000999999900663795">
            <text:p>0</text:p>
          </table:table-cell>
          <table:table-cell table:formula="of:=GETELOK([.$B33])*(1-(1/(1+10^(([.$E$3]-[.$B33])/400))))" office:value-type="float" office:value="0.00000177827909397799">
            <text:p>0</text:p>
          </table:table-cell>
          <table:table-cell table:formula="of:=GETELOK([.$B33])*(1-(1/(1+10^(([.$F$3]-[.$B33])/400))))" office:value-type="float" office:value="0.00000316227665941859">
            <text:p>0</text:p>
          </table:table-cell>
          <table:table-cell table:formula="of:=GETELOK([.$B33])*(1-(1/(1+10^(([.$G$3]-[.$B33])/400))))" office:value-type="float" office:value="0.00000562341009091583">
            <text:p>0</text:p>
          </table:table-cell>
          <table:table-cell table:formula="of:=GETELOK([.$B33])*(1-(1/(1+10^(([.$H$3]-[.$B33])/400))))" office:value-type="float" office:value="0.00000999998999939855">
            <text:p>0</text:p>
          </table:table-cell>
          <table:table-cell table:formula="of:=GETELOK([.$B33])*(1-(1/(1+10^(([.$I$3]-[.$B33])/400))))" office:value-type="float" office:value="0.0000177827624769922">
            <text:p>0</text:p>
          </table:table-cell>
          <table:table-cell table:formula="of:=GETELOK([.$B33])*(1-(1/(1+10^(([.$J$3]-[.$B33])/400))))" office:value-type="float" office:value="0.000031622676601728">
            <text:p>0</text:p>
          </table:table-cell>
          <table:table-cell table:formula="of:=GETELOK([.$B33])*(1-(1/(1+10^(([.$K$3]-[.$B33])/400))))" office:value-type="float" office:value="0.0000562338162934939">
            <text:p>0</text:p>
          </table:table-cell>
          <table:table-cell table:formula="of:=GETELOK([.$B33])*(1-(1/(1+10^(([.$L$3]-[.$B33])/400))))" office:value-type="float" office:value="0.0000999990000105644">
            <text:p>0</text:p>
          </table:table-cell>
          <table:table-cell table:formula="of:=GETELOK([.$B33])*(1-(1/(1+10^(([.$M$3]-[.$B33])/400))))" office:value-type="float" office:value="0.000177824778782032">
            <text:p>0</text:p>
          </table:table-cell>
          <table:table-cell table:formula="of:=GETELOK([.$B33])*(1-(1/(1+10^(([.$N$3]-[.$B33])/400))))" office:value-type="float" office:value="0.000316217766334059">
            <text:p>0</text:p>
          </table:table-cell>
          <table:table-cell table:formula="of:=GETELOK([.$B33])*(1-(1/(1+10^(([.$O$3]-[.$B33])/400))))" office:value-type="float" office:value="0.000562309704191799">
            <text:p>0</text:p>
          </table:table-cell>
          <table:table-cell table:formula="of:=GETELOK([.$B33])*(1-(1/(1+10^(([.$P$3]-[.$B33])/400))))" office:value-type="float" office:value="0.000999900009999166">
            <text:p>0</text:p>
          </table:table-cell>
          <table:table-cell table:formula="of:=GETELOK([.$B33])*(1-(1/(1+10^(([.$Q$3]-[.$B33])/400))))" office:value-type="float" office:value="0.00177796323849622">
            <text:p>0</text:p>
          </table:table-cell>
          <table:table-cell table:formula="of:=GETELOK([.$B33])*(1-(1/(1+10^(([.$R$3]-[.$B33])/400))))" office:value-type="float" office:value="0.00316127797629684">
            <text:p>0</text:p>
          </table:table-cell>
          <table:table-cell table:formula="of:=GETELOK([.$B33])*(1-(1/(1+10^(([.$S$3]-[.$B33])/400))))" office:value-type="float" office:value="0.00562025275152256">
            <text:p>0</text:p>
          </table:table-cell>
          <table:table-cell table:formula="of:=GETELOK([.$B33])*(1-(1/(1+10^(([.$T$3]-[.$B33])/400))))" office:value-type="float" office:value="0.00999000999000854">
            <text:p>0</text:p>
          </table:table-cell>
          <table:table-cell table:formula="of:=GETELOK([.$B33])*(1-(1/(1+10^(([.$U$3]-[.$B33])/400))))" office:value-type="float" office:value="0.0177512274580982">
            <text:p>0</text:p>
          </table:table-cell>
          <table:table-cell table:formula="of:=GETELOK([.$B33])*(1-(1/(1+10^(([.$V$3]-[.$B33])/400))))" office:value-type="float" office:value="0.0315230918326015">
            <text:p>0</text:p>
          </table:table-cell>
          <table:table-cell table:formula="of:=GETELOK([.$B33])*(1-(1/(1+10^(([.$W$3]-[.$B33])/400))))" office:value-type="float" office:value="0.0559196730883482">
            <text:p>0</text:p>
          </table:table-cell>
          <table:table-cell table:formula="of:=GETELOK([.$B33])*(1-(1/(1+10^(([.$X$3]-[.$B33])/400))))" office:value-type="float" office:value="0.0990099009900991">
            <text:p>0</text:p>
          </table:table-cell>
          <table:table-cell table:formula="of:=GETELOK([.$B33])*(1-(1/(1+10^(([.$Y$3]-[.$B33])/400))))" office:value-type="float" office:value="0.174720914948334">
            <text:p>0</text:p>
          </table:table-cell>
          <table:table-cell table:formula="of:=GETELOK([.$B33])*(1-(1/(1+10^(([.$Z$3]-[.$B33])/400))))" office:value-type="float" office:value="0.306534300317156">
            <text:p>0</text:p>
          </table:table-cell>
          <table:table-cell table:formula="of:=GETELOK([.$B33])*(1-(1/(1+10^(([.$AA$3]-[.$B33])/400))))" office:value-type="float" office:value="0.532402152020225">
            <text:p>1</text:p>
          </table:table-cell>
          <table:table-cell table:formula="of:=GETELOK([.$B33])*(1-(1/(1+10^(([.$AB$3]-[.$B33])/400))))" office:value-type="float" office:value="0.909090909090909">
            <text:p>1</text:p>
          </table:table-cell>
          <table:table-cell table:formula="of:=GETELOK([.$B33])*(1-(1/(1+10^(([.$AC$3]-[.$B33])/400))))" office:value-type="float" office:value="1.50979557211323">
            <text:p>2</text:p>
          </table:table-cell>
          <table:table-cell table:formula="of:=GETELOK([.$B33])*(1-(1/(1+10^(([.$AD$3]-[.$B33])/400))))" office:value-type="float" office:value="2.40253073352042">
            <text:p>2</text:p>
          </table:table-cell>
          <table:table-cell table:formula="of:=GETELOK([.$B33])*(1-(1/(1+10^(([.$AE$3]-[.$B33])/400))))" office:value-type="float" office:value="3.59935000197115">
            <text:p>4</text:p>
          </table:table-cell>
          <table:table-cell table:formula="of:=GETELOK([.$B33])*(1-(1/(1+10^(([.$AF$3]-[.$B33])/400))))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2"/>
          <table:table-cell table:style-name="Default" table:number-columns-repeated="29"/>
        </table:table-row>
        <table:table-row table:style-name="ro1">
          <table:table-cell table:number-columns-repeated="2"/>
          <table:table-cell table:style-name="ce2"/>
          <table:table-cell table:style-name="Default" table:number-columns-repeated="2"/>
          <table:table-cell table:style-name="Default" table:formula="of:=GETELOK(3000)" office:value-type="float" office:value="10">
            <text:p>10</text:p>
          </table:table-cell>
          <table:table-cell table:style-name="Default" table:number-columns-repeated="26"/>
        </table:table-row>
        <table:table-row table:style-name="ro1" table:number-rows-repeated="8">
          <table:table-cell table:number-columns-repeated="2"/>
          <table:table-cell table:style-name="ce2"/>
          <table:table-cell table:style-name="Default" table:number-columns-repeated="29"/>
        </table:table-row>
        <table:table-row table:style-name="ro1">
          <table:table-cell table:number-columns-repeated="2"/>
          <table:table-cell table:style-name="ce2"/>
          <table:table-cell table:style-name="Default" table:number-columns-repeated="29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column table:style-name="co5" table:default-cell-style-name="ce2"/>
        <table:table-row table:style-name="ro1">
          <table:table-cell/>
          <table:table-cell table:style-name="ce2"/>
          <table:table-cell/>
        </table:table-row>
        <table:table-row table:style-name="ro1" table:number-rows-repeated="999">
          <table:table-cell table:style-name="ce2" table:number-columns-repeated="2"/>
          <table:table-cell/>
        </table:table-row>
        <table:table-row table:style-name="ro1" table:number-rows-repeated="10475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1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2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11.09.2021</text:date>, <text:time>13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 </meta:initial-creator>
    <meta:creation-date>2021-09-11T00:47:14.14</meta:creation-date>
    <dc:date>2021-09-11T13:43:14.97</dc:date>
    <dc:creator>1 </dc:creator>
    <meta:editing-duration>PT12H40M47S</meta:editing-duration>
    <meta:editing-cycles>6</meta:editing-cycles>
    <meta:generator>OpenOffice/4.1.10$Win32 OpenOffice.org_project/4110m2$Build-9807</meta:generator>
    <meta:document-statistic meta:table-count="3" meta:cell-count="1022" meta:object-count="0"/>
  </office:meta>
</office:document-meta>
</file>